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1A0000001B61240385.gif"/>
  <manifest:file-entry manifest:media-type="image/gif" manifest:full-path="Pictures/100000000000001A0000001AF98BD1D0.gif"/>
  <manifest:file-entry manifest:media-type="image/tiff" manifest:full-path="Pictures/1000000000000024000000520CF1FD9D.tif"/>
  <manifest:file-entry manifest:media-type="image/png" manifest:full-path="Pictures/10000000000003EC0000006D79638AAA.png"/>
  <manifest:file-entry manifest:media-type="image/png" manifest:full-path="Pictures/100000000000001A0000001BDF1D7443.png"/>
  <manifest:file-entry manifest:media-type="image/png" manifest:full-path="Pictures/1000000000000020000000147C5FBC95.png"/>
  <manifest:file-entry manifest:media-type="image/png" manifest:full-path="Pictures/100000000000049D000003CBF0CEBE3F.png"/>
  <manifest:file-entry manifest:media-type="image/tiff" manifest:full-path="Pictures/10000000000000E00000004FEFDE9471.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StarSymbol" svg:font-family="StarSymbol" style:font-charset="x-symbol"/>
    <style:font-face style:name="Myriad Pro Bold2" svg:font-family="'Myriad Pro Bold'"/>
    <style:font-face style:name="Myriad Pro Bold1" svg:font-family="'Myriad Pro Bold'" style:font-adornments="Normal"/>
    <style:font-face style:name="Myriad Pro Regular" svg:font-family="'Myriad Pro Regular'" style:font-adornments="Normal"/>
    <style:font-face style:name="Bitstream Vera Sans Mono1" svg:font-family="'Bitstream Vera Sans Mono'" style:font-adornments="Normal" style:font-pitch="fixed"/>
    <style:font-face style:name="Courier" svg:font-family="Courier"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Bitstream Vera Sans Mono" svg:font-family="'Bitstream Vera Sans Mono'" style:font-adornments="Normal" style:font-family-generic="swiss" style:font-pitch="fixed"/>
    <style:font-face style:name="Arial Unicode MS" svg:font-family="'Arial Unicode MS'" style:font-pitch="variable"/>
    <style:font-face style:name="Bitstream Vera Sans2" svg:font-family="'Bitstream Vera Sans'" style:font-adornments="Gras" style:font-pitch="variable"/>
    <style:font-face style:name="Bitstream Vera Sans1" svg:font-family="'Bitstream Vera Sans'" style:font-adornments="Italique" style:font-pitch="variable"/>
    <style:font-face style:name="Bitstream Vera Sans" svg:font-family="'Bitstream Vera Sans'" style:font-adornments="Normal" style:font-pitch="variable"/>
    <style:font-face style:name="Bitstream Vera Serif1" svg:font-family="'Bitstream Vera Serif'" style:font-adornments="Gras" style:font-pitch="variable"/>
    <style:font-face style:name="Bitstream Vera Serif2" svg:font-family="'Bitstream Vera Serif'" style:font-adornments="Italique" style:font-pitch="variable"/>
    <style:font-face style:name="Bitstream Vera Serif" svg:font-family="'Bitstream Vera Serif'" style:font-adornments="Normal" style:font-pitch="variable"/>
    <style:font-face style:name="HG Mincho Light J" svg:font-family="'HG Mincho Light J'" style:font-pitch="variable"/>
    <style:font-face style:name="Myriad Pro Bold3" svg:font-family="'Myriad Pro Bold'" style:font-pitch="variable"/>
    <style:font-face style:name="Myriad Pro Bold" svg:font-family="'Myriad Pro Bold'" style:font-adornments="Gras" style:font-pitch="variable"/>
    <style:font-face style:name="Myriad Pro Regular2" svg:font-family="'Myriad Pro Regular'" style:font-adornments="Bold" style:font-pitch="variable"/>
    <style:font-face style:name="Myriad Pro Regular1" svg:font-family="'Myriad Pro Regular'" style:font-adornments="Normal" style:font-pitch="variable"/>
    <style:font-face style:name="Myriad Pro Regular3" svg:font-family="'Myriad Pro Regular'"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Bitstream Vera Sans Oblique" svg:font-family="'Bitstream Vera Sans Oblique'" style:font-adornments="Normal" style:font-family-generic="swiss"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Myriad Pro" svg:font-family="'Myriad Pro'" style:font-adornments="Normal" style:font-family-generic="swiss" style:font-pitch="variable"/>
    <style:font-face style:name="Myriad Pro Light" svg:font-family="'Myriad Pro Light'" style:font-adornments="Normal" style:font-family-generic="swiss" style:font-pitch="variable"/>
    <style:font-face style:name="Myriad Pro Semibold" svg:font-family="'Myriad Pro Semibold'" style:font-adornments="Normal"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office:font-face-decls>
  <office:automatic-styles>
    <style:style style:name="Tableau2" style:family="table">
      <style:table-properties style:width="16.907cm" fo:margin-left="-0.002cm" fo:margin-right="0.005cm" table:align="margins"/>
    </style:style>
    <style:style style:name="Tableau2.A" style:family="table-column">
      <style:table-column-properties style:column-width="4.165cm" style:rel-column-width="16144*"/>
    </style:style>
    <style:style style:name="Tableau2.B" style:family="table-column">
      <style:table-column-properties style:column-width="12.742cm" style:rel-column-width="49391*"/>
    </style:style>
    <style:style style:name="Tableau2.1" style:family="table-row">
      <style:table-row-properties fo:background-color="transparent">
        <style:background-image/>
      </style:table-row-properties>
    </style:style>
    <style:style style:name="Tableau2.A1" style:family="table-cell">
      <style:table-cell-properties fo:padding="0.18cm" fo:border-left="0.002cm solid #787878" fo:border-right="none" fo:border-top="0.002cm solid #787878" fo:border-bottom="0.002cm solid #787878"/>
    </style:style>
    <style:style style:name="Tableau2.B1" style:family="table-cell">
      <style:table-cell-properties style:vertical-align="top" fo:padding="0.18cm" fo:border="0.002cm solid #787878"/>
    </style:style>
    <style:style style:name="Tableau2.A2" style:family="table-cell">
      <style:table-cell-properties fo:padding="0.18cm" fo:border-left="0.002cm solid #787878" fo:border-right="none" fo:border-top="none" fo:border-bottom="0.002cm solid #787878"/>
    </style:style>
    <style:style style:name="Tableau2.B2" style:family="table-cell">
      <style:table-cell-properties fo:padding="0.18cm" fo:border-left="0.002cm solid #787878" fo:border-right="0.002cm solid #787878" fo:border-top="none" fo:border-bottom="0.002cm solid #787878"/>
    </style:style>
    <style:style style:name="Tableau2.4" style:family="table-row">
      <style:table-row-properties style:min-row-height="0.011cm"/>
    </style:style>
    <style:style style:name="Tableau2.B4" style:family="table-cell" style:data-style-name="N0">
      <style:table-cell-properties fo:padding="0.18cm" fo:border-left="0.002cm solid #787878" fo:border-right="0.002cm solid #787878" fo:border-top="none" fo:border-bottom="0.002cm solid #787878"/>
    </style:style>
    <style:style style:name="Tableau2" style:family="table">
      <style:table-properties style:width="16.907cm" fo:margin-left="-0.002cm" fo:margin-right="0.005cm" table:align="margins"/>
    </style:style>
    <style:style style:name="Tableau2.A" style:family="table-column">
      <style:table-column-properties style:column-width="4.165cm" style:rel-column-width="16144*"/>
    </style:style>
    <style:style style:name="Tableau2.B" style:family="table-column">
      <style:table-column-properties style:column-width="12.742cm" style:rel-column-width="49391*"/>
    </style:style>
    <style:style style:name="Tableau2.1" style:family="table-row">
      <style:table-row-properties fo:background-color="transparent">
        <style:background-image/>
      </style:table-row-properties>
    </style:style>
    <style:style style:name="Tableau2.A1" style:family="table-cell">
      <style:table-cell-properties fo:padding="0.18cm" fo:border-left="0.002cm solid #787878" fo:border-right="none" fo:border-top="0.002cm solid #787878" fo:border-bottom="0.002cm solid #787878"/>
    </style:style>
    <style:style style:name="Tableau2.B1" style:family="table-cell">
      <style:table-cell-properties style:vertical-align="top" fo:padding="0.18cm" fo:border="0.002cm solid #787878"/>
    </style:style>
    <style:style style:name="Tableau2.A2" style:family="table-cell">
      <style:table-cell-properties fo:padding="0.18cm" fo:border-left="0.002cm solid #787878" fo:border-right="none" fo:border-top="none" fo:border-bottom="0.002cm solid #787878"/>
    </style:style>
    <style:style style:name="Tableau2.B2" style:family="table-cell">
      <style:table-cell-properties fo:padding="0.18cm" fo:border-left="0.002cm solid #787878" fo:border-right="0.002cm solid #787878" fo:border-top="none" fo:border-bottom="0.002cm solid #787878"/>
    </style:style>
    <style:style style:name="Tableau2.4" style:family="table-row">
      <style:table-row-properties style:min-row-height="0.011cm"/>
    </style:style>
    <style:style style:name="Tableau2.B4" style:family="table-cell" style:data-style-name="N0">
      <style:table-cell-properties fo:padding="0.18cm" fo:border-left="0.002cm solid #787878" fo:border-right="0.002cm solid #787878" fo:border-top="none" fo:border-bottom="0.002cm solid #787878"/>
    </style:style>
    <style:style style:name="versions" style:family="table" style:master-page-name="">
      <style:table-properties style:width="14.501cm" style:page-number="0" table:align="right"/>
    </style:style>
    <style:style style:name="versions.A" style:family="table-column">
      <style:table-column-properties style:column-width="2.443cm"/>
    </style:style>
    <style:style style:name="versions.B" style:family="table-column">
      <style:table-column-properties style:column-width="2.245cm"/>
    </style:style>
    <style:style style:name="versions.C" style:family="table-column">
      <style:table-column-properties style:column-width="4.092cm"/>
    </style:style>
    <style:style style:name="versions.D" style:family="table-column">
      <style:table-column-properties style:column-width="5.72cm"/>
    </style:style>
    <style:style style:name="versions.1" style:family="table-row">
      <style:table-row-properties fo:background-color="#272727">
        <style:background-image/>
      </style:table-row-properties>
    </style:style>
    <style:style style:name="versions.A1" style:family="table-cell">
      <style:table-cell-properties fo:background-color="transparent" fo:padding="0.18cm" fo:border-left="0.002cm solid #787878" fo:border-right="none" fo:border-top="0.002cm solid #787878" fo:border-bottom="0.002cm solid #787878">
        <style:background-image/>
      </style:table-cell-properties>
    </style:style>
    <style:style style:name="versions.D1" style:family="table-cell">
      <style:table-cell-properties fo:background-color="transparent" fo:padding="0.18cm" fo:border="0.002cm solid #787878">
        <style:background-image/>
      </style:table-cell-properties>
    </style:style>
    <style:style style:name="versions.A2" style:family="table-cell" style:data-style-name="N100">
      <style:table-cell-properties style:vertical-align="top" fo:background-color="transparent" fo:padding="0.18cm" fo:border-left="0.002cm solid #787878" fo:border-right="none" fo:border-top="none" fo:border-bottom="0.002cm solid #787878">
        <style:background-image/>
      </style:table-cell-properties>
    </style:style>
    <style:style style:name="versions.B2" style:family="table-cell">
      <style:table-cell-properties style:vertical-align="top" fo:background-color="transparent" fo:padding="0.18cm" fo:border-left="0.002cm solid #787878" fo:border-right="none" fo:border-top="none" fo:border-bottom="0.002cm solid #787878">
        <style:background-image/>
      </style:table-cell-properties>
    </style:style>
    <style:style style:name="versions.C2" style:family="table-cell">
      <style:table-cell-properties fo:background-color="transparent" fo:padding="0.18cm" fo:border-left="0.002cm solid #787878" fo:border-right="none" fo:border-top="none" fo:border-bottom="0.002cm solid #787878">
        <style:background-image/>
      </style:table-cell-properties>
    </style:style>
    <style:style style:name="versions.D2" style:family="table-cell">
      <style:table-cell-properties fo:background-color="transparent" fo:padding="0.18cm" fo:border-left="0.002cm solid #787878" fo:border-right="0.002cm solid #787878" fo:border-top="none" fo:border-bottom="0.002cm solid #787878">
        <style:background-image/>
      </style:table-cell-properties>
    </style:style>
    <style:style style:name="Table7" style:family="table">
      <style:table-properties style:width="2.563cm" fo:margin-left="0cm" fo:margin-right="12.437cm" fo:margin-top="0cm" fo:margin-bottom="0.3cm" table:align="margins" style:may-break-between-rows="false"/>
    </style:style>
    <style:style style:name="Table7.A" style:family="table-column">
      <style:table-column-properties style:column-width="1.002cm" style:rel-column-width="568*"/>
    </style:style>
    <style:style style:name="Table7.B" style:family="table-column">
      <style:table-column-properties style:column-width="1.561cm" style:rel-column-width="885*"/>
    </style:style>
    <style:style style:name="Table7.1" style:family="table-row">
      <style:table-row-properties fo:background-color="#0080ff">
        <style:background-image/>
      </style:table-row-properties>
    </style:style>
    <style:style style:name="Table7.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7.B1" style:family="table-cell">
      <style:table-cell-properties fo:background-color="transparent" fo:padding="0.18cm" fo:border="0.002cm solid #333333">
        <style:background-image/>
      </style:table-cell-properties>
    </style:style>
    <style:style style:name="Table7.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7.B2" style:family="table-cell">
      <style:table-cell-properties fo:background-color="transparent" fo:padding="0.097cm" fo:border-left="0.002cm solid #333333" fo:border-right="0.002cm solid #333333" fo:border-top="none" fo:border-bottom="0.002cm solid #333333">
        <style:background-image/>
      </style:table-cell-properties>
    </style:style>
    <style:style style:name="Table3" style:family="table">
      <style:table-properties style:width="8.056cm" fo:margin-left="0cm" fo:margin-right="6.944cm" fo:margin-top="0cm" fo:margin-bottom="0.3cm" table:align="margins" style:may-break-between-rows="false"/>
    </style:style>
    <style:style style:name="Table3.A" style:family="table-column">
      <style:table-column-properties style:column-width="1.21cm" style:rel-column-width="686*"/>
    </style:style>
    <style:style style:name="Table3.B" style:family="table-column">
      <style:table-column-properties style:column-width="2.272cm" style:rel-column-width="1288*"/>
    </style:style>
    <style:style style:name="Table3.C" style:family="table-column">
      <style:table-column-properties style:column-width="1.214cm" style:rel-column-width="688*"/>
    </style:style>
    <style:style style:name="Table3.D" style:family="table-column">
      <style:table-column-properties style:column-width="2.145cm" style:rel-column-width="1216*"/>
    </style:style>
    <style:style style:name="Table3.E" style:family="table-column">
      <style:table-column-properties style:column-width="1.215cm" style:rel-column-width="689*"/>
    </style:style>
    <style:style style:name="Table3.1" style:family="table-row">
      <style:table-row-properties fo:background-color="#0080ff">
        <style:background-image/>
      </style:table-row-properties>
    </style:style>
    <style:style style:name="Table3.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3.E1" style:family="table-cell">
      <style:table-cell-properties fo:background-color="transparent" fo:padding="0.18cm" fo:border="0.002cm solid #333333">
        <style:background-image/>
      </style:table-cell-properties>
    </style:style>
    <style:style style:name="Table3.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3.B2" style:family="table-cell">
      <style:table-cell-properties style:vertical-align="bottom" fo:background-color="transparent" fo:padding="0.097cm" fo:border-left="0.002cm solid #333333" fo:border-right="none" fo:border-top="none" fo:border-bottom="0.002cm solid #333333">
        <style:background-image/>
      </style:table-cell-properties>
    </style:style>
    <style:style style:name="Table3.C2" style:family="table-cell">
      <style:table-cell-properties fo:background-color="transparent" fo:padding="0.097cm" fo:border-left="0.002cm solid #333333" fo:border-right="none" fo:border-top="none" fo:border-bottom="0.002cm solid #333333">
        <style:background-image/>
      </style:table-cell-properties>
    </style:style>
    <style:style style:name="Table3.E2" style:family="table-cell">
      <style:table-cell-properties fo:background-color="transparent" fo:padding="0.097cm" fo:border-left="0.002cm solid #333333" fo:border-right="0.002cm solid #333333" fo:border-top="none" fo:border-bottom="0.002cm solid #333333">
        <style:background-image/>
      </style:table-cell-properties>
    </style:style>
    <style:style style:name="Table29" style:family="table">
      <style:table-properties style:width="9.241cm" fo:margin-left="0cm" fo:margin-right="5.759cm" fo:margin-top="0cm" fo:margin-bottom="0.3cm" table:align="margins" style:may-break-between-rows="false"/>
    </style:style>
    <style:style style:name="Table29.A" style:family="table-column">
      <style:table-column-properties style:column-width="1.21cm" style:rel-column-width="686*"/>
    </style:style>
    <style:style style:name="Table29.B" style:family="table-column">
      <style:table-column-properties style:column-width="1.214cm" style:rel-column-width="688*"/>
    </style:style>
    <style:style style:name="Table29.C" style:family="table-column">
      <style:table-column-properties style:column-width="2.695cm" style:rel-column-width="1528*"/>
    </style:style>
    <style:style style:name="Table29.D" style:family="table-column">
      <style:table-column-properties style:column-width="2.907cm" style:rel-column-width="1648*"/>
    </style:style>
    <style:style style:name="Table29.E" style:family="table-column">
      <style:table-column-properties style:column-width="1.215cm" style:rel-column-width="689*"/>
    </style:style>
    <style:style style:name="Table29.1" style:family="table-row">
      <style:table-row-properties fo:background-color="#0080ff">
        <style:background-image/>
      </style:table-row-properties>
    </style:style>
    <style:style style:name="Table29.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29.E1" style:family="table-cell">
      <style:table-cell-properties fo:background-color="transparent" fo:padding="0.18cm" fo:border="0.002cm solid #333333">
        <style:background-image/>
      </style:table-cell-properties>
    </style:style>
    <style:style style:name="Table29.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29.C2" style:family="table-cell" style:data-style-name="N99">
      <style:table-cell-properties style:vertical-align="bottom" fo:background-color="transparent" fo:padding="0.097cm" fo:border-left="0.002cm solid #333333" fo:border-right="none" fo:border-top="none" fo:border-bottom="0.002cm solid #333333">
        <style:background-image/>
      </style:table-cell-properties>
    </style:style>
    <style:style style:name="Table29.D2" style:family="table-cell">
      <style:table-cell-properties fo:background-color="transparent" fo:padding="0.097cm" fo:border-left="0.002cm solid #333333" fo:border-right="none" fo:border-top="none" fo:border-bottom="0.002cm solid #333333">
        <style:background-image/>
      </style:table-cell-properties>
    </style:style>
    <style:style style:name="Table29.E2" style:family="table-cell">
      <style:table-cell-properties fo:background-color="transparent" fo:padding="0.097cm" fo:border-left="0.002cm solid #333333" fo:border-right="0.002cm solid #333333" fo:border-top="none" fo:border-bottom="0.002cm solid #333333">
        <style:background-image/>
      </style:table-cell-properties>
    </style:style>
    <style:style style:name="Table1" style:family="table">
      <style:table-properties style:width="10.112cm" fo:margin-left="0cm" fo:margin-right="4.888cm" fo:margin-top="0cm" fo:margin-bottom="0.3cm" table:align="margins"/>
    </style:style>
    <style:style style:name="Table1.A" style:family="table-column">
      <style:table-column-properties style:column-width="1.21cm" style:rel-column-width="686*"/>
    </style:style>
    <style:style style:name="Table1.B" style:family="table-column">
      <style:table-column-properties style:column-width="1.637cm" style:rel-column-width="928*"/>
    </style:style>
    <style:style style:name="Table1.C" style:family="table-column">
      <style:table-column-properties style:column-width="2.907cm" style:rel-column-width="1648*"/>
    </style:style>
    <style:style style:name="Table1.D" style:family="table-column">
      <style:table-column-properties style:column-width="4.359cm" style:rel-column-width="2471*"/>
    </style:style>
    <style:style style:name="Table1.1" style:family="table-row">
      <style:table-row-properties fo:background-color="#0080ff">
        <style:background-image/>
      </style:table-row-properties>
    </style:style>
    <style:style style:name="Table1.A1" style:family="table-cell">
      <style:table-cell-properties style:vertical-align="bottom" fo:background-color="transparent" fo:padding="0.18cm" fo:border-left="0.002cm solid #333333" fo:border-right="none" fo:border-top="0.002cm solid #333333" fo:border-bottom="0.002cm solid #333333">
        <style:background-image/>
      </style:table-cell-properties>
    </style:style>
    <style:style style:name="Table1.D1" style:family="table-cell">
      <style:table-cell-properties style:vertical-align="bottom" fo:background-color="transparent" fo:padding="0.18cm" fo:border="0.002cm solid #333333">
        <style:background-image/>
      </style:table-cell-properties>
    </style:style>
    <style:style style:name="Table1.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1.B2" style:family="table-cell">
      <style:table-cell-properties fo:background-color="transparent" fo:padding="0.097cm" fo:border-left="0.002cm solid #333333" fo:border-right="none" fo:border-top="none" fo:border-bottom="0.002cm solid #333333">
        <style:background-image/>
      </style:table-cell-properties>
    </style:style>
    <style:style style:name="Table1.D2" style:family="table-cell">
      <style:table-cell-properties fo:background-color="transparent" fo:padding="0.097cm" fo:border-left="0.002cm solid #333333" fo:border-right="0.002cm solid #333333" fo:border-top="none" fo:border-bottom="0.002cm solid #333333">
        <style:background-image/>
      </style:table-cell-properties>
    </style:style>
    <style:style style:name="Table2" style:family="table">
      <style:table-properties style:width="4.062cm" fo:margin-left="0cm" fo:margin-right="10.938cm" fo:margin-top="0cm" fo:margin-bottom="0.3cm" table:align="margins" style:may-break-between-rows="false"/>
    </style:style>
    <style:style style:name="Table2.A" style:family="table-column">
      <style:table-column-properties style:column-width="1.21cm" style:rel-column-width="686*"/>
    </style:style>
    <style:style style:name="Table2.B" style:family="table-column">
      <style:table-column-properties style:column-width="1.214cm" style:rel-column-width="688*"/>
    </style:style>
    <style:style style:name="Table2.C" style:family="table-column">
      <style:table-column-properties style:column-width="1.639cm" style:rel-column-width="929*"/>
    </style:style>
    <style:style style:name="Table2.1" style:family="table-row">
      <style:table-row-properties fo:background-color="#0080ff">
        <style:background-image/>
      </style:table-row-properties>
    </style:style>
    <style:style style:name="Table2.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2.C1" style:family="table-cell">
      <style:table-cell-properties fo:background-color="transparent" fo:padding="0.18cm" fo:border="0.002cm solid #333333">
        <style:background-image/>
      </style:table-cell-properties>
    </style:style>
    <style:style style:name="Table2.A2" style:family="table-cell" style:data-style-name="N0">
      <style:table-cell-properties style:vertical-align="top" fo:background-color="transparent" fo:padding="0.097cm" fo:border-left="0.002cm solid #333333" fo:border-right="none" fo:border-top="none" fo:border-bottom="0.002cm solid #333333">
        <style:background-image/>
      </style:table-cell-properties>
    </style:style>
    <style:style style:name="Table2.B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2.C2" style:family="table-cell">
      <style:table-cell-properties fo:background-color="transparent" fo:padding="0.097cm" fo:border-left="0.002cm solid #333333" fo:border-right="0.002cm solid #333333" fo:border-top="none" fo:border-bottom="0.002cm solid #333333">
        <style:background-image/>
      </style:table-cell-properties>
    </style:style>
    <style:style style:name="Table9" style:family="table">
      <style:table-properties style:width="12.811cm" fo:margin-left="0cm" fo:margin-right="2.189cm" fo:margin-top="0cm" fo:margin-bottom="0.3cm" table:align="margins"/>
    </style:style>
    <style:style style:name="Table9.A" style:family="table-column">
      <style:table-column-properties style:column-width="1.21cm" style:rel-column-width="686*"/>
    </style:style>
    <style:style style:name="Table9.B" style:family="table-column">
      <style:table-column-properties style:column-width="2.917cm" style:rel-column-width="1654*"/>
    </style:style>
    <style:style style:name="Table9.C" style:family="table-column">
      <style:table-column-properties style:column-width="2.272cm" style:rel-column-width="1288*"/>
    </style:style>
    <style:style style:name="Table9.D" style:family="table-column">
      <style:table-column-properties style:column-width="2.713cm" style:rel-column-width="1538*"/>
    </style:style>
    <style:style style:name="Table9.E" style:family="table-column">
      <style:table-column-properties style:column-width="1.849cm" style:rel-column-width="1048*"/>
    </style:style>
    <style:style style:name="Table9.F" style:family="table-column">
      <style:table-column-properties style:column-width="1.85cm" style:rel-column-width="1049*"/>
    </style:style>
    <style:style style:name="Table9.1" style:family="table-row">
      <style:table-row-properties fo:background-color="#0080ff">
        <style:background-image/>
      </style:table-row-properties>
    </style:style>
    <style:style style:name="Table9.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9.F1" style:family="table-cell">
      <style:table-cell-properties fo:background-color="transparent" fo:padding="0.18cm" fo:border="0.002cm solid #333333">
        <style:background-image/>
      </style:table-cell-properties>
    </style:style>
    <style:style style:name="Table9.A2" style:family="table-cell" style:data-style-name="N0">
      <style:table-cell-properties style:vertical-align="top" fo:background-color="transparent" fo:padding="0.097cm" fo:border-left="0.002cm solid #333333" fo:border-right="none" fo:border-top="none" fo:border-bottom="0.002cm solid #333333">
        <style:background-image/>
      </style:table-cell-properties>
    </style:style>
    <style:style style:name="Table9.B2" style:family="table-cell">
      <style:table-cell-properties fo:background-color="transparent" fo:padding="0.097cm" fo:border-left="0.002cm solid #333333" fo:border-right="none" fo:border-top="none" fo:border-bottom="0.002cm solid #333333">
        <style:background-image/>
      </style:table-cell-properties>
    </style:style>
    <style:style style:name="Table9.E2" style:family="table-cell" style:data-style-name="N0">
      <style:table-cell-properties fo:background-color="transparent" fo:padding="0.097cm" fo:border-left="0.002cm solid #333333" fo:border-right="none" fo:border-top="none" fo:border-bottom="0.002cm solid #333333">
        <style:background-image/>
      </style:table-cell-properties>
    </style:style>
    <style:style style:name="Table9.F2" style:family="table-cell">
      <style:table-cell-properties fo:background-color="transparent" fo:padding="0.097cm" fo:border-left="0.002cm solid #333333" fo:border-right="0.002cm solid #333333" fo:border-top="none" fo:border-bottom="0.002cm solid #333333">
        <style:background-image/>
      </style:table-cell-properties>
    </style:style>
    <style:style style:name="Table27" style:family="table">
      <style:table-properties style:width="3.713cm" fo:margin-left="0cm" fo:margin-right="11.287cm" fo:margin-top="0cm" fo:margin-bottom="0.3cm" table:align="margins"/>
    </style:style>
    <style:style style:name="Table27.A" style:family="table-column">
      <style:table-column-properties style:column-width="1.21cm" style:rel-column-width="686*"/>
    </style:style>
    <style:style style:name="Table27.B" style:family="table-column">
      <style:table-column-properties style:column-width="2.503cm" style:rel-column-width="1419*"/>
    </style:style>
    <style:style style:name="Table27.1" style:family="table-row">
      <style:table-row-properties fo:background-color="#0080ff">
        <style:background-image/>
      </style:table-row-properties>
    </style:style>
    <style:style style:name="Table27.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27.B1" style:family="table-cell">
      <style:table-cell-properties fo:background-color="transparent" fo:padding="0.18cm" fo:border="0.002cm solid #333333">
        <style:background-image/>
      </style:table-cell-properties>
    </style:style>
    <style:style style:name="Table27.A2" style:family="table-cell" style:data-style-name="N0">
      <style:table-cell-properties style:vertical-align="top" fo:background-color="transparent" fo:padding="0.097cm" fo:border-left="0.002cm solid #333333" fo:border-right="none" fo:border-top="none" fo:border-bottom="0.002cm solid #333333">
        <style:background-image/>
      </style:table-cell-properties>
    </style:style>
    <style:style style:name="Table27.B2" style:family="table-cell">
      <style:table-cell-properties fo:background-color="transparent" fo:padding="0.097cm" fo:border-left="0.002cm solid #333333" fo:border-right="0.002cm solid #333333" fo:border-top="none" fo:border-bottom="0.002cm solid #333333">
        <style:background-image/>
      </style:table-cell-properties>
    </style:style>
    <style:style style:name="Table27.A3"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25" style:family="table">
      <style:table-properties style:width="9.784cm" fo:margin-left="0cm" fo:margin-right="5.216cm" fo:margin-top="0cm" fo:margin-bottom="0.3cm" table:align="margins" style:may-break-between-rows="false"/>
    </style:style>
    <style:style style:name="Table25.A" style:family="table-column">
      <style:table-column-properties style:column-width="1.21cm" style:rel-column-width="686*"/>
    </style:style>
    <style:style style:name="Table25.B" style:family="table-column">
      <style:table-column-properties style:column-width="3.754cm" style:rel-column-width="2128*"/>
    </style:style>
    <style:style style:name="Table25.C" style:family="table-column">
      <style:table-column-properties style:column-width="3.362cm" style:rel-column-width="1906*"/>
    </style:style>
    <style:style style:name="Table25.D" style:family="table-column">
      <style:table-column-properties style:column-width="1.459cm" style:rel-column-width="827*"/>
    </style:style>
    <style:style style:name="Table25.1" style:family="table-row">
      <style:table-row-properties fo:background-color="#0080ff">
        <style:background-image/>
      </style:table-row-properties>
    </style:style>
    <style:style style:name="Table25.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25.D1" style:family="table-cell">
      <style:table-cell-properties fo:background-color="transparent" fo:padding="0.18cm" fo:border="0.002cm solid #333333">
        <style:background-image/>
      </style:table-cell-properties>
    </style:style>
    <style:style style:name="Table25.A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25.D2" style:family="table-cell" style:data-style-name="N99">
      <style:table-cell-properties style:vertical-align="top" fo:background-color="transparent" fo:padding="0.097cm" fo:border-left="0.002cm solid #333333" fo:border-right="0.002cm solid #333333" fo:border-top="none" fo:border-bottom="0.002cm solid #333333">
        <style:background-image/>
      </style:table-cell-properties>
    </style:style>
    <style:style style:name="Table25.A3" style:family="table-cell">
      <style:table-cell-properties style:vertical-align="bottom" fo:background-color="transparent" fo:padding="0.097cm" fo:border-left="0.002cm solid #333333" fo:border-right="none" fo:border-top="none" fo:border-bottom="0.002cm solid #333333">
        <style:background-image/>
      </style:table-cell-properties>
    </style:style>
    <style:style style:name="Table25.A4"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26" style:family="table">
      <style:table-properties style:width="5.96cm" fo:margin-left="0cm" fo:margin-right="9.04cm" fo:margin-top="0cm" fo:margin-bottom="0.3cm" table:align="margins" style:may-break-between-rows="false"/>
    </style:style>
    <style:style style:name="Table26.A" style:family="table-column">
      <style:table-column-properties style:column-width="1.21cm" style:rel-column-width="686*"/>
    </style:style>
    <style:style style:name="Table26.B" style:family="table-column">
      <style:table-column-properties style:column-width="4.75cm" style:rel-column-width="2693*"/>
    </style:style>
    <style:style style:name="Table26.1" style:family="table-row">
      <style:table-row-properties fo:background-color="#0080ff">
        <style:background-image/>
      </style:table-row-properties>
    </style:style>
    <style:style style:name="Table26.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26.B1" style:family="table-cell">
      <style:table-cell-properties fo:background-color="transparent" fo:padding="0.18cm" fo:border="0.002cm solid #333333">
        <style:background-image/>
      </style:table-cell-properties>
    </style:style>
    <style:style style:name="Table26.A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26.B2" style:family="table-cell">
      <style:table-cell-properties style:vertical-align="bottom" fo:background-color="transparent" fo:padding="0.097cm" fo:border-left="0.002cm solid #333333" fo:border-right="0.002cm solid #333333" fo:border-top="none" fo:border-bottom="0.002cm solid #333333">
        <style:background-image/>
      </style:table-cell-properties>
    </style:style>
    <style:style style:name="Table26.A3" style:family="table-cell">
      <style:table-cell-properties style:vertical-align="bottom" fo:background-color="transparent" fo:padding="0.097cm" fo:border-left="0.002cm solid #333333" fo:border-right="none" fo:border-top="none" fo:border-bottom="0.002cm solid #333333">
        <style:background-image/>
      </style:table-cell-properties>
    </style:style>
    <style:style style:name="Table26.A4"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14" style:family="table">
      <style:table-properties style:width="14.9cm" fo:margin-left="0cm" fo:margin-right="0.101cm" fo:margin-top="0cm" fo:margin-bottom="0.3cm" table:align="margins" style:may-break-between-rows="false"/>
    </style:style>
    <style:style style:name="Table14.A" style:family="table-column">
      <style:table-column-properties style:column-width="1.21cm" style:rel-column-width="686*"/>
    </style:style>
    <style:style style:name="Table14.B" style:family="table-column">
      <style:table-column-properties style:column-width="1.214cm" style:rel-column-width="688*"/>
    </style:style>
    <style:style style:name="Table14.C" style:family="table-column">
      <style:table-column-properties style:column-width="3.33cm" style:rel-column-width="1888*"/>
    </style:style>
    <style:style style:name="Table14.D" style:family="table-column">
      <style:table-column-properties style:column-width="2.907cm" style:rel-column-width="1648*"/>
    </style:style>
    <style:style style:name="Table14.E" style:family="table-column">
      <style:table-column-properties style:column-width="3.119cm" style:rel-column-width="1768*"/>
    </style:style>
    <style:style style:name="Table14.F" style:family="table-column">
      <style:table-column-properties style:column-width="3.12cm" style:rel-column-width="1769*"/>
    </style:style>
    <style:style style:name="Table14.1" style:family="table-row">
      <style:table-row-properties fo:background-color="#0080ff">
        <style:background-image/>
      </style:table-row-properties>
    </style:style>
    <style:style style:name="Table14.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14.F1" style:family="table-cell">
      <style:table-cell-properties fo:background-color="transparent" fo:padding="0.18cm" fo:border="0.002cm solid #333333">
        <style:background-image/>
      </style:table-cell-properties>
    </style:style>
    <style:style style:name="Table14.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14.C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14.D2" style:family="table-cell" style:data-style-name="N99">
      <style:table-cell-properties style:vertical-align="bottom" fo:background-color="transparent" fo:padding="0.097cm" fo:border-left="0.002cm solid #333333" fo:border-right="none" fo:border-top="none" fo:border-bottom="0.002cm solid #333333">
        <style:background-image/>
      </style:table-cell-properties>
    </style:style>
    <style:style style:name="Table14.F2" style:family="table-cell" style:data-style-name="N0">
      <style:table-cell-properties style:vertical-align="bottom" fo:background-color="transparent" fo:padding="0.097cm" fo:border-left="0.002cm solid #333333" fo:border-right="0.002cm solid #333333" fo:border-top="none" fo:border-bottom="0.002cm solid #333333">
        <style:background-image/>
      </style:table-cell-properties>
    </style:style>
    <style:style style:name="Table14.C4" style:family="table-cell">
      <style:table-cell-properties style:vertical-align="bottom" fo:background-color="transparent" fo:padding="0.097cm" fo:border-left="0.002cm solid #333333" fo:border-right="none" fo:border-top="none" fo:border-bottom="0.002cm solid #333333">
        <style:background-image/>
      </style:table-cell-properties>
    </style:style>
    <style:style style:name="Table14.F4" style:family="table-cell">
      <style:table-cell-properties style:vertical-align="bottom" fo:background-color="transparent" fo:padding="0.097cm" fo:border-left="0.002cm solid #333333" fo:border-right="0.002cm solid #333333" fo:border-top="none" fo:border-bottom="0.002cm solid #333333">
        <style:background-image/>
      </style:table-cell-properties>
    </style:style>
    <style:style style:name="Table19" style:family="table">
      <style:table-properties style:width="13.443cm" fo:margin-left="0cm" fo:margin-right="1.558cm" fo:margin-top="0cm" fo:margin-bottom="0.3cm" table:align="margins" style:may-break-between-rows="false"/>
    </style:style>
    <style:style style:name="Table19.A" style:family="table-column">
      <style:table-column-properties style:column-width="1.21cm" style:rel-column-width="686*"/>
    </style:style>
    <style:style style:name="Table19.B" style:family="table-column">
      <style:table-column-properties style:column-width="3.33cm" style:rel-column-width="1888*"/>
    </style:style>
    <style:style style:name="Table19.C" style:family="table-column">
      <style:table-column-properties style:column-width="4.357cm" style:rel-column-width="2470*"/>
    </style:style>
    <style:style style:name="Table19.D" style:family="table-column">
      <style:table-column-properties style:column-width="1.637cm" style:rel-column-width="928*"/>
    </style:style>
    <style:style style:name="Table19.E" style:family="table-column">
      <style:table-column-properties style:column-width="2.909cm" style:rel-column-width="1649*"/>
    </style:style>
    <style:style style:name="Table19.1" style:family="table-row">
      <style:table-row-properties fo:background-color="#0080ff">
        <style:background-image/>
      </style:table-row-properties>
    </style:style>
    <style:style style:name="Table19.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19.E1" style:family="table-cell">
      <style:table-cell-properties fo:background-color="transparent" fo:padding="0.18cm" fo:border="0.002cm solid #333333">
        <style:background-image/>
      </style:table-cell-properties>
    </style:style>
    <style:style style:name="Table19.A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19.C2" style:family="table-cell">
      <style:table-cell-properties style:vertical-align="bottom" fo:background-color="transparent" fo:padding="0.097cm" fo:border-left="0.002cm solid #333333" fo:border-right="none" fo:border-top="none" fo:border-bottom="0.002cm solid #333333">
        <style:background-image/>
      </style:table-cell-properties>
    </style:style>
    <style:style style:name="Table19.E2" style:family="table-cell">
      <style:table-cell-properties style:vertical-align="bottom" fo:background-color="transparent" fo:padding="0.097cm" fo:border-left="0.002cm solid #333333" fo:border-right="0.002cm solid #333333" fo:border-top="none" fo:border-bottom="0.002cm solid #333333">
        <style:background-image/>
      </style:table-cell-properties>
    </style:style>
    <style:style style:name="Table12" style:family="table">
      <style:table-properties style:width="6.814cm" fo:margin-left="0cm" fo:margin-right="8.186cm" fo:margin-top="0cm" fo:margin-bottom="0.3cm" table:align="margins" style:may-break-between-rows="false"/>
    </style:style>
    <style:style style:name="Table12.A" style:family="table-column">
      <style:table-column-properties style:column-width="1.21cm" style:rel-column-width="686*"/>
    </style:style>
    <style:style style:name="Table12.B" style:family="table-column">
      <style:table-column-properties style:column-width="2.272cm" style:rel-column-width="1288*"/>
    </style:style>
    <style:style style:name="Table12.C" style:family="table-column">
      <style:table-column-properties style:column-width="3.332cm" style:rel-column-width="1889*"/>
    </style:style>
    <style:style style:name="Table12.1" style:family="table-row">
      <style:table-row-properties fo:background-color="#0080ff">
        <style:background-image/>
      </style:table-row-properties>
    </style:style>
    <style:style style:name="Table12.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12.C1" style:family="table-cell">
      <style:table-cell-properties fo:background-color="transparent" fo:padding="0.18cm" fo:border="0.002cm solid #333333">
        <style:background-image/>
      </style:table-cell-properties>
    </style:style>
    <style:style style:name="Table12.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12.B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12.C2" style:family="table-cell">
      <style:table-cell-properties style:vertical-align="top" fo:background-color="transparent" fo:padding="0.097cm" fo:border-left="0.002cm solid #333333" fo:border-right="0.002cm solid #333333" fo:border-top="none" fo:border-bottom="0.002cm solid #333333">
        <style:background-image/>
      </style:table-cell-properties>
    </style:style>
    <style:style style:name="Table10" style:family="table">
      <style:table-properties style:width="12.437cm" fo:margin-left="0cm" fo:margin-right="2.563cm" fo:margin-top="0cm" fo:margin-bottom="0.3cm" table:align="margins" style:may-break-between-rows="false"/>
    </style:style>
    <style:style style:name="Table10.A" style:family="table-column">
      <style:table-column-properties style:column-width="1.21cm" style:rel-column-width="686*"/>
    </style:style>
    <style:style style:name="Table10.B" style:family="table-column">
      <style:table-column-properties style:column-width="1.214cm" style:rel-column-width="688*"/>
    </style:style>
    <style:style style:name="Table10.C" style:family="table-column">
      <style:table-column-properties style:column-width="1.916cm" style:rel-column-width="1086*"/>
    </style:style>
    <style:style style:name="Table10.D" style:family="table-column">
      <style:table-column-properties style:column-width="1.637cm" style:rel-column-width="928*"/>
    </style:style>
    <style:style style:name="Table10.E" style:family="table-column">
      <style:table-column-properties style:column-width="2.928cm" style:rel-column-width="1660*"/>
    </style:style>
    <style:style style:name="Table10.F" style:family="table-column">
      <style:table-column-properties style:column-width="1.64cm" style:rel-column-width="930*"/>
    </style:style>
    <style:style style:name="Table10.G" style:family="table-column">
      <style:table-column-properties style:column-width="1.893cm" style:rel-column-width="1073*"/>
    </style:style>
    <style:style style:name="Table10.1" style:family="table-row">
      <style:table-row-properties fo:background-color="#0080ff">
        <style:background-image/>
      </style:table-row-properties>
    </style:style>
    <style:style style:name="Table10.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10.G1" style:family="table-cell">
      <style:table-cell-properties fo:background-color="transparent" fo:padding="0.18cm" fo:border="0.002cm solid #333333">
        <style:background-image/>
      </style:table-cell-properties>
    </style:style>
    <style:style style:name="Table10.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10.C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10.E2" style:family="table-cell">
      <style:table-cell-properties fo:background-color="transparent" fo:padding="0.097cm" fo:border-left="0.002cm solid #333333" fo:border-right="none" fo:border-top="none" fo:border-bottom="0.002cm solid #333333">
        <style:background-image/>
      </style:table-cell-properties>
    </style:style>
    <style:style style:name="Table10.G2" style:family="table-cell">
      <style:table-cell-properties fo:background-color="transparent" fo:padding="0.097cm" fo:border-left="0.002cm solid #333333" fo:border-right="0.002cm solid #333333" fo:border-top="none" fo:border-bottom="0.002cm solid #333333">
        <style:background-image/>
      </style:table-cell-properties>
    </style:style>
    <style:style style:name="Table6" style:family="table">
      <style:table-properties style:width="4.136cm" fo:margin-left="0cm" fo:margin-right="10.864cm" fo:margin-top="0cm" fo:margin-bottom="0.3cm" table:align="margins" fo:keep-with-next="auto" style:may-break-between-rows="false"/>
    </style:style>
    <style:style style:name="Table6.A" style:family="table-column">
      <style:table-column-properties style:column-width="1.21cm" style:rel-column-width="686*"/>
    </style:style>
    <style:style style:name="Table6.B" style:family="table-column">
      <style:table-column-properties style:column-width="2.926cm" style:rel-column-width="1659*"/>
    </style:style>
    <style:style style:name="Table6.1" style:family="table-row">
      <style:table-row-properties fo:background-color="#0080ff">
        <style:background-image/>
      </style:table-row-properties>
    </style:style>
    <style:style style:name="Table6.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6.B1" style:family="table-cell">
      <style:table-cell-properties fo:background-color="transparent" fo:padding="0.18cm" fo:border="0.002cm solid #333333">
        <style:background-image/>
      </style:table-cell-properties>
    </style:style>
    <style:style style:name="Table6.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6.B2" style:family="table-cell">
      <style:table-cell-properties style:vertical-align="top" fo:background-color="transparent" fo:padding="0.097cm" fo:border-left="0.002cm solid #333333" fo:border-right="0.002cm solid #333333" fo:border-top="none" fo:border-bottom="0.002cm solid #333333">
        <style:background-image/>
      </style:table-cell-properties>
    </style:style>
    <style:style style:name="Table6.B3" style:family="table-cell">
      <style:table-cell-properties style:vertical-align="bottom" fo:background-color="transparent" fo:padding="0.097cm" fo:border-left="0.002cm solid #333333" fo:border-right="0.002cm solid #333333" fo:border-top="none" fo:border-bottom="0.002cm solid #333333">
        <style:background-image/>
      </style:table-cell-properties>
    </style:style>
    <style:style style:name="Table4" style:family="table">
      <style:table-properties style:width="5.544cm" fo:margin-left="0cm" fo:margin-right="9.456cm" fo:margin-top="0cm" fo:margin-bottom="0.3cm" table:align="margins"/>
    </style:style>
    <style:style style:name="Table4.A" style:family="table-column">
      <style:table-column-properties style:column-width="1.21cm" style:rel-column-width="686*"/>
    </style:style>
    <style:style style:name="Table4.B" style:family="table-column">
      <style:table-column-properties style:column-width="2.695cm" style:rel-column-width="1528*"/>
    </style:style>
    <style:style style:name="Table4.C" style:family="table-column">
      <style:table-column-properties style:column-width="1.639cm" style:rel-column-width="929*"/>
    </style:style>
    <style:style style:name="Table4.1" style:family="table-row">
      <style:table-row-properties fo:background-color="#0080ff">
        <style:background-image/>
      </style:table-row-properties>
    </style:style>
    <style:style style:name="Table4.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4.C1" style:family="table-cell">
      <style:table-cell-properties fo:background-color="transparent" fo:padding="0.18cm" fo:border="0.002cm solid #333333">
        <style:background-image/>
      </style:table-cell-properties>
    </style:style>
    <style:style style:name="Table4.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4.C2" style:family="table-cell">
      <style:table-cell-properties style:vertical-align="top" fo:background-color="transparent" fo:padding="0.097cm" fo:border-left="0.002cm solid #333333" fo:border-right="0.002cm solid #333333" fo:border-top="none" fo:border-bottom="0.002cm solid #333333">
        <style:background-image/>
      </style:table-cell-properties>
    </style:style>
    <style:style style:name="Table5" style:family="table">
      <style:table-properties style:width="5.018cm" fo:margin-left="0cm" fo:margin-right="9.982cm" fo:margin-top="0cm" fo:margin-bottom="0.3cm" table:align="margins"/>
    </style:style>
    <style:style style:name="Table5.A" style:family="table-column">
      <style:table-column-properties style:column-width="1.21cm" style:rel-column-width="686*"/>
    </style:style>
    <style:style style:name="Table5.B" style:family="table-column">
      <style:table-column-properties style:column-width="2.17cm" style:rel-column-width="1230*"/>
    </style:style>
    <style:style style:name="Table5.C" style:family="table-column">
      <style:table-column-properties style:column-width="1.639cm" style:rel-column-width="929*"/>
    </style:style>
    <style:style style:name="Table5.1" style:family="table-row">
      <style:table-row-properties fo:background-color="#0080ff">
        <style:background-image/>
      </style:table-row-properties>
    </style:style>
    <style:style style:name="Table5.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5.C1" style:family="table-cell">
      <style:table-cell-properties fo:background-color="transparent" fo:padding="0.18cm" fo:border="0.002cm solid #333333">
        <style:background-image/>
      </style:table-cell-properties>
    </style:style>
    <style:style style:name="Table5.A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5.B2" style:family="table-cell">
      <style:table-cell-properties fo:background-color="transparent" fo:padding="0.097cm" fo:border-left="0.002cm solid #333333" fo:border-right="none" fo:border-top="none" fo:border-bottom="0.002cm solid #333333">
        <style:background-image/>
      </style:table-cell-properties>
    </style:style>
    <style:style style:name="Table5.C2" style:family="table-cell">
      <style:table-cell-properties style:vertical-align="top" fo:background-color="transparent" fo:padding="0.097cm" fo:border-left="0.002cm solid #333333" fo:border-right="0.002cm solid #333333" fo:border-top="none" fo:border-bottom="0.002cm solid #333333">
        <style:background-image/>
      </style:table-cell-properties>
    </style:style>
    <style:style style:name="Table15" style:family="table">
      <style:table-properties style:width="6.168cm" fo:margin-left="0cm" fo:margin-right="8.832cm" fo:margin-top="0cm" fo:margin-bottom="0.3cm" table:align="margins"/>
    </style:style>
    <style:style style:name="Table15.A" style:family="table-column">
      <style:table-column-properties style:column-width="1.21cm" style:rel-column-width="686*"/>
    </style:style>
    <style:style style:name="Table15.B" style:family="table-column">
      <style:table-column-properties style:column-width="2.106cm" style:rel-column-width="1194*"/>
    </style:style>
    <style:style style:name="Table15.C" style:family="table-column">
      <style:table-column-properties style:column-width="1.214cm" style:rel-column-width="688*"/>
    </style:style>
    <style:style style:name="Table15.D" style:family="table-column">
      <style:table-column-properties style:column-width="1.639cm" style:rel-column-width="929*"/>
    </style:style>
    <style:style style:name="Table15.1" style:family="table-row">
      <style:table-row-properties fo:background-color="#0080ff">
        <style:background-image/>
      </style:table-row-properties>
    </style:style>
    <style:style style:name="Table15.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15.D1" style:family="table-cell">
      <style:table-cell-properties fo:background-color="transparent" fo:padding="0.18cm" fo:border="0.002cm solid #333333">
        <style:background-image/>
      </style:table-cell-properties>
    </style:style>
    <style:style style:name="Table15.A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15.B2" style:family="table-cell">
      <style:table-cell-properties fo:background-color="transparent" fo:padding="0.097cm" fo:border-left="0.002cm solid #333333" fo:border-right="none" fo:border-top="none" fo:border-bottom="0.002cm solid #333333">
        <style:background-image/>
      </style:table-cell-properties>
    </style:style>
    <style:style style:name="Table15.C2" style:family="table-cell" style:data-style-name="N0">
      <style:table-cell-properties fo:background-color="transparent" fo:padding="0.097cm" fo:border-left="0.002cm solid #333333" fo:border-right="none" fo:border-top="none" fo:border-bottom="0.002cm solid #333333">
        <style:background-image/>
      </style:table-cell-properties>
    </style:style>
    <style:style style:name="Table15.D2" style:family="table-cell">
      <style:table-cell-properties style:vertical-align="top" fo:background-color="transparent" fo:padding="0.097cm" fo:border-left="0.002cm solid #333333" fo:border-right="0.002cm solid #333333" fo:border-top="none" fo:border-bottom="0.002cm solid #333333">
        <style:background-image/>
      </style:table-cell-properties>
    </style:style>
    <style:style style:name="Table11" style:family="table">
      <style:table-properties style:width="5.551cm" fo:margin-left="0cm" fo:margin-right="9.449cm" fo:margin-top="0cm" fo:margin-bottom="0.3cm" table:align="margins" style:may-break-between-rows="false"/>
    </style:style>
    <style:style style:name="Table11.A" style:family="table-column">
      <style:table-column-properties style:column-width="1.21cm" style:rel-column-width="686*"/>
    </style:style>
    <style:style style:name="Table11.B" style:family="table-column">
      <style:table-column-properties style:column-width="2.695cm" style:rel-column-width="1528*"/>
    </style:style>
    <style:style style:name="Table11.C" style:family="table-column">
      <style:table-column-properties style:column-width="1.646cm" style:rel-column-width="933*"/>
    </style:style>
    <style:style style:name="Table11.1" style:family="table-row">
      <style:table-row-properties fo:background-color="#0080ff">
        <style:background-image/>
      </style:table-row-properties>
    </style:style>
    <style:style style:name="Table11.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11.C1" style:family="table-cell">
      <style:table-cell-properties fo:background-color="transparent" fo:padding="0.18cm" fo:border="0.002cm solid #333333">
        <style:background-image/>
      </style:table-cell-properties>
    </style:style>
    <style:style style:name="Table11.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11.B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11.C2" style:family="table-cell">
      <style:table-cell-properties fo:background-color="transparent" fo:padding="0.097cm" fo:border-left="0.002cm solid #333333" fo:border-right="0.002cm solid #333333" fo:border-top="none" fo:border-bottom="0.002cm solid #333333">
        <style:background-image/>
      </style:table-cell-properties>
    </style:style>
    <style:style style:name="Table8" style:family="table">
      <style:table-properties style:width="7.449cm" fo:margin-left="0cm" fo:margin-right="7.551cm" fo:margin-top="0cm" fo:margin-bottom="0.3cm" fo:break-before="auto" fo:break-after="auto" table:align="margins" style:may-break-between-rows="false"/>
    </style:style>
    <style:style style:name="Table8.A" style:family="table-column">
      <style:table-column-properties style:column-width="3.33cm" style:rel-column-width="1888*"/>
    </style:style>
    <style:style style:name="Table8.B" style:family="table-column">
      <style:table-column-properties style:column-width="1.21cm" style:rel-column-width="686*"/>
    </style:style>
    <style:style style:name="Table8.C" style:family="table-column">
      <style:table-column-properties style:column-width="2.909cm" style:rel-column-width="1649*"/>
    </style:style>
    <style:style style:name="Table8.1" style:family="table-row">
      <style:table-row-properties fo:background-color="#0080ff">
        <style:background-image/>
      </style:table-row-properties>
    </style:style>
    <style:style style:name="Table8.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8.C1" style:family="table-cell">
      <style:table-cell-properties fo:background-color="transparent" fo:padding="0.18cm" fo:border="0.002cm solid #333333">
        <style:background-image/>
      </style:table-cell-properties>
    </style:style>
    <style:style style:name="Table8.A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8.C2" style:family="table-cell">
      <style:table-cell-properties style:vertical-align="top" fo:background-color="transparent" fo:padding="0.097cm" fo:border-left="0.002cm solid #333333" fo:border-right="0.002cm solid #333333" fo:border-top="none" fo:border-bottom="0.002cm solid #333333">
        <style:background-image/>
      </style:table-cell-properties>
    </style:style>
    <style:style style:name="Table13" style:family="table">
      <style:table-properties style:width="6.122cm" fo:margin-left="0cm" fo:margin-right="8.878cm" fo:margin-top="0cm" fo:margin-bottom="0.3cm" table:align="margins" style:may-break-between-rows="false"/>
    </style:style>
    <style:style style:name="Table13.A" style:family="table-column">
      <style:table-column-properties style:column-width="2.272cm" style:rel-column-width="1288*"/>
    </style:style>
    <style:style style:name="Table13.B" style:family="table-column">
      <style:table-column-properties style:column-width="1.21cm" style:rel-column-width="686*"/>
    </style:style>
    <style:style style:name="Table13.C" style:family="table-column">
      <style:table-column-properties style:column-width="1.214cm" style:rel-column-width="688*"/>
    </style:style>
    <style:style style:name="Table13.D" style:family="table-column">
      <style:table-column-properties style:column-width="1.427cm" style:rel-column-width="809*"/>
    </style:style>
    <style:style style:name="Table13.1" style:family="table-row">
      <style:table-row-properties fo:background-color="#0080ff">
        <style:background-image/>
      </style:table-row-properties>
    </style:style>
    <style:style style:name="Table13.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13.D1" style:family="table-cell">
      <style:table-cell-properties fo:background-color="transparent" fo:padding="0.18cm" fo:border="0.002cm solid #333333">
        <style:background-image/>
      </style:table-cell-properties>
    </style:style>
    <style:style style:name="Table13.A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13.C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13.D2" style:family="table-cell">
      <style:table-cell-properties fo:background-color="transparent" fo:padding="0.097cm" fo:border-left="0.002cm solid #333333" fo:border-right="0.002cm solid #333333" fo:border-top="none" fo:border-bottom="0.002cm solid #333333">
        <style:background-image/>
      </style:table-cell-properties>
    </style:style>
    <style:style style:name="Table16" style:family="table">
      <style:table-properties style:width="5.121cm" fo:margin-left="0cm" fo:margin-right="9.88cm" fo:margin-top="0cm" fo:margin-bottom="0.3cm" table:align="margins" style:may-break-between-rows="false"/>
    </style:style>
    <style:style style:name="Table16.A" style:family="table-column">
      <style:table-column-properties style:column-width="1.21cm" style:rel-column-width="686*"/>
    </style:style>
    <style:style style:name="Table16.B" style:family="table-column">
      <style:table-column-properties style:column-width="1.214cm" style:rel-column-width="688*"/>
    </style:style>
    <style:style style:name="Table16.C" style:family="table-column">
      <style:table-column-properties style:column-width="2.697cm" style:rel-column-width="1529*"/>
    </style:style>
    <style:style style:name="Table16.1" style:family="table-row">
      <style:table-row-properties fo:background-color="#0080ff">
        <style:background-image/>
      </style:table-row-properties>
    </style:style>
    <style:style style:name="Table16.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16.C1" style:family="table-cell">
      <style:table-cell-properties fo:background-color="transparent" fo:padding="0.18cm" fo:border="0.002cm solid #333333">
        <style:background-image/>
      </style:table-cell-properties>
    </style:style>
    <style:style style:name="Table16.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16.B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16.C2" style:family="table-cell" style:data-style-name="N0">
      <style:table-cell-properties style:vertical-align="bottom" fo:background-color="transparent" fo:padding="0.097cm" fo:border-left="0.002cm solid #333333" fo:border-right="0.002cm solid #333333" fo:border-top="none" fo:border-bottom="0.002cm solid #333333">
        <style:background-image/>
      </style:table-cell-properties>
    </style:style>
    <style:style style:name="Table16.B3" style:family="table-cell">
      <style:table-cell-properties style:vertical-align="bottom" fo:background-color="transparent" fo:padding="0.097cm" fo:border-left="0.002cm solid #333333" fo:border-right="none" fo:border-top="none" fo:border-bottom="0.002cm solid #333333">
        <style:background-image/>
      </style:table-cell-properties>
    </style:style>
    <style:style style:name="Table16.C4" style:family="table-cell" style:data-style-name="N0">
      <style:table-cell-properties style:vertical-align="top" fo:background-color="transparent" fo:padding="0.097cm" fo:border-left="0.002cm solid #333333" fo:border-right="0.002cm solid #333333" fo:border-top="none" fo:border-bottom="0.002cm solid #333333">
        <style:background-image/>
      </style:table-cell-properties>
    </style:style>
    <style:style style:name="Table17" style:family="table">
      <style:table-properties style:width="4.334cm" fo:margin-left="0cm" fo:margin-right="10.666cm" fo:margin-top="0cm" fo:margin-bottom="0.3cm" table:align="margins" style:may-break-between-rows="false"/>
    </style:style>
    <style:style style:name="Table17.A" style:family="table-column">
      <style:table-column-properties style:column-width="2.695cm" style:rel-column-width="1528*"/>
    </style:style>
    <style:style style:name="Table17.B" style:family="table-column">
      <style:table-column-properties style:column-width="1.639cm" style:rel-column-width="929*"/>
    </style:style>
    <style:style style:name="Table17.1" style:family="table-row">
      <style:table-row-properties fo:background-color="#0080ff">
        <style:background-image/>
      </style:table-row-properties>
    </style:style>
    <style:style style:name="Table17.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17.B1" style:family="table-cell">
      <style:table-cell-properties fo:background-color="transparent" fo:padding="0.18cm" fo:border="0.002cm solid #333333">
        <style:background-image/>
      </style:table-cell-properties>
    </style:style>
    <style:style style:name="Table17.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17.B2" style:family="table-cell">
      <style:table-cell-properties style:vertical-align="top" fo:background-color="transparent" fo:padding="0.097cm" fo:border-left="0.002cm solid #333333" fo:border-right="0.002cm solid #333333" fo:border-top="none" fo:border-bottom="0.002cm solid #333333">
        <style:background-image/>
      </style:table-cell-properties>
    </style:style>
    <style:style style:name="Table20" style:family="table">
      <style:table-properties style:width="6.179cm" fo:margin-left="0cm" fo:margin-right="8.821cm" fo:margin-top="0cm" fo:margin-bottom="0.3cm" table:align="margins" style:may-break-between-rows="false"/>
    </style:style>
    <style:style style:name="Table20.A" style:family="table-column">
      <style:table-column-properties style:column-width="1.21cm" style:rel-column-width="686*"/>
    </style:style>
    <style:style style:name="Table20.B" style:family="table-column">
      <style:table-column-properties style:column-width="1.214cm" style:rel-column-width="688*"/>
    </style:style>
    <style:style style:name="Table20.C" style:family="table-column">
      <style:table-column-properties style:column-width="3.755cm" style:rel-column-width="2129*"/>
    </style:style>
    <style:style style:name="Table20.1" style:family="table-row">
      <style:table-row-properties fo:background-color="#0080ff">
        <style:background-image/>
      </style:table-row-properties>
    </style:style>
    <style:style style:name="Table20.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20.C1" style:family="table-cell">
      <style:table-cell-properties fo:background-color="transparent" fo:padding="0.18cm" fo:border="0.002cm solid #333333">
        <style:background-image/>
      </style:table-cell-properties>
    </style:style>
    <style:style style:name="Table20.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20.B2" style:family="table-cell">
      <style:table-cell-properties style:vertical-align="bottom" fo:background-color="transparent" fo:padding="0.097cm" fo:border-left="0.002cm solid #333333" fo:border-right="none" fo:border-top="none" fo:border-bottom="0.002cm solid #333333">
        <style:background-image/>
      </style:table-cell-properties>
    </style:style>
    <style:style style:name="Table20.C2" style:family="table-cell" style:data-style-name="N0">
      <style:table-cell-properties style:vertical-align="bottom" fo:background-color="transparent" fo:padding="0.097cm" fo:border-left="0.002cm solid #333333" fo:border-right="0.002cm solid #333333" fo:border-top="none" fo:border-bottom="0.002cm solid #333333">
        <style:background-image/>
      </style:table-cell-properties>
    </style:style>
    <style:style style:name="Table21" style:family="table">
      <style:table-properties style:width="8.299cm" fo:margin-left="0cm" fo:margin-right="6.701cm" fo:margin-top="0cm" fo:margin-bottom="0.3cm" table:align="margins" style:may-break-between-rows="false"/>
    </style:style>
    <style:style style:name="Table21.A" style:family="table-column">
      <style:table-column-properties style:column-width="3.754cm" style:rel-column-width="2128*"/>
    </style:style>
    <style:style style:name="Table21.B" style:family="table-column">
      <style:table-column-properties style:column-width="1.849cm" style:rel-column-width="1048*"/>
    </style:style>
    <style:style style:name="Table21.C" style:family="table-column">
      <style:table-column-properties style:column-width="2.697cm" style:rel-column-width="1529*"/>
    </style:style>
    <style:style style:name="Table21.1" style:family="table-row">
      <style:table-row-properties fo:background-color="#0080ff">
        <style:background-image/>
      </style:table-row-properties>
    </style:style>
    <style:style style:name="Table21.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21.C1" style:family="table-cell">
      <style:table-cell-properties fo:background-color="transparent" fo:padding="0.18cm" fo:border="0.002cm solid #333333">
        <style:background-image/>
      </style:table-cell-properties>
    </style:style>
    <style:style style:name="Table21.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21.C2" style:family="table-cell" style:data-style-name="N0">
      <style:table-cell-properties style:vertical-align="bottom" fo:background-color="transparent" fo:padding="0.097cm" fo:border-left="0.002cm solid #333333" fo:border-right="0.002cm solid #333333" fo:border-top="none" fo:border-bottom="0.002cm solid #333333">
        <style:background-image/>
      </style:table-cell-properties>
    </style:style>
    <style:style style:name="Table23" style:family="table">
      <style:table-properties style:width="8.691cm" fo:margin-left="0cm" fo:margin-right="6.309cm" fo:margin-top="0cm" fo:margin-bottom="0.3cm" table:align="margins" style:may-break-between-rows="false"/>
    </style:style>
    <style:style style:name="Table23.A" style:family="table-column">
      <style:table-column-properties style:column-width="2.695cm" style:rel-column-width="1528*"/>
    </style:style>
    <style:style style:name="Table23.B" style:family="table-column">
      <style:table-column-properties style:column-width="4.357cm" style:rel-column-width="2470*"/>
    </style:style>
    <style:style style:name="Table23.C" style:family="table-column">
      <style:table-column-properties style:column-width="1.639cm" style:rel-column-width="929*"/>
    </style:style>
    <style:style style:name="Table23.1" style:family="table-row">
      <style:table-row-properties fo:background-color="#0080ff">
        <style:background-image/>
      </style:table-row-properties>
    </style:style>
    <style:style style:name="Table23.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23.C1" style:family="table-cell">
      <style:table-cell-properties fo:background-color="transparent" fo:padding="0.18cm" fo:border="0.002cm solid #333333">
        <style:background-image/>
      </style:table-cell-properties>
    </style:style>
    <style:style style:name="Table23.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23.B2"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Table23.C2" style:family="table-cell">
      <style:table-cell-properties style:vertical-align="top" fo:background-color="transparent" fo:padding="0.097cm" fo:border-left="0.002cm solid #333333" fo:border-right="0.002cm solid #333333" fo:border-top="none" fo:border-bottom="0.002cm solid #333333">
        <style:background-image/>
      </style:table-cell-properties>
    </style:style>
    <style:style style:name="Table22" style:family="table">
      <style:table-properties style:width="7.237cm" fo:margin-left="0cm" fo:margin-right="7.763cm" fo:margin-top="0cm" fo:margin-bottom="0.3cm" table:align="margins" style:may-break-between-rows="false"/>
    </style:style>
    <style:style style:name="Table22.A" style:family="table-column">
      <style:table-column-properties style:column-width="2.695cm" style:rel-column-width="1528*"/>
    </style:style>
    <style:style style:name="Table22.B" style:family="table-column">
      <style:table-column-properties style:column-width="1.21cm" style:rel-column-width="686*"/>
    </style:style>
    <style:style style:name="Table22.C" style:family="table-column">
      <style:table-column-properties style:column-width="3.332cm" style:rel-column-width="1889*"/>
    </style:style>
    <style:style style:name="Table22.1" style:family="table-row">
      <style:table-row-properties fo:background-color="#0080ff">
        <style:background-image/>
      </style:table-row-properties>
    </style:style>
    <style:style style:name="Table22.A1" style:family="table-cell">
      <style:table-cell-properties fo:background-color="transparent" fo:padding="0.18cm" fo:border-left="0.002cm solid #333333" fo:border-right="none" fo:border-top="0.002cm solid #333333" fo:border-bottom="0.002cm solid #333333">
        <style:background-image/>
      </style:table-cell-properties>
    </style:style>
    <style:style style:name="Table22.C1" style:family="table-cell">
      <style:table-cell-properties fo:background-color="transparent" fo:padding="0.18cm" fo:border="0.002cm solid #333333">
        <style:background-image/>
      </style:table-cell-properties>
    </style:style>
    <style:style style:name="Table22.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22.C2" style:family="table-cell" style:data-style-name="N0">
      <style:table-cell-properties style:vertical-align="bottom" fo:background-color="transparent" fo:padding="0.097cm" fo:border-left="0.002cm solid #333333" fo:border-right="0.002cm solid #333333" fo:border-top="none" fo:border-bottom="0.002cm solid #333333">
        <style:background-image/>
      </style:table-cell-properties>
    </style:style>
    <style:style style:name="Table22.A4" style:family="table-cell">
      <style:table-cell-properties style:vertical-align="top" fo:background-color="transparent" fo:padding="0.097cm" fo:border-left="0.002cm solid #333333" fo:border-right="none" fo:border-top="none" fo:border-bottom="0.002cm solid #333333">
        <style:background-image/>
      </style:table-cell-properties>
    </style:style>
    <style:style style:name="P1" style:family="paragraph" style:parent-style-name="Document_20_Title">
      <style:paragraph-properties fo:margin-left="0cm" fo:margin-right="1.085cm" fo:text-indent="0cm" style:auto-text-indent="false"/>
    </style:style>
    <style:style style:name="P2" style:family="paragraph" style:parent-style-name="Document_20_Subtitle">
      <style:paragraph-properties fo:margin-left="0cm" fo:margin-right="1.085cm" fo:text-indent="0cm" style:auto-text-indent="false"/>
    </style:style>
    <style:style style:name="P3" style:family="paragraph" style:parent-style-name="Header">
      <style:paragraph-properties fo:margin-left="0cm" fo:margin-right="0cm" fo:line-height="100%" fo:text-indent="0cm" style:auto-text-indent="false">
        <style:tab-stops>
          <style:tab-stop style:position="8.498cm" style:type="center"/>
          <style:tab-stop style:position="16.999cm" style:type="right"/>
        </style:tab-stops>
      </style:paragraph-properties>
    </style:style>
    <style:style style:name="P4" style:family="paragraph" style:parent-style-name="versioning_20__3a__20_text">
      <style:paragraph-properties fo:margin-left="0cm" fo:margin-right="0cm" fo:text-align="start" style:justify-single-word="false" fo:text-indent="0cm" style:auto-text-indent="false"/>
      <style:text-properties fo:font-size="9pt" style:font-size-asian="9pt" style:font-size-complex="9pt"/>
    </style:style>
    <style:style style:name="P5" style:family="paragraph" style:parent-style-name="Table_20_Heading">
      <style:paragraph-properties fo:margin-left="0cm" fo:margin-right="0cm" fo:text-indent="0cm" style:auto-text-indent="false"/>
    </style:style>
    <style:style style:name="P6" style:family="paragraph" style:parent-style-name="Document_20_Title">
      <style:paragraph-properties fo:margin-left="0cm" fo:margin-right="1.085cm" fo:text-indent="0cm" style:auto-text-indent="false"/>
    </style:style>
    <style:style style:name="P7" style:family="paragraph" style:parent-style-name="Document_20_Subtitle">
      <style:paragraph-properties fo:margin-left="0cm" fo:margin-right="1.085cm" fo:text-indent="0cm" style:auto-text-indent="false"/>
    </style:style>
    <style:style style:name="P8" style:family="paragraph" style:parent-style-name="Table_20_Contents">
      <style:text-properties style:font-name="Myriad Pro Bold3" fo:font-size="9pt" style:font-size-asian="9pt" style:font-size-complex="9pt"/>
    </style:style>
    <style:style style:name="P9" style:family="paragraph" style:parent-style-name="Table_20_Contents">
      <style:text-properties fo:font-size="9pt" style:font-size-asian="9pt" style:font-size-complex="9pt"/>
    </style:style>
    <style:style style:name="P10" style:family="paragraph" style:parent-style-name="Table_20_Contents">
      <style:text-properties style:font-name="Myriad Pro Bold2" fo:font-size="9pt" style:font-size-asian="9pt" style:font-size-complex="9pt"/>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end" style:justify-single-word="false"/>
    </style:style>
    <style:style style:name="P13" style:family="paragraph" style:parent-style-name="Heading">
      <style:paragraph-properties fo:break-before="page"/>
    </style:style>
    <style:style style:name="P14" style:family="paragraph" style:parent-style-name="Table_20_Heading">
      <style:text-properties fo:font-size="9pt" style:font-size-asian="9pt" style:font-size-complex="9pt"/>
    </style:style>
    <style:style style:name="P15" style:family="paragraph" style:parent-style-name="Table_20_Heading">
      <style:paragraph-properties fo:text-align="start" style:justify-single-word="false"/>
      <style:text-properties fo:font-size="9pt" style:font-size-asian="9pt" style:font-size-complex="9pt"/>
    </style:style>
    <style:style style:name="P16" style:family="paragraph" style:parent-style-name="versioning_20__3a__20_text">
      <style:text-properties fo:font-size="9pt" style:font-size-asian="9pt" style:font-size-complex="9pt"/>
    </style:style>
    <style:style style:name="P17" style:family="paragraph" style:parent-style-name="Table_20_Title">
      <style:paragraph-properties fo:margin-left="0cm" fo:margin-right="0cm" fo:text-indent="0cm" style:auto-text-indent="true"/>
    </style:style>
    <style:style style:name="P18" style:family="paragraph" style:parent-style-name="Text_20_body">
      <style:paragraph-properties fo:margin-left="0cm" fo:margin-right="0cm" fo:text-indent="0cm" style:auto-text-indent="true"/>
    </style:style>
    <style:style style:name="P19" style:family="paragraph" style:parent-style-name="Text_20_body">
      <style:paragraph-properties fo:margin-left="0cm" fo:margin-right="0cm" fo:text-indent="0cm" style:auto-text-indent="true"/>
      <style:text-properties fo:background-color="transparent"/>
    </style:style>
    <style:style style:name="P20" style:family="paragraph" style:parent-style-name="Text_20_body">
      <style:paragraph-properties fo:background-color="transparent">
        <style:tab-stops>
          <style:tab-stop style:position="14.631cm"/>
          <style:tab-stop style:position="20.346cm"/>
        </style:tab-stops>
        <style:background-image/>
      </style:paragraph-properties>
      <style:text-properties fo:background-color="transparent"/>
    </style:style>
    <style:style style:name="P21" style:family="paragraph" style:parent-style-name="Text_20_body">
      <style:paragraph-properties fo:background-color="transparent">
        <style:tab-stops>
          <style:tab-stop style:position="14.631cm"/>
        </style:tab-stops>
        <style:background-image/>
      </style:paragraph-properties>
      <style:text-properties fo:background-color="transparent"/>
    </style:style>
    <style:style style:name="P22" style:family="paragraph" style:parent-style-name="Text_20_body">
      <style:text-properties fo:background-color="transparent"/>
    </style:style>
    <style:style style:name="P23" style:family="paragraph" style:parent-style-name="Text_20_body" style:master-page-name="">
      <style:paragraph-properties style:page-number="auto" fo:keep-with-next="always"/>
    </style:style>
    <style:style style:name="P24" style:family="paragraph" style:parent-style-name="Heading" style:master-page-name="First_20_Page">
      <style:paragraph-properties style:page-number="auto" fo:break-before="page"/>
    </style:style>
    <style:style style:name="P25" style:family="paragraph" style:parent-style-name="List_20_1"/>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end" style:justify-single-word="false"/>
    </style:style>
    <style:style style:name="P28" style:family="paragraph" style:parent-style-name="Contents_20_1">
      <style:paragraph-properties>
        <style:tab-stops>
          <style:tab-stop style:position="15cm" style:type="right" style:leader-style="dotted" style:leader-text="."/>
        </style:tab-stops>
      </style:paragraph-properties>
    </style:style>
    <style:style style:name="P29" style:family="paragraph" style:parent-style-name="Contents_20_3">
      <style:paragraph-properties>
        <style:tab-stops>
          <style:tab-stop style:position="14.34cm" style:type="right" style:leader-style="dotted" style:leader-text="."/>
        </style:tab-stops>
      </style:paragraph-properties>
    </style:style>
    <style:style style:name="P30" style:family="paragraph" style:parent-style-name="Contents_20_2">
      <style:paragraph-properties>
        <style:tab-stops>
          <style:tab-stop style:position="14.67cm" style:type="right" style:leader-style="dotted" style:leader-text="."/>
        </style:tab-stops>
      </style:paragraph-properties>
    </style:style>
    <style:style style:name="P31" style:family="paragraph" style:parent-style-name="versioning_20__3a__20_text" style:list-style-name="List_20_1">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font-name="Myriad Pro Regular1" fo:font-size="11pt" fo:language="en" fo:country="US" fo:font-weight="normal"/>
    </style:style>
    <style:style style:name="T3" style:family="text">
      <style:text-properties fo:font-weight="bold" style:font-weight-asian="bold" style:font-weight-complex="bold"/>
    </style:style>
    <style:style style:name="T4" style:family="text">
      <style:text-properties style:font-name="Bitstream Vera Sans Mono1" fo:font-size="10pt" fo:language="zxx" fo:country="none" fo:font-weight="normal" style:font-name-asian="Cumberland" style:font-name-complex="Cumberland"/>
    </style:style>
    <style:style style:name="T5" style:family="text">
      <style:text-properties fo:font-style="italic" style:font-style-asian="italic" style:font-style-complex="italic"/>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fo:margin-top="0cm" fo:margin-bottom="0.4cm" style:vertical-pos="from-top" style:vertical-rel="page" style:horizontal-pos="from-left" style:horizontal-rel="page"/>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protect="size"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boolean-style style:name="N99">
      <number:boolean/>
    </number:boolean-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uverture : Titres" text:anchor-type="page" text:anchor-page-number="1" svg:x="7.516cm" svg:y="10.349cm" svg:width="12.677cm" draw:z-index="1">
        <draw:text-box fo:min-height="5.505cm">
          <text:p text:style-name="Project_20_Title">Nuxeo SQL Storage</text:p>
          <text:p text:style-name="P1">Specification</text:p>
          <text:p text:style-name="P2"/>
        </draw:text-box>
      </draw:frame>
      <draw:frame draw:style-name="fr2" draw:name="Cadre1" text:anchor-type="page" text:anchor-page-number="1" svg:x="2.94cm" svg:y="23.211cm" svg:width="16.91cm" draw:z-index="2">
        <draw:text-box fo:min-height="3.941cm">
          <text:p text:style-name="Frame_20_contents"/>
          <table:table table:name="Tableau2" table:style-name="Tableau2">
            <table:table-column table:style-name="Tableau2.A"/>
            <table:table-column table:style-name="Tableau2.B"/>
            <table:table-row table:style-name="Tableau2.1">
              <table:table-cell table:style-name="Tableau2.A1" office:value-type="string">
                <text:p text:style-name="P8">Last Modification</text:p>
              </table:table-cell>
              <table:table-cell table:style-name="Tableau2.B1" office:value-type="string">
                <text:p text:style-name="P9">2008-08-29</text:p>
              </table:table-cell>
            </table:table-row>
            <table:table-row>
              <table:table-cell table:style-name="Tableau2.A2" office:value-type="string">
                <text:p text:style-name="P10">Project Code</text:p>
              </table:table-cell>
              <table:table-cell table:style-name="Tableau2.B2" office:value-type="string">
                <text:p text:style-name="P9">NUXEO</text:p>
              </table:table-cell>
            </table:table-row>
            <table:table-row>
              <table:table-cell table:style-name="Tableau2.A2" office:value-type="string">
                <text:p text:style-name="P10">Document ID</text:p>
              </table:table-cell>
              <table:table-cell table:style-name="Tableau2.B2" office:value-type="string">
                <text:p text:style-name="P9">NXSQL</text:p>
              </table:table-cell>
            </table:table-row>
            <table:table-row table:style-name="Tableau2.4">
              <table:table-cell table:style-name="Tableau2.A2" office:value-type="string">
                <text:p text:style-name="P10">Version</text:p>
              </table:table-cell>
              <table:table-cell table:style-name="Tableau2.B4" office:value-type="float" office:value="1.1">
                <text:p text:style-name="P9">1.1</text:p>
              </table:table-cell>
            </table:table-row>
            <table:table-row table:style-name="Tableau2.4">
              <table:table-cell table:style-name="Tableau2.A2" office:value-type="string">
                <text:p text:style-name="P10">Copyright</text:p>
              </table:table-cell>
              <table:table-cell table:style-name="Tableau2.B2" office:value-type="string">
                <text:p text:style-name="P9">Copyright © 2008 Nuxeo. All Rights Reserved.</text:p>
              </table:table-cell>
            </table:table-row>
          </table:table>
          <text:p text:style-name="Standard"/>
        </draw:text-box>
      </draw:frame>
      <draw:frame draw:style-name="fr3" draw:name="Image2" text:anchor-type="page" text:anchor-page-number="1" svg:x="2.909cm" svg:y="2.17cm" svg:width="16.999cm" svg:height="1.843cm" draw:z-index="0">
        <draw:image xlink:href="Pictures/10000000000003EC0000006D79638AAA.png" xlink:type="simple" xlink:show="embed" xlink:actuate="onLoad"/>
      </draw:frame>
      <text:p text:style-name="P24"/>
      <text:p text:style-name="P13">History</text:p>
      <table:table table:name="versions" table:style-name="versions">
        <table:table-column table:style-name="versions.A"/>
        <table:table-column table:style-name="versions.B"/>
        <table:table-column table:style-name="versions.C"/>
        <table:table-column table:style-name="versions.D"/>
        <table:table-row table:style-name="versions.1">
          <table:table-cell table:style-name="versions.A1" office:value-type="string">
            <text:p text:style-name="P14">Version</text:p>
          </table:table-cell>
          <table:table-cell table:style-name="versions.A1" office:value-type="string">
            <text:p text:style-name="P14">Date</text:p>
          </table:table-cell>
          <table:table-cell table:style-name="versions.A1" office:value-type="string">
            <text:p text:style-name="P15">Participant(s)</text:p>
          </table:table-cell>
          <table:table-cell table:style-name="versions.D1" office:value-type="string">
            <text:p text:style-name="P15">Comments</text:p>
          </table:table-cell>
        </table:table-row>
        <table:table-row>
          <table:table-cell table:style-name="versions.A2" office:value-type="float" office:value="1">
            <text:p text:style-name="versioning_20__3a__20_version">0.5</text:p>
          </table:table-cell>
          <table:table-cell table:style-name="versions.B2" office:value-type="string">
            <text:p text:style-name="P16">2008-03-25</text:p>
          </table:table-cell>
          <table:table-cell table:style-name="versions.C2" office:value-type="string">
            <text:list text:id="1981025953" text:style-name="List_20_1">
              <text:list-item>
                <text:p text:style-name="P31">Florent Guillaume</text:p>
              </text:list-item>
            </text:list>
          </table:table-cell>
          <table:table-cell table:style-name="versions.D2" office:value-type="string">
            <text:p text:style-name="P4">First released version</text:p>
          </table:table-cell>
        </table:table-row>
        <table:table-row>
          <table:table-cell table:style-name="versions.A2" office:value-type="float" office:value="1">
            <text:p text:style-name="versioning_20__3a__20_version">0.6</text:p>
          </table:table-cell>
          <table:table-cell table:style-name="versions.B2" office:value-type="string">
            <text:p text:style-name="P16">2008-05-02</text:p>
          </table:table-cell>
          <table:table-cell table:style-name="versions.C2" office:value-type="string">
            <text:list text:id="1248559456" text:style-name="List_20_1">
              <text:list-item text:start-value="1">
                <text:p text:style-name="P31">Florent Guillaume</text:p>
              </text:list-item>
            </text:list>
          </table:table-cell>
          <table:table-cell table:style-name="versions.D2" office:value-type="string">
            <text:p text:style-name="P4">Improved storage</text:p>
          </table:table-cell>
        </table:table-row>
        <table:table-row>
          <table:table-cell table:style-name="versions.A2" office:value-type="float" office:value="1">
            <text:p text:style-name="versioning_20__3a__20_version">0.9</text:p>
          </table:table-cell>
          <table:table-cell table:style-name="versions.B2" office:value-type="string">
            <text:p text:style-name="P16">2008-05-05</text:p>
          </table:table-cell>
          <table:table-cell table:style-name="versions.C2" office:value-type="string">
            <text:list text:id="60408981" text:style-name="List_20_1">
              <text:list-item text:start-value="1">
                <text:p text:style-name="P31">Florent Guillaume</text:p>
              </text:list-item>
            </text:list>
          </table:table-cell>
          <table:table-cell table:style-name="versions.D2" office:value-type="string">
            <text:p text:style-name="P4">Reformatting</text:p>
          </table:table-cell>
        </table:table-row>
        <table:table-row>
          <table:table-cell table:style-name="versions.A2" office:value-type="float" office:value="1">
            <text:p text:style-name="versioning_20__3a__20_version">1.0</text:p>
          </table:table-cell>
          <table:table-cell table:style-name="versions.B2" office:value-type="string">
            <text:p text:style-name="P16">2008-05-28</text:p>
          </table:table-cell>
          <table:table-cell table:style-name="versions.C2" office:value-type="string">
            <text:list text:id="265809109" text:style-name="List_20_1">
              <text:list-item text:start-value="1">
                <text:p text:style-name="P31">Florent Guillaume</text:p>
              </text:list-item>
            </text:list>
          </table:table-cell>
          <table:table-cell table:style-name="versions.D2" office:value-type="string">
            <text:p text:style-name="P4">Expanded file storage section</text:p>
          </table:table-cell>
        </table:table-row>
        <table:table-row>
          <table:table-cell table:style-name="versions.A2" office:value-type="float" office:value="1">
            <text:p text:style-name="versioning_20__3a__20_version">1.1</text:p>
          </table:table-cell>
          <table:table-cell table:style-name="versions.B2" office:value-type="string">
            <text:p text:style-name="versioning_20__3a__20_text">2008-08-29</text:p>
          </table:table-cell>
          <table:table-cell table:style-name="versions.C2" office:value-type="string">
            <text:list text:id="407940553" text:continue-list="265809109" text:style-name="List_20_1">
              <text:list-item text:start-value="1">
                <text:p text:style-name="P31">Florent Guillaume</text:p>
              </text:list-item>
            </text:list>
          </table:table-cell>
          <table:table-cell table:style-name="versions.D2" office:value-type="string">
            <text:p text:style-name="P4">Describe current implementation</text:p>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Default"/>
            <text:index-entry-chapter/>
            <text:index-entry-link-end/>
            <text:index-entry-span>  </text:index-entry-span>
            <text:index-entry-link-start text:style-name="Default"/>
            <text:index-entry-text/>
            <text:index-entry-link-end/>
            <text:index-entry-span>  </text:index-entry-span>
            <text:index-entry-tab-stop style:type="right" style:leader-char="."/>
            <text:index-entry-link-start text:style-name="Default"/>
            <text:index-entry-page-number/>
            <text:index-entry-link-end/>
          </text:table-of-content-entry-template>
          <text:table-of-content-entry-template text:outline-level="2" text:style-name="Contents_20_2">
            <text:index-entry-link-start text:style-name="Default"/>
            <text:index-entry-chapter/>
            <text:index-entry-link-end/>
            <text:index-entry-span>  </text:index-entry-span>
            <text:index-entry-link-start text:style-name="Default"/>
            <text:index-entry-text/>
            <text:index-entry-link-end/>
            <text:index-entry-span>  </text:index-entry-span>
            <text:index-entry-tab-stop style:type="right" style:leader-char="."/>
            <text:index-entry-link-start text:style-name="Default"/>
            <text:index-entry-page-number/>
            <text:index-entry-link-end/>
          </text:table-of-content-entry-template>
          <text:table-of-content-entry-template text:outline-level="3" text:style-name="Contents_20_3">
            <text:index-entry-link-start text:style-name="Default"/>
            <text:index-entry-chapter/>
            <text:index-entry-link-end/>
            <text:index-entry-span>  </text:index-entry-span>
            <text:index-entry-link-start text:style-name="Default"/>
            <text:index-entry-text/>
            <text:index-entry-link-end/>
            <text:index-entry-span>  </text:index-entry-span>
            <text:index-entry-tab-stop style:type="right" style:leader-char="."/>
            <text:index-entry-link-start text:style-name="Default"/>
            <text:index-entry-page-number/>
            <text:index-entry-link-end/>
          </text:table-of-content-entry-template>
          <text:table-of-content-entry-template text:outline-level="4" text:style-name="Contents_20_4">
            <text:index-entry-link-start text:style-name="Default"/>
            <text:index-entry-chapter/>
            <text:index-entry-link-end/>
            <text:index-entry-span>  </text:index-entry-span>
            <text:index-entry-link-start text:style-name="Default"/>
            <text:index-entry-text/>
            <text:index-entry-link-end/>
            <text:index-entry-span>  </text:index-entry-span>
            <text:index-entry-tab-stop style:type="right" style:leader-char="."/>
            <text:index-entry-link-start text:style-name="Default"/>
            <text:index-entry-page-number/>
            <text:index-entry-link-end/>
          </text:table-of-content-entry-template>
          <text:table-of-content-entry-template text:outline-level="5" text:style-name="Contents_20_5">
            <text:index-entry-link-start text:style-name="Default"/>
            <text:index-entry-chapter/>
            <text:index-entry-link-end/>
            <text:index-entry-span>  </text:index-entry-span>
            <text:index-entry-link-start text:style-name="Default"/>
            <text:index-entry-text/>
            <text:index-entry-link-end/>
            <text:index-entry-span>  </text:index-entry-span>
            <text:index-entry-tab-stop style:type="right" style:leader-char="."/>
            <text:index-entry-link-start text:style-name="Default"/>
            <text:index-entry-page-number/>
            <text:index-entry-link-end/>
          </text:table-of-content-entry-template>
          <text:table-of-content-entry-template text:outline-level="6" text:style-name="Contents_20_6">
            <text:index-entry-link-start text:style-name="Default"/>
            <text:index-entry-chapter/>
            <text:index-entry-link-end/>
            <text:index-entry-span>  </text:index-entry-span>
            <text:index-entry-link-start text:style-name="Default"/>
            <text:index-entry-text/>
            <text:index-entry-link-end/>
            <text:index-entry-span>  </text:index-entry-span>
            <text:index-entry-tab-stop style:type="right" style:leader-char="."/>
            <text:index-entry-link-start text:style-name="Default"/>
            <text:index-entry-page-number/>
            <text:index-entry-link-end/>
          </text:table-of-content-entry-template>
          <text:table-of-content-entry-template text:outline-level="7" text:style-name="Contents_20_7">
            <text:index-entry-link-start text:style-name="Default"/>
            <text:index-entry-chapter/>
            <text:index-entry-link-end/>
            <text:index-entry-span>  </text:index-entry-span>
            <text:index-entry-link-start text:style-name="Default"/>
            <text:index-entry-text/>
            <text:index-entry-link-end/>
            <text:index-entry-span>  </text:index-entry-span>
            <text:index-entry-tab-stop style:type="right" style:leader-char="."/>
            <text:index-entry-link-start text:style-name="Default"/>
            <text:index-entry-page-number/>
            <text:index-entry-link-end/>
          </text:table-of-content-entry-template>
          <text:table-of-content-entry-template text:outline-level="8" text:style-name="Contents_20_8">
            <text:index-entry-link-start text:style-name="Default"/>
            <text:index-entry-chapter/>
            <text:index-entry-link-end/>
            <text:index-entry-span>  </text:index-entry-span>
            <text:index-entry-link-start text:style-name="Default"/>
            <text:index-entry-text/>
            <text:index-entry-link-end/>
            <text:index-entry-span>  </text:index-entry-span>
            <text:index-entry-tab-stop style:type="right" style:leader-char="."/>
            <text:index-entry-link-start text:style-name="Default"/>
            <text:index-entry-page-number/>
            <text:index-entry-link-end/>
          </text:table-of-content-entry-template>
          <text:table-of-content-entry-template text:outline-level="9" text:style-name="Contents_20_9">
            <text:index-entry-link-start text:style-name="Default"/>
            <text:index-entry-chapter/>
            <text:index-entry-link-end/>
            <text:index-entry-span>  </text:index-entry-span>
            <text:index-entry-link-start text:style-name="Default"/>
            <text:index-entry-text/>
            <text:index-entry-link-end/>
            <text:index-entry-span>  </text:index-entry-span>
            <text:index-entry-tab-stop style:type="right" style:leader-char="."/>
            <text:index-entry-link-start text:style-name="Default"/>
            <text:index-entry-page-number/>
            <text:index-entry-link-end/>
          </text:table-of-content-entry-template>
          <text:table-of-content-entry-template text:outline-level="10" text:style-name="Contents_20_10">
            <text:index-entry-link-start text:style-name="Default"/>
            <text:index-entry-chapter/>
            <text:index-entry-link-end/>
            <text:index-entry-span>  </text:index-entry-span>
            <text:index-entry-link-start text:style-name="Default"/>
            <text:index-entry-text/>
            <text:index-entry-link-end/>
            <text:index-entry-span>  </text:index-entry-span>
            <text:index-entry-tab-stop style:type="right" style:leader-char="."/>
            <text:index-entry-link-start text:style-name="Default"/>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8"><text:a xlink:type="simple" xlink:href="#1.Introduction|outline" text:style-name="Default" text:visited-style-name="Default">1 </text:a><text:s text:c="2"/><text:a xlink:type="simple" xlink:href="#1.Introduction|outline" text:style-name="Default" text:visited-style-name="Default">Introduction</text:a> <text:s/><text:tab/><text:a xlink:type="simple" xlink:href="#1.Introduction|outline" text:style-name="Default" text:visited-style-name="Default">4</text:a></text:p>
          <text:p text:style-name="P28"><text:a xlink:type="simple" xlink:href="#2.Mapping Nuxeo to nodes and properties|outline" text:style-name="Default" text:visited-style-name="Default">2 </text:a><text:s text:c="2"/><text:a xlink:type="simple" xlink:href="#2.Mapping Nuxeo to nodes and properties|outline" text:style-name="Default" text:visited-style-name="Default">Mapping Nuxeo to nodes and properties</text:a> <text:s/><text:tab/><text:a xlink:type="simple" xlink:href="#2.Mapping Nuxeo to nodes and properties|outline" text:style-name="Default" text:visited-style-name="Default">5</text:a></text:p>
          <text:p text:style-name="P30"><text:a xlink:type="simple" xlink:href="#2.1.Nodes, properties, children|outline" text:style-name="Default" text:visited-style-name="Default">2.1 </text:a><text:s text:c="2"/><text:a xlink:type="simple" xlink:href="#2.1.Nodes, properties, children|outline" text:style-name="Default" text:visited-style-name="Default">Nodes, properties, children</text:a> <text:s/><text:tab/><text:a xlink:type="simple" xlink:href="#2.1.Nodes, properties, children|outline" text:style-name="Default" text:visited-style-name="Default">5</text:a></text:p>
          <text:p text:style-name="P30"><text:a xlink:type="simple" xlink:href="#2.2.Children|outline" text:style-name="Default" text:visited-style-name="Default">2.2 </text:a><text:s text:c="2"/><text:a xlink:type="simple" xlink:href="#2.2.Children|outline" text:style-name="Default" text:visited-style-name="Default">Children</text:a> <text:s/><text:tab/><text:a xlink:type="simple" xlink:href="#2.2.Children|outline" text:style-name="Default" text:visited-style-name="Default">5</text:a></text:p>
          <text:p text:style-name="P30"><text:a xlink:type="simple" xlink:href="#2.3.Fragment tables|outline" text:style-name="Default" text:visited-style-name="Default">2.3 </text:a><text:s text:c="2"/><text:a xlink:type="simple" xlink:href="#2.3.Fragment tables|outline" text:style-name="Default" text:visited-style-name="Default">Fragment tables</text:a> <text:s/><text:tab/><text:a xlink:type="simple" xlink:href="#2.3.Fragment tables|outline" text:style-name="Default" text:visited-style-name="Default">5</text:a></text:p>
          <text:p text:style-name="P30"><text:a xlink:type="simple" xlink:href="#2.4.Fields mapping|outline" text:style-name="Default" text:visited-style-name="Default">2.4 </text:a><text:s text:c="2"/><text:a xlink:type="simple" xlink:href="#2.4.Fields mapping|outline" text:style-name="Default" text:visited-style-name="Default">Fields mapping</text:a> <text:s/><text:tab/><text:a xlink:type="simple" xlink:href="#2.4.Fields mapping|outline" text:style-name="Default" text:visited-style-name="Default">5</text:a></text:p>
          <text:p text:style-name="P30"><text:a xlink:type="simple" xlink:href="#2.5.Security|outline" text:style-name="Default" text:visited-style-name="Default">2.5 </text:a><text:s text:c="2"/><text:a xlink:type="simple" xlink:href="#2.5.Security|outline" text:style-name="Default" text:visited-style-name="Default">Security</text:a> <text:s/><text:tab/><text:a xlink:type="simple" xlink:href="#2.5.Security|outline" text:style-name="Default" text:visited-style-name="Default">6</text:a></text:p>
          <text:p text:style-name="P28"><text:a xlink:type="simple" xlink:href="#3.Fragment SQL mapping|outline" text:style-name="Default" text:visited-style-name="Default">3 </text:a><text:s text:c="2"/><text:a xlink:type="simple" xlink:href="#3.Fragment SQL mapping|outline" text:style-name="Default" text:visited-style-name="Default">Fragment SQL mapping</text:a> <text:s/><text:tab/><text:a xlink:type="simple" xlink:href="#3.Fragment SQL mapping|outline" text:style-name="Default" text:visited-style-name="Default">7</text:a></text:p>
          <text:p text:style-name="P30"><text:a xlink:type="simple" xlink:href="#3.1.Identifiers|outline" text:style-name="Default" text:visited-style-name="Default">3.1 </text:a><text:s text:c="2"/><text:a xlink:type="simple" xlink:href="#3.1.Identifiers|outline" text:style-name="Default" text:visited-style-name="Default">Identifiers</text:a> <text:s/><text:tab/><text:a xlink:type="simple" xlink:href="#3.1.Identifiers|outline" text:style-name="Default" text:visited-style-name="Default">7</text:a></text:p>
          <text:p text:style-name="P30"><text:a xlink:type="simple" xlink:href="#3.2.Repositories table|outline" text:style-name="Default" text:visited-style-name="Default">3.2 </text:a><text:s text:c="2"/><text:a xlink:type="simple" xlink:href="#3.2.Repositories table|outline" text:style-name="Default" text:visited-style-name="Default">Repositories table</text:a> <text:s/><text:tab/><text:a xlink:type="simple" xlink:href="#3.2.Repositories table|outline" text:style-name="Default" text:visited-style-name="Default">7</text:a></text:p>
          <text:p text:style-name="P30"><text:a xlink:type="simple" xlink:href="#3.3.Hierarchy table|outline" text:style-name="Default" text:visited-style-name="Default">3.3 </text:a><text:s text:c="2"/><text:a xlink:type="simple" xlink:href="#3.3.Hierarchy table|outline" text:style-name="Default" text:visited-style-name="Default">Hierarchy table</text:a> <text:s/><text:tab/><text:a xlink:type="simple" xlink:href="#3.3.Hierarchy table|outline" text:style-name="Default" text:visited-style-name="Default">7</text:a></text:p>
          <text:p text:style-name="P30"><text:a xlink:type="simple" xlink:href="#3.4.Type information|outline" text:style-name="Default" text:visited-style-name="Default">3.4 </text:a><text:s text:c="2"/><text:a xlink:type="simple" xlink:href="#3.4.Type information|outline" text:style-name="Default" text:visited-style-name="Default">Type information</text:a> <text:s/><text:tab/><text:a xlink:type="simple" xlink:href="#3.4.Type information|outline" text:style-name="Default" text:visited-style-name="Default">7</text:a></text:p>
          <text:p text:style-name="P30"><text:a xlink:type="simple" xlink:href="#3.5.Simple fragment tables|outline" text:style-name="Default" text:visited-style-name="Default">3.5 </text:a><text:s text:c="2"/><text:a xlink:type="simple" xlink:href="#3.5.Simple fragment tables|outline" text:style-name="Default" text:visited-style-name="Default">Simple fragment tables</text:a> <text:s/><text:tab/><text:a xlink:type="simple" xlink:href="#3.5.Simple fragment tables|outline" text:style-name="Default" text:visited-style-name="Default">8</text:a></text:p>
          <text:p text:style-name="P30"><text:a xlink:type="simple" xlink:href="#3.6.Collection fragment tables|outline" text:style-name="Default" text:visited-style-name="Default">3.6 </text:a><text:s text:c="2"/><text:a xlink:type="simple" xlink:href="#3.6.Collection fragment tables|outline" text:style-name="Default" text:visited-style-name="Default">Collection fragment tables</text:a> <text:s/><text:tab/><text:a xlink:type="simple" xlink:href="#3.6.Collection fragment tables|outline" text:style-name="Default" text:visited-style-name="Default">8</text:a></text:p>
          <text:p text:style-name="P30"><text:a xlink:type="simple" xlink:href="#3.7.Specialized tables|outline" text:style-name="Default" text:visited-style-name="Default">3.7 </text:a><text:s text:c="2"/><text:a xlink:type="simple" xlink:href="#3.7.Specialized tables|outline" text:style-name="Default" text:visited-style-name="Default">Specialized tables</text:a> <text:s/><text:tab/><text:a xlink:type="simple" xlink:href="#3.7.Specialized tables|outline" text:style-name="Default" text:visited-style-name="Default">8</text:a></text:p>
          <text:p text:style-name="P29"><text:a xlink:type="simple" xlink:href="#3.7.1.Files and binaries|outline" text:style-name="Default" text:visited-style-name="Default">3.7.1 </text:a><text:s text:c="2"/><text:a xlink:type="simple" xlink:href="#3.7.1.Files and binaries|outline" text:style-name="Default" text:visited-style-name="Default">Files and binaries</text:a> <text:s/><text:tab/><text:a xlink:type="simple" xlink:href="#3.7.1.Files and binaries|outline" text:style-name="Default" text:visited-style-name="Default">8</text:a></text:p>
          <text:p text:style-name="P29"><text:a xlink:type="simple" xlink:href="#3.7.2.Locking|outline" text:style-name="Default" text:visited-style-name="Default">3.7.2 </text:a><text:s text:c="2"/><text:a xlink:type="simple" xlink:href="#3.7.2.Locking|outline" text:style-name="Default" text:visited-style-name="Default">Locking</text:a> <text:s/><text:tab/><text:a xlink:type="simple" xlink:href="#3.7.2.Locking|outline" text:style-name="Default" text:visited-style-name="Default">9</text:a></text:p>
          <text:p text:style-name="P29"><text:a xlink:type="simple" xlink:href="#3.7.3.Versioning|outline" text:style-name="Default" text:visited-style-name="Default">3.7.3 </text:a><text:s text:c="2"/><text:a xlink:type="simple" xlink:href="#3.7.3.Versioning|outline" text:style-name="Default" text:visited-style-name="Default">Versioning</text:a> <text:s/><text:tab/><text:a xlink:type="simple" xlink:href="#3.7.3.Versioning|outline" text:style-name="Default" text:visited-style-name="Default">9</text:a></text:p>
          <text:p text:style-name="P29"><text:a xlink:type="simple" xlink:href="#3.7.4.Proxies|outline" text:style-name="Default" text:visited-style-name="Default">3.7.4 </text:a><text:s text:c="2"/><text:a xlink:type="simple" xlink:href="#3.7.4.Proxies|outline" text:style-name="Default" text:visited-style-name="Default">Proxies</text:a> <text:s/><text:tab/><text:a xlink:type="simple" xlink:href="#3.7.4.Proxies|outline" text:style-name="Default" text:visited-style-name="Default">10</text:a></text:p>
          <text:p text:style-name="P29"><text:a xlink:type="simple" xlink:href="#3.7.5.Security|outline" text:style-name="Default" text:visited-style-name="Default">3.7.5 </text:a><text:s text:c="2"/><text:a xlink:type="simple" xlink:href="#3.7.5.Security|outline" text:style-name="Default" text:visited-style-name="Default">Security</text:a> <text:s/><text:tab/><text:a xlink:type="simple" xlink:href="#3.7.5.Security|outline" text:style-name="Default" text:visited-style-name="Default">11</text:a></text:p>
          <text:p text:style-name="P29"><text:a xlink:type="simple" xlink:href="#3.7.6.Miscellaneous|outline" text:style-name="Default" text:visited-style-name="Default">3.7.6 </text:a><text:s text:c="2"/><text:a xlink:type="simple" xlink:href="#3.7.6.Miscellaneous|outline" text:style-name="Default" text:visited-style-name="Default">Miscellaneous</text:a> <text:s/><text:tab/><text:a xlink:type="simple" xlink:href="#3.7.6.Miscellaneous|outline" text:style-name="Default" text:visited-style-name="Default">11</text:a></text:p>
          <text:p text:style-name="P28"><text:a xlink:type="simple" xlink:href="#4.Future features|outline" text:style-name="Default" text:visited-style-name="Default">4 </text:a><text:s text:c="2"/><text:a xlink:type="simple" xlink:href="#4.Future features|outline" text:style-name="Default" text:visited-style-name="Default">Future features</text:a> <text:s/><text:tab/><text:a xlink:type="simple" xlink:href="#4.Future features|outline" text:style-name="Default" text:visited-style-name="Default">12</text:a></text:p>
          <text:p text:style-name="P30"><text:a xlink:type="simple" xlink:href="#4.1.Per-document facets|outline" text:style-name="Default" text:visited-style-name="Default">4.1 </text:a><text:s text:c="2"/><text:a xlink:type="simple" xlink:href="#4.1.Per-document facets|outline" text:style-name="Default" text:visited-style-name="Default">Per-document facets</text:a> <text:s/><text:tab/><text:a xlink:type="simple" xlink:href="#4.1.Per-document facets|outline" text:style-name="Default" text:visited-style-name="Default">12</text:a></text:p>
          <text:p text:style-name="P30"><text:a xlink:type="simple" xlink:href="#4.2.Optimized hierarchy|outline" text:style-name="Default" text:visited-style-name="Default">4.2 </text:a><text:s text:c="2"/><text:a xlink:type="simple" xlink:href="#4.2.Optimized hierarchy|outline" text:style-name="Default" text:visited-style-name="Default">Optimized hierarchy</text:a> <text:s/><text:tab/><text:a xlink:type="simple" xlink:href="#4.2.Optimized hierarchy|outline" text:style-name="Default" text:visited-style-name="Default">12</text:a></text:p>
          <text:p text:style-name="P30"><text:a xlink:type="simple" xlink:href="#4.3.Same-name siblings|outline" text:style-name="Default" text:visited-style-name="Default">4.3 </text:a><text:s text:c="2"/><text:a xlink:type="simple" xlink:href="#4.3.Same-name siblings|outline" text:style-name="Default" text:visited-style-name="Default">Same-name siblings</text:a> <text:s/><text:tab/><text:a xlink:type="simple" xlink:href="#4.3.Same-name siblings|outline" text:style-name="Default" text:visited-style-name="Default">12</text:a></text:p>
          <text:p text:style-name="P30"><text:a xlink:type="simple" xlink:href="#4.4.Shareable nodes|outline" text:style-name="Default" text:visited-style-name="Default">4.4 </text:a><text:s text:c="2"/><text:a xlink:type="simple" xlink:href="#4.4.Shareable nodes|outline" text:style-name="Default" text:visited-style-name="Default">Shareable nodes</text:a> <text:s/><text:tab/><text:a xlink:type="simple" xlink:href="#4.4.Shareable nodes|outline" text:style-name="Default" text:visited-style-name="Default">12</text:a></text:p>
          <text:p text:style-name="P30"><text:a xlink:type="simple" xlink:href="#4.5.Workspaces|outline" text:style-name="Default" text:visited-style-name="Default">4.5 </text:a><text:s text:c="2"/><text:a xlink:type="simple" xlink:href="#4.5.Workspaces|outline" text:style-name="Default" text:visited-style-name="Default">Workspaces</text:a> <text:s/><text:tab/><text:a xlink:type="simple" xlink:href="#4.5.Workspaces|outline" text:style-name="Default" text:visited-style-name="Default">13</text:a></text:p>
          <text:p text:style-name="P30"><text:a xlink:type="simple" xlink:href="#4.6.Residual properties|outline" text:style-name="Default" text:visited-style-name="Default">4.6 </text:a><text:s text:c="2"/><text:a xlink:type="simple" xlink:href="#4.6.Residual properties|outline" text:style-name="Default" text:visited-style-name="Default">Residual properties</text:a> <text:s/><text:tab/><text:a xlink:type="simple" xlink:href="#4.6.Residual properties|outline" text:style-name="Default" text:visited-style-name="Default">13</text:a></text:p>
          <text:p text:style-name="P30"><text:a xlink:type="simple" xlink:href="#4.7.Local groups|outline" text:style-name="Default" text:visited-style-name="Default">4.7 </text:a><text:s text:c="2"/><text:a xlink:type="simple" xlink:href="#4.7.Local groups|outline" text:style-name="Default" text:visited-style-name="Default">Local groups</text:a> <text:s/><text:tab/><text:a xlink:type="simple" xlink:href="#4.7.Local groups|outline" text:style-name="Default" text:visited-style-name="Default">13</text:a></text:p>
          <text:p text:style-name="P30"><text:a xlink:type="simple" xlink:href="#4.8.Version predecessors and successors|outline" text:style-name="Default" text:visited-style-name="Default">4.8 </text:a><text:s text:c="2"/><text:a xlink:type="simple" xlink:href="#4.8.Version predecessors and successors|outline" text:style-name="Default" text:visited-style-name="Default">Version predecessors and successors</text:a> <text:s/><text:tab/><text:a xlink:type="simple" xlink:href="#4.8.Version predecessors and successors|outline" text:style-name="Default" text:visited-style-name="Default">13</text:a></text:p>
          <text:p text:style-name="P30"><text:a xlink:type="simple" xlink:href="#4.9.Versioned containers|outline" text:style-name="Default" text:visited-style-name="Default">4.9 </text:a><text:s text:c="2"/><text:a xlink:type="simple" xlink:href="#4.9.Versioned containers|outline" text:style-name="Default" text:visited-style-name="Default">Versioned containers</text:a> <text:s/><text:tab/><text:a xlink:type="simple" xlink:href="#4.9.Versioned containers|outline" text:style-name="Default" text:visited-style-name="Default">14</text:a></text:p>
          <text:p text:style-name="P30"><text:a xlink:type="simple" xlink:href="#4.10.Version activities|outline" text:style-name="Default" text:visited-style-name="Default">4.10 </text:a><text:s text:c="2"/><text:a xlink:type="simple" xlink:href="#4.10.Version activities|outline" text:style-name="Default" text:visited-style-name="Default">Version activities</text:a> <text:s/><text:tab/><text:a xlink:type="simple" xlink:href="#4.10.Version activities|outline" text:style-name="Default" text:visited-style-name="Default">14</text:a></text:p>
          <text:p text:style-name="P30"><text:a xlink:type="simple" xlink:href="#4.11.Version configurations and baselines|outline" text:style-name="Default" text:visited-style-name="Default">4.11 </text:a><text:s text:c="2"/><text:a xlink:type="simple" xlink:href="#4.11.Version configurations and baselines|outline" text:style-name="Default" text:visited-style-name="Default">Version configurations and baselines</text:a> <text:s/><text:tab/><text:a xlink:type="simple" xlink:href="#4.11.Version configurations and baselines|outline" text:style-name="Default" text:visited-style-name="Default">15</text:a></text:p>
        </text:index-body>
      </text:table-of-content>
      <text:h text:style-name="Heading_20_1" text:outline-level="1">Introduction</text:h>
      <text:p text:style-name="Text_20_body">This document presents the design and implementation (as of 2008-08-29) of a storage model for Nuxeo EP to persist information in an SQL database.</text:p>
      <text:p text:style-name="Text_20_body">The goals of this storage model are:</text:p>
      <text:list text:id="1419539676" text:style-name="List_20_1">
        <text:list-item text:start-value="1">
          <text:p text:style-name="List_20_1">store information in standard SQL databases,</text:p>
        </text:list-item>
        <text:list-item>
          <text:p text:style-name="List_20_1">use “natural” object mapping to tables,</text:p>
        </text:list-item>
        <text:list-item>
          <text:p text:style-name="List_20_1">be fast,</text:p>
        </text:list-item>
      </text:list>
      <text:p text:style-name="P25">And in the future:</text:p>
      <text:list text:id="1637136021" text:continue-numbering="true" text:style-name="List_20_1">
        <text:list-item>
          <text:p text:style-name="List_20_1">support a full versioning API, including tree versioning,</text:p>
        </text:list-item>
        <text:list-item>
          <text:p text:style-name="List_20_1">support full-text searches on databases having that capability,</text:p>
        </text:list-item>
        <text:list-item>
          <text:p text:style-name="List_20_1">support storage of blobs as database objects or as filesystem files,</text:p>
        </text:list-item>
        <text:list-item>
          <text:p text:style-name="List_20_1">have some flexibility in the storage model to optimize certain cases at configuration time.</text:p>
        </text:list-item>
      </text:list>
      <text:h text:style-name="Heading_20_1" text:outline-level="1">Mapping Nuxeo to nodes and properties</text:h>
      <text:p text:style-name="Text_20_body">The Nuxeo model is mapped internally to a model based on a hierarchy of nodes and properties. This model is similar to the basic JCR (JSR-170) data model.</text:p>
      <text:h text:style-name="Heading_20_2" text:outline-level="2">Nodes, properties, children</text:h>
      <text:p text:style-name="Text_20_body">A node represents a complex value having several properties.</text:p>
      <text:p text:style-name="Text_20_body">The properties of a node can be either simple (scalars, including binaries), or collections of scalars (lists usually).</text:p>
      <text:p text:style-name="Text_20_body">A node can also have children. A complex property of a Nuxeo document is mapped to child nodes.</text:p>
      <text:h text:style-name="Heading_20_2" text:outline-level="2">Children</text:h>
      <text:p text:style-name="Text_20_body">The parent-child information for nodes is stored in a so-called “hierarchy” table.</text:p>
      <text:p text:style-name="Text_20_body">The normal children of a document are mapped to child nodes of the document node.</text:p>
      <text:p text:style-name="Text_20_body">There are therefore two kinds of children: child documents and complex types. They have to be quickly distinguished in order to:</text:p>
      <text:list text:id="1896447828" text:style-name="List_20_1">
        <text:list-item text:start-value="1">
          <text:p text:style-name="List_20_1">find all child documents and only them,</text:p>
        </text:list-item>
        <text:list-item>
          <text:p text:style-name="List_20_1">find all complex properties of a document and only them,</text:p>
        </text:list-item>
        <text:list-item>
          <text:p text:style-name="List_20_1">resolve name collisions.</text:p>
        </text:list-item>
      </text:list>
      <text:p text:style-name="Text_20_body">To distinguish the two, the fragment table holding hierarchy information has an additional column holding a “is complex property” flag.</text:p>
      <text:h text:style-name="Heading_20_2" text:outline-level="2">Fragment tables</text:h>
      <text:p text:style-name="Text_20_body">A fragment table is a table holding information corresponding to one schema (simple fragment), or a table corresponding to a multi-valued property of a schema (collection fragment).</text:p>
      <text:p text:style-name="Text_20_body">For a simple fragment, each of the table's columns correspond to a simple property of the represented schema. One row corresponds to one document using that schema.</text:p>
      <text:p text:style-name="Text_20_body">For a collection fragment, the set of values for the multi-valued property is represented using as many rows as needed.</text:p>
      <text:p text:style-name="Text_20_body">A node is the set of fragments corresponding to the schemas of that node.</text:p>
      <text:h text:style-name="Heading_20_2" text:outline-level="2">Fields mapping</text:h>
      <text:p text:style-name="Text_20_body">Nuxeo fields are mapped to properties or to child nodes:</text:p>
      <text:list text:id="169240969" text:style-name="List_20_1">
        <text:list-item text:start-value="1">
          <text:p text:style-name="List_20_1">a simple type (scalar or array of scalars) is mapped to a property (simple or collection) of the document node,</text:p>
        </text:list-item>
        <text:list-item>
          <text:p text:style-name="List_20_1">a complex type is mapped to a child node of the document node. There are two kinds of complex types to consider:</text:p>
          <text:list>
            <text:list-item>
              <text:p text:style-name="List_20_1">lists are mapped to a set of ordered complex property children,</text:p>
            </text:list-item>
            <text:list-item>
              <text:p text:style-name="List_20_1">maps are mapped to a node whose node type corresponds to the schema of the map.</text:p>
            </text:list-item>
          </text:list>
        </text:list-item>
      </text:list>
      <text:h text:style-name="Heading_20_2" text:outline-level="2"><text:soft-page-break/>Security</text:h>
      <text:p text:style-name="Text_20_body">Security information is stored as an ACL which is a collection of simple ACEs holding basic rights information. This collection is stored in a dedicated table in a similar way to lists of scalars, except that the value is split over several column to represent the rich ACE values.</text:p>
      <text:h text:style-name="Heading_20_1" text:outline-level="1">Fragment SQL mapping</text:h>
      <text:h text:style-name="Heading_20_2" text:outline-level="2">Identifiers</text:h>
      <text:p text:style-name="Text_20_body">Each node has a unique identifier. In standard Nuxeo EP, it is a UUID that is randomly generated by the storage backend. The backend also supports using an integer assigned from an auto-incremented database sequence, but this is not used by Nuxeo at the moment.</text:p>
      <text:p text:style-name="Text_20_body">All the fragments making up a given node use the node identifier in their <text:span text:style-name="Source_20_Text"><text:span text:style-name="T1">id</text:span></text:span> column.</text:p>
      <text:p text:style-name="Text_20_body">For clarity in the rest of this document simple integers are used, but Nuxeo actually uses UUIDs by default.</text:p>
      <text:h text:style-name="Heading_20_2" text:outline-level="2">Repositories table</text:h>
      <text:p text:style-name="Table_20_Title">This table hold the root identifier for each repository. Usually Nuxeo has only one repository per database, which is named “default”.</text:p>
      <text:p text:style-name="Table_20_Title">Table <text:span text:style-name="Source_20_Text"><text:span text:style-name="T3">repositories</text:span></text:span>:</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id</text:p>
            </table:table-cell>
            <table:table-cell table:style-name="Table7.B1" office:value-type="string">
              <text:p text:style-name="Table_20_Heading">name</text:p>
            </table:table-cell>
          </table:table-row>
        </table:table-header-rows>
        <table:table-row>
          <table:table-cell table:style-name="Table7.A2" office:value-type="float" office:value="1">
            <text:p text:style-name="P12">1</text:p>
          </table:table-cell>
          <table:table-cell table:style-name="Table7.B2" office:value-type="string">
            <text:p text:style-name="Table_20_Contents">default</text:p>
          </table:table-cell>
        </table:table-row>
      </table:table>
      <text:h text:style-name="Heading_20_2" text:outline-level="2">Hierarchy table</text:h>
      <text:p text:style-name="Text_20_body">There are two kinds of nodes: placeful ones (those who have a location in the containment hierarchy), and placeless ones (version frozen nodes).</text:p>
      <text:p text:style-name="P18">Each node has a row in the main <text:span text:style-name="Source_20_Text"><text:span text:style-name="T1">hierarchy</text:span></text:span> table defining its containment information if it is placeful, or just holding its name if it is placeless. The same tables holds ordering information for ordered children.</text:p>
      <text:p text:style-name="Table_20_Title">Table <text:span text:style-name="Source_20_Text"><text:span text:style-name="T3">hierarchy</text:span></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Table_20_Heading">id</text:p>
            </table:table-cell>
            <table:table-cell table:style-name="Table3.A1" office:value-type="string">
              <text:p text:style-name="Table_20_Heading">parentid</text:p>
            </table:table-cell>
            <table:table-cell table:style-name="Table3.A1" office:value-type="string">
              <text:p text:style-name="Table_20_Heading">pos</text:p>
            </table:table-cell>
            <table:table-cell table:style-name="Table3.A1" office:value-type="string">
              <text:p text:style-name="Table_20_Heading">name</text:p>
            </table:table-cell>
            <table:table-cell table:style-name="Table3.E1" office:value-type="string">
              <text:p text:style-name="Table_20_Heading">...</text:p>
            </table:table-cell>
          </table:table-row>
        </table:table-header-rows>
        <table:table-row>
          <table:table-cell table:style-name="Table3.A2" office:value-type="float" office:value="1">
            <text:p text:style-name="P12">1</text:p>
          </table:table-cell>
          <table:table-cell table:style-name="Table3.B2" office:value-type="string">
            <text:p text:style-name="P11"/>
          </table:table-cell>
          <table:table-cell table:style-name="Table3.C2" office:value-type="string">
            <text:p text:style-name="Table_20_Contents"/>
          </table:table-cell>
          <table:table-cell table:style-name="Table3.C2" office:value-type="string">
            <text:p text:style-name="Table_20_Contents">“”</text:p>
          </table:table-cell>
          <table:table-cell table:style-name="Table3.E2" office:value-type="string">
            <text:p text:style-name="Table_20_Contents"/>
          </table:table-cell>
        </table:table-row>
        <table:table-row>
          <table:table-cell table:style-name="Table3.A2" office:value-type="float" office:value="1234">
            <text:p text:style-name="P12">1234</text:p>
          </table:table-cell>
          <table:table-cell table:style-name="Table3.A2" office:value-type="float" office:value="1">
            <text:p text:style-name="P12">1</text:p>
          </table:table-cell>
          <table:table-cell table:style-name="Table3.A2" office:value-type="float" office:value="0">
            <text:p text:style-name="P12">0</text:p>
          </table:table-cell>
          <table:table-cell table:style-name="Table3.C2" office:value-type="string">
            <text:p text:style-name="Table_20_Contents">workspace</text:p>
          </table:table-cell>
          <table:table-cell table:style-name="Table3.E2" office:value-type="string">
            <text:p text:style-name="Table_20_Contents"/>
          </table:table-cell>
        </table:table-row>
        <table:table-row>
          <table:table-cell table:style-name="Table3.B2" office:value-type="string">
            <text:p text:style-name="P12">5678</text:p>
          </table:table-cell>
          <table:table-cell table:style-name="Table3.A2" office:value-type="float" office:value="1234">
            <text:p text:style-name="P12">1234</text:p>
          </table:table-cell>
          <table:table-cell table:style-name="Table3.A2" office:value-type="float" office:value="0">
            <text:p text:style-name="P12">0</text:p>
          </table:table-cell>
          <table:table-cell table:style-name="Table3.C2" office:value-type="string">
            <text:p text:style-name="Table_20_Contents">mydoc</text:p>
          </table:table-cell>
          <table:table-cell table:style-name="Table3.E2" office:value-type="string">
            <text:p text:style-name="Table_20_Contents"/>
          </table:table-cell>
        </table:table-row>
      </table:table>
      <text:p text:style-name="P18">Note that:</text:p>
      <text:list text:id="1573032238" text:style-name="List_20_1">
        <text:list-item text:start-value="1">
          <text:p text:style-name="List_20_1">the <text:span text:style-name="Source_20_Text">id</text:span> column is used as a foreign key reference with “on delete cascade” from all other fragment tables that refer to it,</text:p>
        </text:list-item>
        <text:list-item>
          <text:p text:style-name="List_20_1">the <text:span text:style-name="Source_20_Text">pos</text:span> is NULL for non-ordered children,</text:p>
        </text:list-item>
        <text:list-item>
          <text:p text:style-name="List_20_1">the <text:span text:style-name="Source_20_Text">parentid</text:span> and <text:span text:style-name="Source_20_Text">pos</text:span> are NULL for placeless nodes,</text:p>
        </text:list-item>
      </text:list>
      <text:list text:id="1013476322" text:style-name="List_20_1">
        <text:list-item text:start-value="1">
          <text:p text:style-name="List_20_1">the <text:span text:style-name="Source_20_Text">name</text:span> is an empty string for the hierarchy's root.</text:p>
        </text:list-item>
      </text:list>
      <text:p text:style-name="P22">For performance reasons (denormalization) this table has actually more columns; they are detailed below.</text:p>
      <text:h text:style-name="Heading_20_2" text:outline-level="2">Type information</text:h>
      <text:p text:style-name="P22">The node types are accessed from the main <text:span text:style-name="Source_20_Text"><text:span text:style-name="T1">hierarchy</text:span></text:span> table. </text:p>
      <text:p text:style-name="P22"><text:soft-page-break/>When retrieving a node by its <text:span text:style-name="Source_20_Text"><text:span text:style-name="T4">id</text:span></text:span>, the primary type is consulted first and, according to the value found, applicable fragments are deduced, to give a full information of all the fragment tables that apply to this node.</text:p>
      <text:p text:style-name="Table_20_Title">Table <text:span text:style-name="Source_20_Text"><text:span text:style-name="T3">hierarchy</text:span></text:span> (continued):</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style-name="Table29.1">
            <table:table-cell table:style-name="Table29.A1" office:value-type="string">
              <text:p text:style-name="Table_20_Heading">id</text:p>
            </table:table-cell>
            <table:table-cell table:style-name="Table29.A1" office:value-type="string">
              <text:p text:style-name="Table_20_Heading">...</text:p>
            </table:table-cell>
            <table:table-cell table:style-name="Table29.A1" office:value-type="string">
              <text:p text:style-name="Table_20_Heading">isproperty</text:p>
            </table:table-cell>
            <table:table-cell table:style-name="Table29.A1" office:value-type="string">
              <text:p text:style-name="Table_20_Heading">primarytype</text:p>
            </table:table-cell>
            <table:table-cell table:style-name="Table29.E1" office:value-type="string">
              <text:p text:style-name="Table_20_Heading">...</text:p>
            </table:table-cell>
          </table:table-row>
        </table:table-header-rows>
        <table:table-row>
          <table:table-cell table:style-name="Table29.A2" office:value-type="float" office:value="1">
            <text:p text:style-name="P12">1</text:p>
          </table:table-cell>
          <table:table-cell table:style-name="Table29.A2">
            <text:p text:style-name="P12"/>
          </table:table-cell>
          <table:table-cell table:style-name="Table29.C2" office:value-type="boolean" office:boolean-value="false">
            <text:p text:style-name="P12">FALSE</text:p>
          </table:table-cell>
          <table:table-cell table:style-name="Table29.D2" office:value-type="string">
            <text:p text:style-name="Table_20_Contents">Root</text:p>
          </table:table-cell>
          <table:table-cell table:style-name="Table29.E2" office:value-type="string">
            <text:p text:style-name="Table_20_Contents"/>
          </table:table-cell>
        </table:table-row>
        <table:table-row>
          <table:table-cell table:style-name="Table29.A2" office:value-type="float" office:value="1234">
            <text:p text:style-name="P12">1234</text:p>
          </table:table-cell>
          <table:table-cell table:style-name="Table29.A2">
            <text:p text:style-name="P12"/>
          </table:table-cell>
          <table:table-cell table:style-name="Table29.C2" office:value-type="boolean" office:boolean-value="false">
            <text:p text:style-name="P12">FALSE</text:p>
          </table:table-cell>
          <table:table-cell table:style-name="Table29.D2" office:value-type="string">
            <text:p text:style-name="Table_20_Contents">Bar</text:p>
          </table:table-cell>
          <table:table-cell table:style-name="Table29.E2" office:value-type="string">
            <text:p text:style-name="Table_20_Contents"/>
          </table:table-cell>
        </table:table-row>
        <table:table-row>
          <table:table-cell table:style-name="Table29.A2" office:value-type="float" office:value="5678">
            <text:p text:style-name="P12">5678</text:p>
          </table:table-cell>
          <table:table-cell table:style-name="Table29.A2">
            <text:p text:style-name="P12"/>
          </table:table-cell>
          <table:table-cell table:style-name="Table29.C2" office:value-type="boolean" office:boolean-value="false">
            <text:p text:style-name="P12">FALSE</text:p>
          </table:table-cell>
          <table:table-cell table:style-name="Table29.D2" office:value-type="string">
            <text:p text:style-name="Table_20_Contents">Mytype</text:p>
          </table:table-cell>
          <table:table-cell table:style-name="Table29.E2" office:value-type="string">
            <text:p text:style-name="Table_20_Contents"/>
          </table:table-cell>
        </table:table-row>
      </table:table>
      <text:p text:style-name="Text_20_body">The <text:span text:style-name="Source_20_Text">isproperty</text:span> column holds a boolean that distinguishes normal children from complex properties.</text:p>
      <text:h text:style-name="Heading_20_2" text:outline-level="2">Simple fragment tables</text:h>
      <text:p text:style-name="P18">Each Nuxeo schema corresponds to one table. The table's columns are all the single-valued properties of the corresponding schema. Multi-valued properties are stored in a separate table each.</text:p>
      <text:p text:style-name="P18">A <text:span text:style-name="Source_20_Text">myschema</text:span> fragment (corresponding to a Nuxeo schema with the same name) will have the following table:</text:p>
      <text:p text:style-name="Table_20_Title">Table <text:span text:style-name="Source_20_Text"><text:span text:style-name="T3">myschema</text:span></text:span><text:span text:style-name="T1">:</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id</text:p>
            </table:table-cell>
            <table:table-cell table:style-name="Table1.A1" office:value-type="string">
              <text:p text:style-name="Table_20_Heading">title</text:p>
            </table:table-cell>
            <table:table-cell table:style-name="Table1.A1" office:value-type="string">
              <text:p text:style-name="Table_20_Heading">description</text:p>
            </table:table-cell>
            <table:table-cell table:style-name="Table1.D1" office:value-type="string">
              <text:p text:style-name="Table_20_Heading">created</text:p>
            </table:table-cell>
          </table:table-row>
        </table:table-header-rows>
        <table:table-row>
          <table:table-cell table:style-name="Table1.A2" office:value-type="float" office:value="5678">
            <text:p text:style-name="P12">5678</text:p>
          </table:table-cell>
          <table:table-cell table:style-name="Table1.B2" office:value-type="string">
            <text:p text:style-name="Table_20_Contents">Mickey</text:p>
          </table:table-cell>
          <table:table-cell table:style-name="Table1.B2" office:value-type="string">
            <text:p text:style-name="Table_20_Contents">The Mouse</text:p>
          </table:table-cell>
          <table:table-cell table:style-name="Table1.D2" office:value-type="string">
            <text:p text:style-name="Table_20_Contents">2008-08-01 12:56:15.000</text:p>
          </table:table-cell>
        </table:table-row>
      </table:table>
      <text:p text:style-name="P18">A consequence is that to retrieve the content of a node, a SELECT will have to be done in each of the tables corresponding to the node type and all its inherited node types. However lazy retrieval of a node's content means that in many cases only a subset of these tables will be needed. </text:p>
      <text:h text:style-name="Heading_20_2" text:outline-level="2">Collection fragment tables</text:h>
      <text:p text:style-name="Text_20_body">A multi-valued property is represented as data from a separate array table holding the values and their order. For instance, the property “<text:span text:style-name="Source_20_Text">my:subjects</text:span>” of the schema “<text:span text:style-name="Source_20_Text">myschema</text:span>” with prefix “<text:span text:style-name="Source_20_Text">my</text:span>” will be stored in the following table:</text:p>
      <text:p text:style-name="Table_20_Title">Table <text:span text:style-name="Source_20_Text"><text:span text:style-name="T3">my_subjects</text:span></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id</text:p>
            </table:table-cell>
            <table:table-cell table:style-name="Table2.A1" office:value-type="string">
              <text:p text:style-name="Table_20_Heading">pos</text:p>
            </table:table-cell>
            <table:table-cell table:style-name="Table2.C1" office:value-type="string">
              <text:p text:style-name="Table_20_Heading">value</text:p>
            </table:table-cell>
          </table:table-row>
        </table:table-header-rows>
        <table:table-row>
          <table:table-cell table:style-name="Table2.A2" office:value-type="float" office:value="5678">
            <text:p text:style-name="P12">5678</text:p>
          </table:table-cell>
          <table:table-cell table:style-name="Table2.B2" office:value-type="float" office:value="0">
            <text:p text:style-name="P12">0</text:p>
          </table:table-cell>
          <table:table-cell table:style-name="Table2.C2" office:value-type="string">
            <text:p text:style-name="Table_20_Contents">USA</text:p>
          </table:table-cell>
        </table:table-row>
        <table:table-row>
          <table:table-cell table:style-name="Table2.A2" office:value-type="float" office:value="5678">
            <text:p text:style-name="P12">5678</text:p>
          </table:table-cell>
          <table:table-cell table:style-name="Table2.B2" office:value-type="float" office:value="1">
            <text:p text:style-name="P12">1</text:p>
          </table:table-cell>
          <table:table-cell table:style-name="Table2.C2" office:value-type="string">
            <text:p text:style-name="Table_20_Contents">CTU</text:p>
          </table:table-cell>
        </table:table-row>
      </table:table>
      <text:h text:style-name="Heading_20_2" text:outline-level="2">Specialized tables</text:h>
      <text:p text:style-name="Text_20_body">The following tables correspond to features that are not expressed primarily as Nuxeo schemas.</text:p>
      <text:h text:style-name="Heading_20_3" text:outline-level="3">Files and binaries</text:h>
      <text:p text:style-name="Text_20_body">The file (content) abstraction in Nuxeo is treated by the storage as any other schema, except that one of the column hold a “binary” value. This binary value corresponds indirectly to the content of the file.</text:p>
      <text:p text:style-name="Table_20_Title"><text:soft-page-break/>Table <text:span text:style-name="Source_20_Text"><text:span text:style-name="T3">content</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style-name="Table9.1">
            <table:table-cell table:style-name="Table9.A1" office:value-type="string">
              <text:p text:style-name="Table_20_Heading">id</text:p>
            </table:table-cell>
            <table:table-cell table:style-name="Table9.A1" office:value-type="string">
              <text:p text:style-name="Table_20_Heading">mime-type</text:p>
            </table:table-cell>
            <table:table-cell table:style-name="Table9.A1" office:value-type="string">
              <text:p text:style-name="Table_20_Heading">encoding</text:p>
            </table:table-cell>
            <table:table-cell table:style-name="Table9.A1" office:value-type="string">
              <text:p text:style-name="Table_20_Heading">data</text:p>
            </table:table-cell>
            <table:table-cell table:style-name="Table9.A1" office:value-type="string">
              <text:p text:style-name="Table_20_Heading">length</text:p>
            </table:table-cell>
            <table:table-cell table:style-name="Table9.F1" office:value-type="string">
              <text:p text:style-name="Table_20_Heading">digest</text:p>
            </table:table-cell>
          </table:table-row>
        </table:table-header-rows>
        <table:table-row>
          <table:table-cell table:style-name="Table9.A2" office:value-type="float" office:value="8501">
            <text:p text:style-name="P12">8501</text:p>
          </table:table-cell>
          <table:table-cell table:style-name="Table9.B2" office:value-type="string">
            <text:p text:style-name="Table_20_Contents">application/pdf</text:p>
          </table:table-cell>
          <table:table-cell table:style-name="Table9.B2" office:value-type="string">
            <text:p text:style-name="Table_20_Contents"/>
          </table:table-cell>
          <table:table-cell table:style-name="Table9.B2" office:value-type="string">
            <text:p text:style-name="Table_20_Contents">ebca0d868ef3</text:p>
          </table:table-cell>
          <table:table-cell table:style-name="Table9.E2" office:value-type="float" office:value="344256">
            <text:p text:style-name="P12">344256</text:p>
          </table:table-cell>
          <table:table-cell table:style-name="Table9.F2" office:value-type="string">
            <text:p text:style-name="Table_20_Contents"/>
          </table:table-cell>
        </table:table-row>
        <table:table-row>
          <table:table-cell table:style-name="Table9.A2" office:value-type="float" office:value="8502">
            <text:p text:style-name="P12">8502</text:p>
          </table:table-cell>
          <table:table-cell table:style-name="Table9.B2" office:value-type="string">
            <text:p text:style-name="Table_20_Contents">text/plain</text:p>
          </table:table-cell>
          <table:table-cell table:style-name="Table9.B2" office:value-type="string">
            <text:p text:style-name="Table_20_Contents">ISO-8859-1</text:p>
          </table:table-cell>
          <table:table-cell table:style-name="Table9.B2" office:value-type="string">
            <text:p text:style-name="Table_20_Contents">5f3b55a834a0</text:p>
          </table:table-cell>
          <table:table-cell table:style-name="Table9.E2" office:value-type="float" office:value="541">
            <text:p text:style-name="P12">541</text:p>
          </table:table-cell>
          <table:table-cell table:style-name="Table9.F2" office:value-type="string">
            <text:p text:style-name="Table_20_Contents"/>
          </table:table-cell>
        </table:table-row>
        <table:table-row>
          <table:table-cell table:style-name="Table9.A2" office:value-type="float" office:value="8503">
            <text:p text:style-name="P12">8503</text:p>
          </table:table-cell>
          <table:table-cell table:style-name="Table9.B2" office:value-type="string">
            <text:p text:style-name="Table_20_Contents">text/plain</text:p>
          </table:table-cell>
          <table:table-cell table:style-name="Table9.B2" office:value-type="string">
            <text:p text:style-name="Table_20_Contents">ISO-8859-1</text:p>
          </table:table-cell>
          <table:table-cell table:style-name="Table9.B2" office:value-type="string">
            <text:p text:style-name="Table_20_Contents">5f3b55a834a0</text:p>
          </table:table-cell>
          <table:table-cell table:style-name="Table9.E2" office:value-type="float" office:value="541">
            <text:p text:style-name="P12">541</text:p>
          </table:table-cell>
          <table:table-cell table:style-name="Table9.F2" office:value-type="string">
            <text:p text:style-name="Table_20_Contents"/>
          </table:table-cell>
        </table:table-row>
      </table:table>
      <text:p text:style-name="Table_20_Title">Table <text:span text:style-name="Source_20_Text"><text:span text:style-name="T3">file</text:span></text:span>:</text:p>
      <table:table table:name="Table27" table:style-name="Table27">
        <table:table-column table:style-name="Table27.A"/>
        <table:table-column table:style-name="Table27.B"/>
        <table:table-header-rows>
          <table:table-row table:style-name="Table27.1">
            <table:table-cell table:style-name="Table27.A1" office:value-type="string">
              <text:p text:style-name="Table_20_Heading">id</text:p>
            </table:table-cell>
            <table:table-cell table:style-name="Table27.B1" office:value-type="string">
              <text:p text:style-name="Table_20_Heading">filename</text:p>
            </table:table-cell>
          </table:table-row>
        </table:table-header-rows>
        <table:table-row>
          <table:table-cell table:style-name="Table27.A2" office:value-type="float" office:value="4061">
            <text:p text:style-name="P12">4061</text:p>
          </table:table-cell>
          <table:table-cell table:style-name="Table27.B2" office:value-type="string">
            <text:p text:style-name="Table_20_Contents">report.pdf</text:p>
          </table:table-cell>
        </table:table-row>
        <table:table-row>
          <table:table-cell table:style-name="Table27.A3" office:value-type="string">
            <text:p text:style-name="P12">4062</text:p>
          </table:table-cell>
          <table:table-cell table:style-name="Table27.B2" office:value-type="string">
            <text:p text:style-name="Table_20_Contents">test.txt</text:p>
          </table:table-cell>
        </table:table-row>
        <table:table-row>
          <table:table-cell table:style-name="Table27.A3" office:value-type="string">
            <text:p text:style-name="P12">4063</text:p>
          </table:table-cell>
          <table:table-cell table:style-name="Table27.B2" office:value-type="string">
            <text:p text:style-name="Table_20_Contents">test_copy.txt</text:p>
          </table:table-cell>
        </table:table-row>
      </table:table>
      <text:p text:style-name="Text_20_body">The filename is stored in a separate table just because the current Nuxeo schemas are split that way (the filename is a property of the document, but the content is a child complex property). In the future this could be optimized by having better schemas.</text:p>
      <text:p text:style-name="Text_20_body">The <text:span text:style-name="Source_20_Text">data</text:span> column of the <text:span text:style-name="Source_20_Text">content</text:span> table refers to a binary type. All binary storage is done on the server filesystem according to the value stored in the data column, which is a cryptographic hash of the binary, in order to check for uniqueness and share identical binaries.</text:p>
      <text:p text:style-name="Text_20_body">On the server filesystem, a binary is stored in a set of multi-level directories based on the has, to spread storage. For instance the binary with the has <text:span text:style-name="Source_20_Text">ebca0d868ef3</text:span> will be stored in a file with path <text:span text:style-name="Source_20_Text">data/eb/ca/0d/ebca0d868ef3</text:span> under the binaries root.</text:p>
      <text:h text:style-name="Heading_20_3" text:outline-level="3">Locking</text:h>
      <text:p text:style-name="Table_20_Title">The locking in the basic Nuxeo model is simple, and mostly managed by the application level.</text:p>
      <text:p text:style-name="Table_20_Title">A lock can be shallow (applies only to the node on which it's placed) or deep (applies to all underlying nodes)</text:p>
      <text:p text:style-name="P17">Table <text:span text:style-name="Source_20_Text"><text:span text:style-name="T3">locks</text:span></text:span>:</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id</text:p>
            </table:table-cell>
            <table:table-cell table:style-name="Table26.B1" office:value-type="string">
              <text:p text:style-name="Table_20_Heading">lock</text:p>
            </table:table-cell>
          </table:table-row>
        </table:table-header-rows>
        <table:table-row>
          <table:table-cell table:style-name="Table26.A2" office:value-type="string">
            <text:p text:style-name="P12">5670</text:p>
          </table:table-cell>
          <table:table-cell table:style-name="Table26.B2" office:value-type="string">
            <text:p text:style-name="P12">Administrator:20 Aug 2008</text:p>
          </table:table-cell>
        </table:table-row>
        <table:table-row>
          <table:table-cell table:style-name="Table26.A3" office:value-type="string">
            <text:p text:style-name="P12">5678</text:p>
          </table:table-cell>
          <table:table-cell table:style-name="Table26.B2" office:value-type="string">
            <text:p text:style-name="P12">Administrator:20 Aug 2008</text:p>
          </table:table-cell>
        </table:table-row>
        <table:table-row>
          <table:table-cell table:style-name="Table26.A4" office:value-type="float" office:value="9944">
            <text:p text:style-name="P12">9944</text:p>
          </table:table-cell>
          <table:table-cell table:style-name="Table26.B2" office:value-type="string">
            <text:p text:style-name="P12">Administrator:21 Aug 2008</text:p>
          </table:table-cell>
        </table:table-row>
      </table:table>
      <text:p text:style-name="Text_20_body">In the future this table will be extended with a timestamp (for timeouts), a token (for open-scoped locks), and further information (like a deep/shallow flag).</text:p>
      <text:h text:style-name="Heading_20_3" text:outline-level="3">Versioning</text:h>
      <text:p text:style-name="Text_20_body">Versioning uses identifiers for several concepts:</text:p>
      <text:list text:id="307100697" text:style-name="List_20_1">
        <text:list-item text:start-value="1">
          <text:p text:style-name="List_20_1">live node id,</text:p>
        </text:list-item>
        <text:list-item>
          <text:p text:style-name="List_20_1">version id,</text:p>
        </text:list-item>
        <text:list-item>
          <text:p text:style-name="List_20_1">versionable id.</text:p>
        </text:list-item>
      </text:list>
      <text:p text:style-name="Text_20_body">The <text:span text:style-name="T5">live node id</text:span> is the identifier of a node that may be subject to versioning.</text:p>
      <text:p text:style-name="Text_20_body"><text:soft-page-break/>The <text:span text:style-name="T5">version id</text:span> is the identifier of the frozen node copy that is created when a version was snapshotted.</text:p>
      <text:p text:style-name="Text_20_body">The <text:span text:style-name="T5">versionable id</text:span> is the identifier of the original live node of a version, but keeps its meaning even after the live node may be deleted. Several frozen version nodes may come from the same live node, and therefore have the same versionable id.</text:p>
      <text:p text:style-name="Text_20_body">Version nodes don't have a parent (they are placeless), but have more meta-information (<text:span text:style-name="Source_20_Text">versionableid</text:span>, various information) than live nodes. Live nodes hold information about the version they are derived from (base version).</text:p>
      <text:p text:style-name="P23">Table <text:span text:style-name="Source_20_Text"><text:span text:style-name="T3">hierarchy</text:span></text:span> (continued):</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14.1">
            <table:table-cell table:style-name="Table14.A1" office:value-type="string">
              <text:p text:style-name="Table_20_Heading">id</text:p>
            </table:table-cell>
            <table:table-cell table:style-name="Table14.A1" office:value-type="string">
              <text:p text:style-name="Table_20_Heading">...</text:p>
            </table:table-cell>
            <table:table-cell table:style-name="Table14.A1" office:value-type="string">
              <text:p text:style-name="Table_20_Heading">baseversionid</text:p>
            </table:table-cell>
            <table:table-cell table:style-name="Table14.A1" office:value-type="string">
              <text:p text:style-name="Table_20_Heading">ischeckedin</text:p>
            </table:table-cell>
            <table:table-cell table:style-name="Table14.A1" office:value-type="string">
              <text:p text:style-name="Table_20_Heading">majorversion</text:p>
            </table:table-cell>
            <table:table-cell table:style-name="Table14.F1" office:value-type="string">
              <text:p text:style-name="Table_20_Heading">minorversion</text:p>
            </table:table-cell>
          </table:table-row>
        </table:table-header-rows>
        <table:table-row>
          <table:table-cell table:style-name="Table14.A2" office:value-type="float" office:value="5675">
            <text:p text:style-name="P12">5675</text:p>
          </table:table-cell>
          <table:table-cell table:style-name="Table14.A2">
            <text:p text:style-name="P12"/>
          </table:table-cell>
          <table:table-cell table:style-name="Table14.C2" office:value-type="string">
            <text:p text:style-name="P12">6120</text:p>
          </table:table-cell>
          <table:table-cell table:style-name="Table14.D2" office:value-type="boolean" office:boolean-value="true">
            <text:p text:style-name="P12">TRUE</text:p>
          </table:table-cell>
          <table:table-cell table:style-name="Table14.A2" office:value-type="float" office:value="1">
            <text:p text:style-name="P12">1</text:p>
          </table:table-cell>
          <table:table-cell table:style-name="Table14.F2" office:value-type="float" office:value="0">
            <text:p text:style-name="P12">0</text:p>
          </table:table-cell>
        </table:table-row>
        <table:table-row>
          <table:table-cell table:style-name="Table14.A2" office:value-type="float" office:value="5678">
            <text:p text:style-name="P12">5678</text:p>
          </table:table-cell>
          <table:table-cell table:style-name="Table14.A2">
            <text:p text:style-name="P12"/>
          </table:table-cell>
          <table:table-cell table:style-name="Table14.C2" office:value-type="string">
            <text:p text:style-name="P12">6143</text:p>
          </table:table-cell>
          <table:table-cell table:style-name="Table14.D2" office:value-type="boolean" office:boolean-value="false">
            <text:p text:style-name="P12">FALSE</text:p>
          </table:table-cell>
          <table:table-cell table:style-name="Table14.A2" office:value-type="float" office:value="1">
            <text:p text:style-name="P12">1</text:p>
          </table:table-cell>
          <table:table-cell table:style-name="Table14.F2" office:value-type="float" office:value="1">
            <text:p text:style-name="P12">1</text:p>
          </table:table-cell>
        </table:table-row>
        <table:table-row>
          <table:table-cell table:style-name="Table14.A2" office:value-type="float" office:value="5710">
            <text:p text:style-name="P12">5710</text:p>
          </table:table-cell>
          <table:table-cell table:style-name="Table14.A2">
            <text:p text:style-name="P12"/>
          </table:table-cell>
          <table:table-cell table:style-name="Table14.C4" office:value-type="string">
            <text:p text:style-name="P11"/>
          </table:table-cell>
          <table:table-cell table:style-name="Table14.D2" office:value-type="boolean" office:boolean-value="false">
            <text:p text:style-name="P12">FALSE</text:p>
          </table:table-cell>
          <table:table-cell table:style-name="Table14.C4" office:value-type="string">
            <text:p text:style-name="Table_20_Contents"/>
          </table:table-cell>
          <table:table-cell table:style-name="Table14.F4" office:value-type="string">
            <text:p text:style-name="Table_20_Contents"/>
          </table:table-cell>
        </table:table-row>
        <table:table-row>
          <table:table-cell table:style-name="Table14.C2" office:value-type="string">
            <text:p text:style-name="P12">6120</text:p>
          </table:table-cell>
          <table:table-cell table:style-name="Table14.A2">
            <text:p text:style-name="P12"/>
          </table:table-cell>
          <table:table-cell table:style-name="Table14.C4" office:value-type="string">
            <text:p text:style-name="P11"/>
          </table:table-cell>
          <table:table-cell table:style-name="Table14.C4" office:value-type="string">
            <text:p text:style-name="P11"/>
          </table:table-cell>
          <table:table-cell table:style-name="Table14.A2" office:value-type="float" office:value="1">
            <text:p text:style-name="P12">1</text:p>
          </table:table-cell>
          <table:table-cell table:style-name="Table14.F2" office:value-type="float" office:value="0">
            <text:p text:style-name="P12">0</text:p>
          </table:table-cell>
        </table:table-row>
        <table:table-row>
          <table:table-cell table:style-name="Table14.C2" office:value-type="string">
            <text:p text:style-name="P12">6121</text:p>
          </table:table-cell>
          <table:table-cell table:style-name="Table14.A2">
            <text:p text:style-name="P12"/>
          </table:table-cell>
          <table:table-cell table:style-name="Table14.C4" office:value-type="string">
            <text:p text:style-name="P11"/>
          </table:table-cell>
          <table:table-cell table:style-name="Table14.C4" office:value-type="string">
            <text:p text:style-name="P11"/>
          </table:table-cell>
          <table:table-cell table:style-name="Table14.A2" office:value-type="float" office:value="1">
            <text:p text:style-name="P12">1</text:p>
          </table:table-cell>
          <table:table-cell table:style-name="Table14.F2" office:value-type="float" office:value="1">
            <text:p text:style-name="P12">1</text:p>
          </table:table-cell>
        </table:table-row>
        <table:table-row>
          <table:table-cell table:style-name="Table14.C2" office:value-type="string">
            <text:p text:style-name="P12">6143</text:p>
          </table:table-cell>
          <table:table-cell table:style-name="Table14.A2">
            <text:p text:style-name="P12"/>
          </table:table-cell>
          <table:table-cell table:style-name="Table14.C4" office:value-type="string">
            <text:p text:style-name="P11"/>
          </table:table-cell>
          <table:table-cell table:style-name="Table14.C4" office:value-type="string">
            <text:p text:style-name="P11"/>
          </table:table-cell>
          <table:table-cell table:style-name="Table14.A2" office:value-type="float" office:value="4">
            <text:p text:style-name="P12">4</text:p>
          </table:table-cell>
          <table:table-cell table:style-name="Table14.F2" office:value-type="float" office:value="3">
            <text:p text:style-name="P12">3</text:p>
          </table:table-cell>
        </table:table-row>
      </table:table>
      <text:p text:style-name="Table_20_Title">Note that:</text:p>
      <text:list text:id="1770041211" text:style-name="List_20_1">
        <text:list-item text:start-value="1">
          <text:p text:style-name="List_20_1">the <text:span text:style-name="Source_20_Text">baseversionid</text:span> represents the version from which a checked out or checked in document originates. A new document that has never been checked in has a NULL <text:span text:style-name="Source_20_Text">baseversionid</text:span>,</text:p>
        </text:list-item>
        <text:list-item>
          <text:p text:style-name="List_20_1">a version node has a NULL <text:span text:style-name="Source_20_Text">ischeckedin</text:span> value,</text:p>
        </text:list-item>
        <text:list-item>
          <text:p text:style-name="List_20_1">this information is inlined in the <text:span text:style-name="Source_20_Text">hierarchy</text:span> table for performance reasons.</text:p>
        </text:list-item>
      </text:list>
      <text:p text:style-name="Table_20_Title">Table <text:span text:style-name="Source_20_Text"><text:span text:style-name="T3">versions</text:span></text:span>:</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style-name="Table19.1">
            <table:table-cell table:style-name="Table19.A1" office:value-type="string">
              <text:p text:style-name="Table_20_Heading">id</text:p>
            </table:table-cell>
            <table:table-cell table:style-name="Table19.A1" office:value-type="string">
              <text:p text:style-name="Table_20_Heading">versionableid</text:p>
            </table:table-cell>
            <table:table-cell table:style-name="Table19.A1" office:value-type="string">
              <text:p text:style-name="Table_20_Heading">created</text:p>
            </table:table-cell>
            <table:table-cell table:style-name="Table19.A1" office:value-type="string">
              <text:p text:style-name="Table_20_Heading">label</text:p>
            </table:table-cell>
            <table:table-cell table:style-name="Table19.E1" office:value-type="string">
              <text:p text:style-name="Table_20_Heading">description</text:p>
            </table:table-cell>
          </table:table-row>
        </table:table-header-rows>
        <table:table-row>
          <table:table-cell table:style-name="Table19.A2" office:value-type="string">
            <text:p text:style-name="P12">6120</text:p>
          </table:table-cell>
          <table:table-cell table:style-name="Table19.A2" office:value-type="string">
            <text:p text:style-name="P12">5675</text:p>
          </table:table-cell>
          <table:table-cell table:style-name="Table19.C2" office:value-type="string">
            <text:p text:style-name="P11">2007-02-27 12:30:00.000</text:p>
          </table:table-cell>
          <table:table-cell table:style-name="Table19.C2" office:value-type="string">
            <text:p text:style-name="P11">v1</text:p>
          </table:table-cell>
          <table:table-cell table:style-name="Table19.E2" office:value-type="string">
            <text:p text:style-name="P11"/>
          </table:table-cell>
        </table:table-row>
        <table:table-row>
          <table:table-cell table:style-name="Table19.A2" office:value-type="string">
            <text:p text:style-name="P12">6121</text:p>
          </table:table-cell>
          <table:table-cell table:style-name="Table19.A2" office:value-type="string">
            <text:p text:style-name="P12">5675</text:p>
          </table:table-cell>
          <table:table-cell table:style-name="Table19.C2" office:value-type="string">
            <text:p text:style-name="P11">2007-02-28 03:45:05.000</text:p>
          </table:table-cell>
          <table:table-cell table:style-name="Table19.C2" office:value-type="string">
            <text:p text:style-name="P11">v2</text:p>
          </table:table-cell>
          <table:table-cell table:style-name="Table19.E2" office:value-type="string">
            <text:p text:style-name="P11"/>
          </table:table-cell>
        </table:table-row>
        <table:table-row>
          <table:table-cell table:style-name="Table19.A2" office:value-type="string">
            <text:p text:style-name="P12">6143</text:p>
          </table:table-cell>
          <table:table-cell table:style-name="Table19.A2" office:value-type="string">
            <text:p text:style-name="P12">5678</text:p>
          </table:table-cell>
          <table:table-cell table:style-name="Table19.C2" office:value-type="string">
            <text:p text:style-name="P11">2008-01-15 08:13:47.000</text:p>
          </table:table-cell>
          <table:table-cell table:style-name="Table19.C2" office:value-type="string">
            <text:p text:style-name="P11">v1</text:p>
          </table:table-cell>
          <table:table-cell table:style-name="Table19.E2" office:value-type="string">
            <text:p text:style-name="P11"/>
          </table:table-cell>
        </table:table-row>
      </table:table>
      <text:p text:style-name="Text_20_body">Note that:</text:p>
      <text:list text:id="723501859" text:style-name="List_20_1">
        <text:list-item text:start-value="1">
          <text:p text:style-name="List_20_1">the <text:span text:style-name="Source_20_Text">versionableid</text:span> is the <text:span text:style-name="Source_20_Text">id</text:span> of the versionable node (which may not exist anymore, which means it's not a foreign key reference), and is common to a set of versions for the same node.</text:p>
        </text:list-item>
      </text:list>
      <text:h text:style-name="Heading_20_3" text:outline-level="3">Proxies</text:h>
      <text:p text:style-name="Text_20_body">Proxies are a Nuxeo feature, expressed as a node type holding only a reference to a frozen node and a convenience reference to the versionable node of that frozen node.</text:p>
      <text:p text:style-name="Text_20_body">Proxies by themselves don't have additional content-related schema, but still have security, locking, etc. These facts are part of the node type inheritance, but the proxy node type table by itself is a normal node type table.</text:p>
      <text:p text:style-name="Table_20_Title"><text:soft-page-break/>Table <text:span text:style-name="Source_20_Text"><text:span text:style-name="T3">proxies</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id</text:p>
            </table:table-cell>
            <table:table-cell table:style-name="Table12.A1" office:value-type="string">
              <text:p text:style-name="Table_20_Heading">targetid</text:p>
            </table:table-cell>
            <table:table-cell table:style-name="Table12.C1" office:value-type="string">
              <text:p text:style-name="Table_20_Heading">versionableid</text:p>
            </table:table-cell>
          </table:table-row>
        </table:table-header-rows>
        <table:table-row>
          <table:table-cell table:style-name="Table12.A2" office:value-type="float" office:value="9944">
            <text:p text:style-name="P12">9944</text:p>
          </table:table-cell>
          <table:table-cell table:style-name="Table12.B2" office:value-type="string">
            <text:p text:style-name="P12">6120</text:p>
          </table:table-cell>
          <table:table-cell table:style-name="Table12.C2" office:value-type="string">
            <text:p text:style-name="P12">5675</text:p>
          </table:table-cell>
        </table:table-row>
      </table:table>
      <text:p text:style-name="Text_20_body">The <text:span text:style-name="Source_20_Text">targetid</text:span> is the id of a version node.</text:p>
      <text:p text:style-name="Text_20_body">The <text:span text:style-name="Source_20_Text">versionableid</text:span> is duplicated here for performance reasons, it could be retrieved from the target using a JOIN.</text:p>
      <text:h text:style-name="Heading_20_3" text:outline-level="3">Security</text:h>
      <text:p text:style-name="Text_20_body">The Nuxeo security model is based on the following:</text:p>
      <text:list text:id="109540201" text:style-name="List_20_1">
        <text:list-item text:start-value="1">
          <text:p text:style-name="List_20_1">a single ACP is placed on a (document) node,</text:p>
        </text:list-item>
        <text:list-item>
          <text:p text:style-name="List_20_1">the ACP contains an ordered list of named ACLs, each ACL being an ordered list of individual grants or denies of permissions,</text:p>
        </text:list-item>
        <text:list-item>
          <text:p text:style-name="List_20_1">the security information on a node (materialized by the ACP) also contains local group information (which can emulate owners).</text:p>
        </text:list-item>
      </text:list>
      <text:p text:style-name="Text_20_body">Table <text:span text:style-name="Source_20_Text"><text:span text:style-name="T3">acls</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style-name="Table10.1">
            <table:table-cell table:style-name="Table10.A1" office:value-type="string">
              <text:p text:style-name="Table_20_Heading">id</text:p>
            </table:table-cell>
            <table:table-cell table:style-name="Table10.A1" office:value-type="string">
              <text:p text:style-name="Table_20_Heading">pos</text:p>
            </table:table-cell>
            <table:table-cell table:style-name="Table10.A1" office:value-type="string">
              <text:p text:style-name="Table_20_Heading">name</text:p>
            </table:table-cell>
            <table:table-cell table:style-name="Table10.A1" office:value-type="string">
              <text:p text:style-name="Table_20_Heading">grant</text:p>
            </table:table-cell>
            <table:table-cell table:style-name="Table10.A1" office:value-type="string">
              <text:p text:style-name="Table_20_Heading">permission</text:p>
            </table:table-cell>
            <table:table-cell table:style-name="Table10.A1" office:value-type="string">
              <text:p text:style-name="Table_20_Heading">user</text:p>
            </table:table-cell>
            <table:table-cell table:style-name="Table10.G1" office:value-type="string">
              <text:p text:style-name="Table_20_Heading">group</text:p>
            </table:table-cell>
          </table:table-row>
        </table:table-header-rows>
        <table:table-row>
          <table:table-cell table:style-name="Table10.A2" office:value-type="float" office:value="5678">
            <text:p text:style-name="P12">5678</text:p>
          </table:table-cell>
          <table:table-cell table:style-name="Table10.A2" office:value-type="float" office:value="0">
            <text:p text:style-name="P12">0</text:p>
          </table:table-cell>
          <table:table-cell table:style-name="Table10.C2" office:value-type="string">
            <text:p text:style-name="P11">workflow</text:p>
          </table:table-cell>
          <table:table-cell table:style-name="Table10.C2" office:value-type="string">
            <text:p text:style-name="P11">true</text:p>
          </table:table-cell>
          <table:table-cell table:style-name="Table10.E2" office:value-type="string">
            <text:p text:style-name="Table_20_Contents">WriteProperties</text:p>
          </table:table-cell>
          <table:table-cell table:style-name="Table10.E2" office:value-type="string">
            <text:p text:style-name="Table_20_Contents">cobrian</text:p>
          </table:table-cell>
          <table:table-cell table:style-name="Table10.G2" office:value-type="string">
            <text:p text:style-name="Table_20_Contents"/>
          </table:table-cell>
        </table:table-row>
        <table:table-row>
          <table:table-cell table:style-name="Table10.A2" office:value-type="float" office:value="5678">
            <text:p text:style-name="P12">5678</text:p>
          </table:table-cell>
          <table:table-cell table:style-name="Table10.A2" office:value-type="float" office:value="1">
            <text:p text:style-name="P12">1</text:p>
          </table:table-cell>
          <table:table-cell table:style-name="Table10.C2" office:value-type="string">
            <text:p text:style-name="P11">workflow</text:p>
          </table:table-cell>
          <table:table-cell table:style-name="Table10.C2" office:value-type="string">
            <text:p text:style-name="P11">false</text:p>
          </table:table-cell>
          <table:table-cell table:style-name="Table10.E2" office:value-type="string">
            <text:p text:style-name="Table_20_Contents">ReadProperties</text:p>
          </table:table-cell>
          <table:table-cell table:style-name="Table10.E2" office:value-type="string">
            <text:p text:style-name="Table_20_Contents"/>
          </table:table-cell>
          <table:table-cell table:style-name="Table10.G2" office:value-type="string">
            <text:p text:style-name="Table_20_Contents">Reviewer</text:p>
          </table:table-cell>
        </table:table-row>
        <table:table-row>
          <table:table-cell table:style-name="Table10.A2" office:value-type="float" office:value="5678">
            <text:p text:style-name="P12">5678</text:p>
          </table:table-cell>
          <table:table-cell table:style-name="Table10.A2" office:value-type="float" office:value="2">
            <text:p text:style-name="P12">2</text:p>
          </table:table-cell>
          <table:table-cell table:style-name="Table10.C2" office:value-type="string">
            <text:p text:style-name="P11">user</text:p>
          </table:table-cell>
          <table:table-cell table:style-name="Table10.C2" office:value-type="string">
            <text:p text:style-name="P11">false</text:p>
          </table:table-cell>
          <table:table-cell table:style-name="Table10.E2" office:value-type="string">
            <text:p text:style-name="Table_20_Contents">ReadProperties</text:p>
          </table:table-cell>
          <table:table-cell table:style-name="Table10.E2" office:value-type="string">
            <text:p text:style-name="Table_20_Contents">kbauer</text:p>
          </table:table-cell>
          <table:table-cell table:style-name="Table10.G2" office:value-type="string">
            <text:p text:style-name="Table_20_Contents"/>
          </table:table-cell>
        </table:table-row>
      </table:table>
      <text:p text:style-name="Text_20_body">This table is slightly denormalized (<text:span text:style-name="Source_20_Text">name</text:span>s with identical values follow each other by <text:span text:style-name="Source_20_Text">pos</text:span> ordering), but this is to minimize the number of JOIN to get all ACLs for a document. Also one cannot have a named ACL with an empty list of ACEs in it, but this is not a problem given the semantics of ACLs.</text:p>
      <text:p text:style-name="Text_20_body">The <text:span text:style-name="Source_20_Text"><text:span text:style-name="T1">user</text:span></text:span> column is separated from the group column because they semantically belong to different namespaces. However for now in Nuxeo groups and users are all mixed in the <text:span text:style-name="Source_20_Text">user</text:span> column, and the <text:span text:style-name="Source_20_Text">group</text:span> column is kept empty.</text:p>
      <text:h text:style-name="Heading_20_3" text:outline-level="3">Miscellaneous</text:h>
      <text:p text:style-name="Text_20_body">The lifecycle information (lifecycle policy and lifecycle state) is stored in a dedicated table.</text:p>
      <text:p text:style-name="Text_20_body">The dirty information (a flag that describes whether the document has been changed since its last versioning) is stored in the same table for convenience.</text:p>
      <text:p text:style-name="Table_20_Title">Table <text:span text:style-name="Source_20_Text"><text:span text:style-name="T3">misc</text:span></text:span>:</text:p>
      <table:table table:name="Table25" table:style-name="Table25">
        <table:table-column table:style-name="Table25.A"/>
        <table:table-column table:style-name="Table25.B"/>
        <table:table-column table:style-name="Table25.C"/>
        <table:table-column table:style-name="Table25.D"/>
        <table:table-header-rows>
          <table:table-row table:style-name="Table25.1">
            <table:table-cell table:style-name="Table25.A1" office:value-type="string">
              <text:p text:style-name="Table_20_Heading">id</text:p>
            </table:table-cell>
            <table:table-cell table:style-name="Table25.A1" office:value-type="string">
              <text:p text:style-name="Table_20_Heading">lifecyclepolicy</text:p>
            </table:table-cell>
            <table:table-cell table:style-name="Table25.A1" office:value-type="string">
              <text:p text:style-name="P5">lifecyclestate</text:p>
            </table:table-cell>
            <table:table-cell table:style-name="Table25.D1" office:value-type="string">
              <text:p text:style-name="P5">dirty</text:p>
            </table:table-cell>
          </table:table-row>
        </table:table-header-rows>
        <table:table-row>
          <table:table-cell table:style-name="Table25.A2" office:value-type="string">
            <text:p text:style-name="P12">5670</text:p>
          </table:table-cell>
          <table:table-cell table:style-name="Table25.A2" office:value-type="string">
            <text:p text:style-name="P11">default</text:p>
          </table:table-cell>
          <table:table-cell table:style-name="Table25.A2" office:value-type="string">
            <text:p text:style-name="P11">draft</text:p>
          </table:table-cell>
          <table:table-cell table:style-name="Table25.D2" office:value-type="boolean" office:boolean-value="false">
            <text:p text:style-name="Table_20_Contents">FALSE</text:p>
          </table:table-cell>
        </table:table-row>
        <table:table-row>
          <table:table-cell table:style-name="Table25.A3" office:value-type="string">
            <text:p text:style-name="P12">5678</text:p>
          </table:table-cell>
          <table:table-cell table:style-name="Table25.A2" office:value-type="string">
            <text:p text:style-name="P11">default</text:p>
          </table:table-cell>
          <table:table-cell table:style-name="Table25.A2" office:value-type="string">
            <text:p text:style-name="P11">current</text:p>
          </table:table-cell>
          <table:table-cell table:style-name="Table25.D2" office:value-type="boolean" office:boolean-value="false">
            <text:p text:style-name="Table_20_Contents">FALSE</text:p>
          </table:table-cell>
        </table:table-row>
        <table:table-row>
          <table:table-cell table:style-name="Table25.A4" office:value-type="float" office:value="9944">
            <text:p text:style-name="P12">9944</text:p>
          </table:table-cell>
          <table:table-cell table:style-name="Table25.A2" office:value-type="string">
            <text:p text:style-name="P11">publishing</text:p>
          </table:table-cell>
          <table:table-cell table:style-name="Table25.A2" office:value-type="string">
            <text:p text:style-name="P11">pending</text:p>
          </table:table-cell>
          <table:table-cell table:style-name="Table25.D2" office:value-type="boolean" office:boolean-value="false">
            <text:p text:style-name="Table_20_Contents">FALSE</text:p>
          </table:table-cell>
        </table:table-row>
      </table:table>
      <text:h text:style-name="Heading_20_1" text:outline-level="1">Future features</text:h>
      <text:p text:style-name="Text_20_body">JCR and JCR 2 have a number of features that have to be taken into account in the design of the storage model, but are not necessary for the basic Nuxeo mapping.</text:p>
      <text:h text:style-name="Heading_20_2" text:outline-level="2">Per-document facets</text:h>
      <text:p text:style-name="Text_20_body">Nuxeo will in the future allow the addition of per-document facets, this will be managed through per-node instance mixins. They will be stored in an additional <text:span text:style-name="Source_20_Text"><text:span text:style-name="T1">mixintypes</text:span></text:span> table.</text:p>
      <text:p text:style-name="Table_20_Title">Table <text:span text:style-name="Source_20_Text"><text:span text:style-name="T3">mixintypes</text:span></text:span>:</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id</text:p>
            </table:table-cell>
            <table:table-cell table:style-name="Table6.B1" office:value-type="string">
              <text:p text:style-name="Table_20_Heading">mixintype</text:p>
            </table:table-cell>
          </table:table-row>
        </table:table-header-rows>
        <table:table-row>
          <table:table-cell table:style-name="Table6.A2" office:value-type="float" office:value="5678">
            <text:p text:style-name="P12">5678</text:p>
          </table:table-cell>
          <table:table-cell table:style-name="Table6.B2" office:value-type="string">
            <text:p text:style-name="P11">withcomments</text:p>
          </table:table-cell>
        </table:table-row>
        <table:table-row>
          <table:table-cell table:style-name="Table6.A2" office:value-type="float" office:value="5678">
            <text:p text:style-name="P12">5678</text:p>
          </table:table-cell>
          <table:table-cell table:style-name="Table6.B3" office:value-type="string">
            <text:p text:style-name="P11">withannotation</text:p>
          </table:table-cell>
        </table:table-row>
      </table:table>
      <text:h text:style-name="Heading_20_2" text:outline-level="2">Optimized hierarchy</text:h>
      <text:p text:style-name="P18">To improve hierarchical searches, for instance find all documents under a given parent, a separate table storing the total hierarchy will be used. This table can be maintained by the application or by stored procedures triggers.</text:p>
      <text:p text:style-name="Table_20_Title">Table <text:span text:style-name="Source_20_Text"><text:span text:style-name="T3">ancestors</text:span></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id</text:p>
            </table:table-cell>
            <table:table-cell table:style-name="Table4.A1" office:value-type="string">
              <text:p text:style-name="Table_20_Heading">ancestorid</text:p>
            </table:table-cell>
            <table:table-cell table:style-name="Table4.C1" office:value-type="string">
              <text:p text:style-name="Table_20_Heading">depth</text:p>
            </table:table-cell>
          </table:table-row>
        </table:table-header-rows>
        <table:table-row>
          <table:table-cell table:style-name="Table4.A2" office:value-type="float" office:value="1234">
            <text:p text:style-name="P12">1234</text:p>
          </table:table-cell>
          <table:table-cell table:style-name="Table4.A2" office:value-type="float" office:value="1">
            <text:p text:style-name="P12">1</text:p>
          </table:table-cell>
          <table:table-cell table:style-name="Table4.C2" office:value-type="string">
            <text:p text:style-name="P12">1</text:p>
          </table:table-cell>
        </table:table-row>
        <table:table-row>
          <table:table-cell table:style-name="Table4.A2" office:value-type="float" office:value="5678">
            <text:p text:style-name="P12">5678</text:p>
          </table:table-cell>
          <table:table-cell table:style-name="Table4.A2" office:value-type="float" office:value="1234">
            <text:p text:style-name="P12">1234</text:p>
          </table:table-cell>
          <table:table-cell table:style-name="Table4.C2" office:value-type="string">
            <text:p text:style-name="P12">1</text:p>
          </table:table-cell>
        </table:table-row>
        <table:table-row>
          <table:table-cell table:style-name="Table4.A2" office:value-type="float" office:value="5678">
            <text:p text:style-name="P12">5678</text:p>
          </table:table-cell>
          <table:table-cell table:style-name="Table4.A2" office:value-type="float" office:value="1">
            <text:p text:style-name="P12">1</text:p>
          </table:table-cell>
          <table:table-cell table:style-name="Table4.C2" office:value-type="string">
            <text:p text:style-name="P12">2</text:p>
          </table:table-cell>
        </table:table-row>
      </table:table>
      <text:p text:style-name="Text_20_body">Note that the number of lines of this table is equal to the number of placeful documents multiplied by the average document depth.</text:p>
      <text:p text:style-name="Text_20_body">The <text:span text:style-name="Source_20_Text">depth</text:span> column stores the depth of a node relative to its ancestor. Only strict ancestors are stored, a node is not its own ancestor (and therefore <text:span text:style-name="Source_20_Text">depth</text:span> is always at least 1).</text:p>
      <text:p text:style-name="Text_20_body">The <text:span text:style-name="Source_20_Text">ancestors</text:span> table gives a fast way to:</text:p>
      <text:list text:id="388086323" text:style-name="List_20_1">
        <text:list-item text:start-value="1">
          <text:p text:style-name="List_20_1">check whether a node is under another node,</text:p>
        </text:list-item>
        <text:list-item>
          <text:p text:style-name="List_20_1">get the set of all nodes under a given node,</text:p>
        </text:list-item>
        <text:list-item>
          <text:p text:style-name="List_20_1">get inherited information about all nodes above a given node.</text:p>
        </text:list-item>
      </text:list>
      <text:h text:style-name="Heading_20_2" text:outline-level="2">Same-name siblings</text:h>
      <text:p text:style-name="Text_20_body">JCR allows an implementation to have same-name siblings. This is already allowed with the current design as the <text:span text:style-name="Source_20_Text">name</text:span> of the children of a node is not a unique key for that node.</text:p>
      <text:h text:style-name="Heading_20_2" text:outline-level="2">Shareable nodes</text:h>
      <text:p text:style-name="P18">JCR 2 allows an implementation to have shareable nodes. This can be implemented at the storage level by relaxing the constraint that the <text:span text:style-name="Source_20_Text"><text:span text:style-name="T4">id</text:span></text:span> be the primary key in the <text:span text:style-name="Source_20_Text">hierachy</text:span> table, and allowing it to appear several times with a different <text:span text:style-name="Source_20_Text">parentid</text:span>, and all the non-hierarchy information of the <text:span text:style-name="Source_20_Text">hierarchy</text:span> table (type, versioning, etc) into a separate <text:span text:style-name="Source_20_Text">nodes</text:span> table.</text:p>
      <text:h text:style-name="Heading_20_2" text:outline-level="2"><text:soft-page-break/>Workspaces</text:h>
      <text:p text:style-name="Text_20_body">JCR allows several workspaces, between which some clone and merge operations are possible. Two documents with the same <text:span text:style-name="T2">id</text:span> can appear in different workspaces, but all workspaces share the same version histories.</text:p>
      <text:p text:style-name="Text_20_body">This is already taken into account by the current design, the workspace name is the repository name in the <text:span text:style-name="Source_20_Text">repositories</text:span> table.</text:p>
      <text:h text:style-name="Heading_20_2" text:outline-level="2">Residual properties</text:h>
      <text:p text:style-name="Text_20_body">JCR allows node types to define residual properties, which are properties with arbitrary names. As this name is not defined in the property definition of the node type, it has to be specified in a dedicated column.</text:p>
      <text:p text:style-name="Text_20_body">This model is also known as the entity-attribute-value model (EAV).</text:p>
      <text:p text:style-name="Text_20_body">Each scalar and array type has its own table to hold residual properties.</text:p>
      <text:p text:style-name="Text_20_body">Table <text:span text:style-name="Source_20_Text"><text:span text:style-name="T3">residual_strings</text:span></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id</text:p>
            </table:table-cell>
            <table:table-cell table:style-name="Table5.A1" office:value-type="string">
              <text:p text:style-name="Table_20_Heading">name</text:p>
            </table:table-cell>
            <table:table-cell table:style-name="Table5.C1" office:value-type="string">
              <text:p text:style-name="Table_20_Heading">value</text:p>
            </table:table-cell>
          </table:table-row>
        </table:table-header-rows>
        <table:table-row>
          <table:table-cell table:style-name="Table5.A2" office:value-type="string">
            <text:p text:style-name="P12">5678</text:p>
          </table:table-cell>
          <table:table-cell table:style-name="Table5.B2" office:value-type="string">
            <text:p text:style-name="Table_20_Contents">somevalue</text:p>
          </table:table-cell>
          <table:table-cell table:style-name="Table5.C2" office:value-type="string">
            <text:p text:style-name="P11">foo</text:p>
          </table:table-cell>
        </table:table-row>
      </table:table>
      <text:p text:style-name="Text_20_body">For residual properties that are multi-valued, a variant on collection table is used:</text:p>
      <text:p text:style-name="P18">Table <text:span text:style-name="Source_20_Text"><text:span text:style-name="T3">residual_stringarrays</text:span></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id</text:p>
            </table:table-cell>
            <table:table-cell table:style-name="Table15.A1" office:value-type="string">
              <text:p text:style-name="Table_20_Heading">name</text:p>
            </table:table-cell>
            <table:table-cell table:style-name="Table15.A1" office:value-type="string">
              <text:p text:style-name="Table_20_Heading">pos</text:p>
            </table:table-cell>
            <table:table-cell table:style-name="Table15.D1" office:value-type="string">
              <text:p text:style-name="Table_20_Heading">value</text:p>
            </table:table-cell>
          </table:table-row>
        </table:table-header-rows>
        <table:table-row>
          <table:table-cell table:style-name="Table15.A2" office:value-type="string">
            <text:p text:style-name="P12">5678</text:p>
          </table:table-cell>
          <table:table-cell table:style-name="Table15.B2" office:value-type="string">
            <text:p text:style-name="Table_20_Contents">somearray</text:p>
          </table:table-cell>
          <table:table-cell table:style-name="Table15.C2" office:value-type="float" office:value="0">
            <text:p text:style-name="Table_20_Contents">0</text:p>
          </table:table-cell>
          <table:table-cell table:style-name="Table15.D2" office:value-type="string">
            <text:p text:style-name="P12">foo</text:p>
          </table:table-cell>
        </table:table-row>
        <table:table-row>
          <table:table-cell table:style-name="Table15.A2" office:value-type="string">
            <text:p text:style-name="P12">5678</text:p>
          </table:table-cell>
          <table:table-cell table:style-name="Table15.B2" office:value-type="string">
            <text:p text:style-name="Table_20_Contents">somearray</text:p>
          </table:table-cell>
          <table:table-cell table:style-name="Table15.C2" office:value-type="float" office:value="1">
            <text:p text:style-name="Table_20_Contents">1</text:p>
          </table:table-cell>
          <table:table-cell table:style-name="Table15.D2" office:value-type="string">
            <text:p text:style-name="P12">bar</text:p>
          </table:table-cell>
        </table:table-row>
      </table:table>
      <text:p text:style-name="Text_20_body">When a node is retrieved, the residual properties tables are checked only if the node type allows residual properties. An additional column in the main <text:span text:style-name="Source_20_Text">hierarchy</text:span> table could hold a flag specifying if there are actually residuals stored, or even a bitmask with the specific residual types present.</text:p>
      <text:h text:style-name="Heading_20_2" text:outline-level="2">Local groups</text:h>
      <text:p text:style-name="Text_20_body">A table will hold local group information. The exact semantics of the local groups have to be determined.</text:p>
      <text:p text:style-name="Table_20_Title">Table <text:span text:style-name="Source_20_Text"><text:span text:style-name="T3">localgroups</text:span></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id</text:p>
            </table:table-cell>
            <table:table-cell table:style-name="Table11.A1" office:value-type="string">
              <text:p text:style-name="Table_20_Heading">localgroup</text:p>
            </table:table-cell>
            <table:table-cell table:style-name="Table11.C1" office:value-type="string">
              <text:p text:style-name="Table_20_Heading">user</text:p>
            </table:table-cell>
          </table:table-row>
        </table:table-header-rows>
        <table:table-row>
          <table:table-cell table:style-name="Table11.A2" office:value-type="float" office:value="5678">
            <text:p text:style-name="P12">5678</text:p>
          </table:table-cell>
          <table:table-cell table:style-name="Table11.B2" office:value-type="string">
            <text:p text:style-name="P11">Reviewer</text:p>
          </table:table-cell>
          <table:table-cell table:style-name="Table11.C2" office:value-type="string">
            <text:p text:style-name="Table_20_Contents">cobrian</text:p>
          </table:table-cell>
        </table:table-row>
        <table:table-row>
          <table:table-cell table:style-name="Table11.A2" office:value-type="float" office:value="5678">
            <text:p text:style-name="P12">5678</text:p>
          </table:table-cell>
          <table:table-cell table:style-name="Table11.B2" office:value-type="string">
            <text:p text:style-name="P11">Reviewer</text:p>
          </table:table-cell>
          <table:table-cell table:style-name="Table11.C2" office:value-type="string">
            <text:p text:style-name="Table_20_Contents">tlennox</text:p>
          </table:table-cell>
        </table:table-row>
        <table:table-row>
          <table:table-cell table:style-name="Table11.A2" office:value-type="float" office:value="5678">
            <text:p text:style-name="P12">5678</text:p>
          </table:table-cell>
          <table:table-cell table:style-name="Table11.B2" office:value-type="string">
            <text:p text:style-name="P11">Owner</text:p>
          </table:table-cell>
          <table:table-cell table:style-name="Table11.C2" office:value-type="string">
            <text:p text:style-name="Table_20_Contents">jbauer</text:p>
          </table:table-cell>
        </table:table-row>
      </table:table>
      <text:p text:style-name="Text_20_body">If groups of groups are needed, an additional <text:span text:style-name="Source_20_Text">group</text:span> column can be used.</text:p>
      <text:h text:style-name="Heading_20_2" text:outline-level="2">Version predecessors and successors</text:h>
      <text:p text:style-name="P18">The JCR predecessors and successors are stored in a dedicated table. They describe a graph. In JCR 2 simple versioning, this table is implicit in the ordering of the versions by creation date.</text:p>
      <text:p text:style-name="Table_20_Title"><text:soft-page-break/>Table <text:span text:style-name="Source_20_Text"><text:span text:style-name="T3">versiongraph</text:span></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ing">versionableid</text:p>
            </table:table-cell>
            <table:table-cell table:style-name="Table8.A1" office:value-type="string">
              <text:p text:style-name="Table_20_Heading">id</text:p>
            </table:table-cell>
            <table:table-cell table:style-name="Table8.C1" office:value-type="string">
              <text:p text:style-name="Table_20_Heading">successorid</text:p>
            </table:table-cell>
          </table:table-row>
        </table:table-header-rows>
        <table:table-row>
          <table:table-cell table:style-name="Table8.A2" office:value-type="string">
            <text:p text:style-name="P12">5675</text:p>
          </table:table-cell>
          <table:table-cell table:style-name="Table8.A2" office:value-type="string">
            <text:p text:style-name="P12">6120</text:p>
          </table:table-cell>
          <table:table-cell table:style-name="Table8.C2" office:value-type="string">
            <text:p text:style-name="P12">6121</text:p>
          </table:table-cell>
        </table:table-row>
        <table:table-row>
          <table:table-cell table:style-name="Table8.A2" office:value-type="string">
            <text:p text:style-name="P12">5675</text:p>
          </table:table-cell>
          <table:table-cell table:style-name="Table8.A2" office:value-type="string">
            <text:p text:style-name="P12">6120</text:p>
          </table:table-cell>
          <table:table-cell table:style-name="Table8.C2" office:value-type="string">
            <text:p text:style-name="P12">6123</text:p>
          </table:table-cell>
        </table:table-row>
        <table:table-row>
          <table:table-cell table:style-name="Table8.A2" office:value-type="string">
            <text:p text:style-name="P12">5675</text:p>
          </table:table-cell>
          <table:table-cell table:style-name="Table8.A2" office:value-type="string">
            <text:p text:style-name="P12">6143</text:p>
          </table:table-cell>
          <table:table-cell table:style-name="Table8.C2" office:value-type="string">
            <text:p text:style-name="P12">6144</text:p>
          </table:table-cell>
        </table:table-row>
      </table:table>
      <text:p text:style-name="Text_20_body">Note that:</text:p>
      <text:list text:id="357837461" text:style-name="List_20_1">
        <text:list-item text:start-value="1">
          <text:p text:style-name="List_20_1">the tuple (<text:span text:style-name="Source_20_Text">versionableId</text:span>, <text:span text:style-name="Source_20_Text">id</text:span>) is unique (<text:span text:style-name="Source_20_Text">versionableId</text:span> is a denormalized column, it can be deduced from the <text:span text:style-name="Source_20_Text">id</text:span>),</text:p>
        </text:list-item>
        <text:list-item>
          <text:p text:style-name="List_20_1">the tuple (<text:span text:style-name="Source_20_Text">id</text:span>, <text:span text:style-name="Source_20_Text">successorId</text:span>) is unique.</text:p>
        </text:list-item>
      </text:list>
      <text:h text:style-name="Heading_20_2" text:outline-level="2">Versioned containers</text:h>
      <text:p text:style-name="Text_20_body">JCR also records (with full versioning in JCR 2), when a node with versionable children is versioned, to what version history id each child was referring.</text:p>
      <text:p text:style-name="Table_20_Title">Table <text:span text:style-name="Source_20_Text"><text:span text:style-name="T3">versionchildren</text:span></text:span>:</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Table_20_Heading">parentid</text:p>
            </table:table-cell>
            <table:table-cell table:style-name="Table13.A1" office:value-type="string">
              <text:p text:style-name="Table_20_Heading">id</text:p>
            </table:table-cell>
            <table:table-cell table:style-name="Table13.A1" office:value-type="string">
              <text:p text:style-name="Table_20_Heading">pos</text:p>
            </table:table-cell>
            <table:table-cell table:style-name="Table13.D1" office:value-type="string">
              <text:p text:style-name="Table_20_Heading">name</text:p>
            </table:table-cell>
          </table:table-row>
        </table:table-header-rows>
        <table:table-row>
          <table:table-cell table:style-name="Table13.A2" office:value-type="string">
            <text:p text:style-name="P12">6120</text:p>
          </table:table-cell>
          <table:table-cell table:style-name="Table13.A2" office:value-type="string">
            <text:p text:style-name="P12">5640</text:p>
          </table:table-cell>
          <table:table-cell table:style-name="Table13.C2" office:value-type="float" office:value="0">
            <text:p text:style-name="P12">0</text:p>
          </table:table-cell>
          <table:table-cell table:style-name="Table13.D2" office:value-type="string">
            <text:p text:style-name="Table_20_Contents">foo</text:p>
          </table:table-cell>
        </table:table-row>
        <table:table-row>
          <table:table-cell table:style-name="Table13.A2" office:value-type="string">
            <text:p text:style-name="P12">6120</text:p>
          </table:table-cell>
          <table:table-cell table:style-name="Table13.A2" office:value-type="string">
            <text:p text:style-name="P12">5641</text:p>
          </table:table-cell>
          <table:table-cell table:style-name="Table13.C2" office:value-type="float" office:value="1">
            <text:p text:style-name="P12">1</text:p>
          </table:table-cell>
          <table:table-cell table:style-name="Table13.D2" office:value-type="string">
            <text:p text:style-name="Table_20_Contents">bar</text:p>
          </table:table-cell>
        </table:table-row>
      </table:table>
      <text:p text:style-name="Text_20_body">Notes:</text:p>
      <text:list text:id="1951825900" text:style-name="List_20_1">
        <text:list-item text:start-value="1">
          <text:p text:style-name="List_20_1">the <text:span text:style-name="Source_20_Text">id</text:span> column refers to versionable node ids,</text:p>
        </text:list-item>
        <text:list-item>
          <text:p text:style-name="List_20_1">the <text:span text:style-name="Source_20_Text">parentId</text:span> column refers to version nodes,</text:p>
        </text:list-item>
        <text:list-item>
          <text:p text:style-name="List_20_1">the tuple (<text:span text:style-name="Source_20_Text">parentId</text:span>, <text:span text:style-name="Source_20_Text">id</text:span>) is unique,</text:p>
        </text:list-item>
        <text:list-item>
          <text:p text:style-name="List_20_1">the tuple (<text:span text:style-name="Source_20_Text">parentId</text:span>, <text:span text:style-name="Source_20_Text">pos</text:span>) is unique (excluding NULL <text:span text:style-name="Source_20_Text">pos</text:span> values for),</text:p>
        </text:list-item>
        <text:list-item>
          <text:p text:style-name="List_20_1">for versioned child nodes of unordered containers the <text:span text:style-name="Source_20_Text">pos</text:span> will be NULL.</text:p>
        </text:list-item>
      </text:list>
      <text:h text:style-name="Heading_20_2" text:outline-level="2">Version activities</text:h>
      <text:p text:style-name="Text_20_body">JCR 2 specifies additional versioning features: activities and baselines.</text:p>
      <text:p text:style-name="Text_20_body">An activity records a group of changes. The user can start and stop activities, and while an activity is in effect all versioning changes are associated to it. A version records which activity created it, and a checked out document records which activity checked it out. A checked in document does not have an activity.</text:p>
      <text:p text:style-name="Table_20_Title">Table <text:span text:style-name="Source_20_Text"><text:span text:style-name="T3">hierarchy</text:span></text:span> (continued):</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Table_20_Heading">id</text:p>
            </table:table-cell>
            <table:table-cell table:style-name="Table16.A1" office:value-type="string">
              <text:p text:style-name="Table_20_Heading">...</text:p>
            </table:table-cell>
            <table:table-cell table:style-name="Table16.C1" office:value-type="string">
              <text:p text:style-name="Table_20_Heading">activityid</text:p>
            </table:table-cell>
          </table:table-row>
        </table:table-header-rows>
        <table:table-row>
          <table:table-cell table:style-name="Table16.A2" office:value-type="float" office:value="5670">
            <text:p text:style-name="P12">5670</text:p>
          </table:table-cell>
          <table:table-cell table:style-name="Table16.B2" office:value-type="string">
            <text:p text:style-name="Table_20_Contents"/>
          </table:table-cell>
          <table:table-cell table:style-name="Table16.C2" office:value-type="float" office:value="8010">
            <text:p text:style-name="P12">8010</text:p>
          </table:table-cell>
        </table:table-row>
        <table:table-row>
          <table:table-cell table:style-name="Table16.A2" office:value-type="float" office:value="5671">
            <text:p text:style-name="P12">5671</text:p>
          </table:table-cell>
          <table:table-cell table:style-name="Table16.B3" office:value-type="string">
            <text:p text:style-name="Table_20_Contents"/>
          </table:table-cell>
          <table:table-cell table:style-name="Table16.C2" office:value-type="float" office:value="8010">
            <text:p text:style-name="P12">8010</text:p>
          </table:table-cell>
        </table:table-row>
        <table:table-row>
          <table:table-cell table:style-name="Table16.A2" office:value-type="float" office:value="5675">
            <text:p text:style-name="P12">5675</text:p>
          </table:table-cell>
          <table:table-cell table:style-name="Table16.B3" office:value-type="string">
            <text:p text:style-name="Table_20_Contents"/>
          </table:table-cell>
          <table:table-cell table:style-name="Table16.C4">
            <text:p text:style-name="P12"/>
          </table:table-cell>
        </table:table-row>
        <table:table-row>
          <table:table-cell table:style-name="Table16.A2" office:value-type="float" office:value="5678">
            <text:p text:style-name="P12">5678</text:p>
          </table:table-cell>
          <table:table-cell table:style-name="Table16.B3" office:value-type="string">
            <text:p text:style-name="Table_20_Contents"/>
          </table:table-cell>
          <table:table-cell table:style-name="Table16.C2" office:value-type="float" office:value="8011">
            <text:p text:style-name="P12">8011</text:p>
          </table:table-cell>
        </table:table-row>
      </table:table>
      <text:p text:style-name="Text_20_body">A title can also be associated with an activity.</text:p>
      <text:p text:style-name="Table_20_Title"><text:soft-page-break/>Table <text:span text:style-name="Source_20_Text"><text:span text:style-name="T3">activitytitles</text:span></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Table_20_Heading">activityid</text:p>
            </table:table-cell>
            <table:table-cell table:style-name="Table17.B1" office:value-type="string">
              <text:p text:style-name="Table_20_Heading">title</text:p>
            </table:table-cell>
          </table:table-row>
        </table:table-header-rows>
        <table:table-row>
          <table:table-cell table:style-name="Table17.A2" office:value-type="float" office:value="8010">
            <text:p text:style-name="P12">8010</text:p>
          </table:table-cell>
          <table:table-cell table:style-name="Table17.B2" office:value-type="string">
            <text:p text:style-name="P11">testing</text:p>
          </table:table-cell>
        </table:table-row>
        <table:table-row>
          <table:table-cell table:style-name="Table17.A2" office:value-type="float" office:value="8011">
            <text:p text:style-name="P12">8011</text:p>
          </table:table-cell>
          <table:table-cell table:style-name="Table17.B2" office:value-type="string">
            <text:p text:style-name="P11">v2.1</text:p>
          </table:table-cell>
        </table:table-row>
      </table:table>
      <text:h text:style-name="Heading_20_2" text:outline-level="2">Version configurations and baselines</text:h>
      <text:p text:style-name="P19">A configuration is a subtree of documents rooted at a particular node, but that does not include any other configuration that may exist inside this tree. The configuration's state can be thought of as a special kind of history that doesn't store document versions but baselines.</text:p>
      <text:p text:style-name="P19">A document is designated as the root of a configuration by using an additional <text:span text:style-name="Source_20_Text">configurationid</text:span> column.</text:p>
      <text:p text:style-name="Table_20_Title">Table <text:span text:style-name="Source_20_Text"><text:span text:style-name="T3">hierarchy</text:span></text:span> (continued):</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Table_20_Heading">id</text:p>
            </table:table-cell>
            <table:table-cell table:style-name="Table20.A1" office:value-type="string">
              <text:p text:style-name="Table_20_Heading">...</text:p>
            </table:table-cell>
            <table:table-cell table:style-name="Table20.C1" office:value-type="string">
              <text:p text:style-name="Table_20_Heading">configurationid</text:p>
            </table:table-cell>
          </table:table-row>
        </table:table-header-rows>
        <table:table-row>
          <table:table-cell table:style-name="Table20.A2" office:value-type="float" office:value="5678">
            <text:p text:style-name="P12">5678</text:p>
          </table:table-cell>
          <table:table-cell table:style-name="Table20.B2" office:value-type="string">
            <text:p text:style-name="P11"/>
          </table:table-cell>
          <table:table-cell table:style-name="Table20.C2" office:value-type="float" office:value="408">
            <text:p text:style-name="P12">408</text:p>
          </table:table-cell>
        </table:table-row>
      </table:table>
      <text:p text:style-name="P21">The configuration itself records its root, and will be associated with a baseline when the configuration is checked in. The baselines are special version objects that record the full state of a configuration. The state of a configuration consists of all the <text:span text:style-name="Source_20_Text">baseversionid</text:span> of the nodes belonging to that configuration. A configuration can be restored from any baseline with the same root, which has the effect of restoring all the nodes to their recorded <text:span text:style-name="Source_20_Text">baseversionid.</text:span></text:p>
      <text:p text:style-name="Table_20_Title">Table <text:span text:style-name="Source_20_Text"><text:span text:style-name="T3">configurations</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Table_20_Heading">configurationid</text:p>
            </table:table-cell>
            <table:table-cell table:style-name="Table21.A1" office:value-type="string">
              <text:p text:style-name="Table_20_Heading">rootid</text:p>
            </table:table-cell>
            <table:table-cell table:style-name="Table21.C1" office:value-type="string">
              <text:p text:style-name="Table_20_Heading">baselineid</text:p>
            </table:table-cell>
          </table:table-row>
        </table:table-header-rows>
        <table:table-row>
          <table:table-cell table:style-name="Table21.A2" office:value-type="float" office:value="408">
            <text:p text:style-name="P12">408</text:p>
          </table:table-cell>
          <table:table-cell table:style-name="Table21.A2" office:value-type="float" office:value="5678">
            <text:p text:style-name="P12">5678</text:p>
          </table:table-cell>
          <table:table-cell table:style-name="Table21.C2" office:value-type="float" office:value="950">
            <text:p text:style-name="P12">950</text:p>
          </table:table-cell>
        </table:table-row>
      </table:table>
      <text:p text:style-name="Table_20_Title">Table <text:span text:style-name="Source_20_Text"><text:span text:style-name="T3">baselines</text:span></text:span>:</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Table_20_Heading">baselineid</text:p>
            </table:table-cell>
            <table:table-cell table:style-name="Table23.A1" office:value-type="string">
              <text:p text:style-name="Table_20_Heading">created</text:p>
            </table:table-cell>
            <table:table-cell table:style-name="Table23.C1" office:value-type="string">
              <text:p text:style-name="Table_20_Heading">label</text:p>
            </table:table-cell>
          </table:table-row>
        </table:table-header-rows>
        <table:table-row>
          <table:table-cell table:style-name="Table23.A2" office:value-type="float" office:value="950">
            <text:p text:style-name="P12">950</text:p>
          </table:table-cell>
          <table:table-cell table:style-name="Table23.B2" office:value-type="string">
            <text:p text:style-name="P11">2008-07-15 12:35:03.000</text:p>
          </table:table-cell>
          <table:table-cell table:style-name="Table23.C2" office:value-type="string">
            <text:p text:style-name="P11">foo</text:p>
          </table:table-cell>
        </table:table-row>
      </table:table>
      <text:p text:style-name="Table_20_Title">Table <text:span text:style-name="Source_20_Text"><text:span text:style-name="T3">baselinestates</text:span></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Table_20_Heading">baselineid</text:p>
            </table:table-cell>
            <table:table-cell table:style-name="Table22.A1" office:value-type="string">
              <text:p text:style-name="Table_20_Heading">id</text:p>
            </table:table-cell>
            <table:table-cell table:style-name="Table22.C1" office:value-type="string">
              <text:p text:style-name="Table_20_Heading">baseversionid</text:p>
            </table:table-cell>
          </table:table-row>
        </table:table-header-rows>
        <table:table-row>
          <table:table-cell table:style-name="Table22.A2" office:value-type="float" office:value="950">
            <text:p text:style-name="P12">950</text:p>
          </table:table-cell>
          <table:table-cell table:style-name="Table22.A2" office:value-type="float" office:value="5678">
            <text:p text:style-name="P12">5678</text:p>
          </table:table-cell>
          <table:table-cell table:style-name="Table22.C2" office:value-type="float" office:value="5671">
            <text:p text:style-name="P12">5671</text:p>
          </table:table-cell>
        </table:table-row>
        <table:table-row>
          <table:table-cell table:style-name="Table22.A2" office:value-type="float" office:value="950">
            <text:p text:style-name="P12">950</text:p>
          </table:table-cell>
          <table:table-cell table:style-name="Table22.A2" office:value-type="float" office:value="5679">
            <text:p text:style-name="P12">5679</text:p>
          </table:table-cell>
          <table:table-cell table:style-name="Table22.C2" office:value-type="float" office:value="5711">
            <text:p text:style-name="P12">5711</text:p>
          </table:table-cell>
        </table:table-row>
        <table:table-row>
          <table:table-cell table:style-name="Table22.A4" office:value-type="string">
            <text:p text:style-name="P12">950</text:p>
          </table:table-cell>
          <table:table-cell table:style-name="Table22.A2" office:value-type="float" office:value="5670">
            <text:p text:style-name="P12">5670</text:p>
          </table:table-cell>
          <table:table-cell table:style-name="Table22.C2" office:value-type="float" office:value="5712">
            <text:p text:style-name="P12">5712</text:p>
          </table:table-cell>
        </table:table-row>
      </table:table>
      <text:p text:style-name="P20">The above storage is one of the simplest possible, but a more efficient storage of baseline states would involve intelligent storage of deltas between trees, otherwise the storage size is proportional to the tree size and not to the changes between configuration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StarSymbol" svg:font-family="StarSymbol" style:font-charset="x-symbol"/>
    <style:font-face style:name="Myriad Pro Bold2" svg:font-family="'Myriad Pro Bold'"/>
    <style:font-face style:name="Myriad Pro Bold1" svg:font-family="'Myriad Pro Bold'" style:font-adornments="Normal"/>
    <style:font-face style:name="Myriad Pro Regular" svg:font-family="'Myriad Pro Regular'" style:font-adornments="Normal"/>
    <style:font-face style:name="Bitstream Vera Sans Mono1" svg:font-family="'Bitstream Vera Sans Mono'" style:font-adornments="Normal" style:font-pitch="fixed"/>
    <style:font-face style:name="Courier" svg:font-family="Courier"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Bitstream Vera Sans Mono" svg:font-family="'Bitstream Vera Sans Mono'" style:font-adornments="Normal" style:font-family-generic="swiss" style:font-pitch="fixed"/>
    <style:font-face style:name="Arial Unicode MS" svg:font-family="'Arial Unicode MS'" style:font-pitch="variable"/>
    <style:font-face style:name="Bitstream Vera Sans2" svg:font-family="'Bitstream Vera Sans'" style:font-adornments="Gras" style:font-pitch="variable"/>
    <style:font-face style:name="Bitstream Vera Sans1" svg:font-family="'Bitstream Vera Sans'" style:font-adornments="Italique" style:font-pitch="variable"/>
    <style:font-face style:name="Bitstream Vera Sans" svg:font-family="'Bitstream Vera Sans'" style:font-adornments="Normal" style:font-pitch="variable"/>
    <style:font-face style:name="Bitstream Vera Serif1" svg:font-family="'Bitstream Vera Serif'" style:font-adornments="Gras" style:font-pitch="variable"/>
    <style:font-face style:name="Bitstream Vera Serif2" svg:font-family="'Bitstream Vera Serif'" style:font-adornments="Italique" style:font-pitch="variable"/>
    <style:font-face style:name="Bitstream Vera Serif" svg:font-family="'Bitstream Vera Serif'" style:font-adornments="Normal" style:font-pitch="variable"/>
    <style:font-face style:name="HG Mincho Light J" svg:font-family="'HG Mincho Light J'" style:font-pitch="variable"/>
    <style:font-face style:name="Myriad Pro Bold3" svg:font-family="'Myriad Pro Bold'" style:font-pitch="variable"/>
    <style:font-face style:name="Myriad Pro Bold" svg:font-family="'Myriad Pro Bold'" style:font-adornments="Gras" style:font-pitch="variable"/>
    <style:font-face style:name="Myriad Pro Regular2" svg:font-family="'Myriad Pro Regular'" style:font-adornments="Bold" style:font-pitch="variable"/>
    <style:font-face style:name="Myriad Pro Regular1" svg:font-family="'Myriad Pro Regular'" style:font-adornments="Normal" style:font-pitch="variable"/>
    <style:font-face style:name="Myriad Pro Regular3" svg:font-family="'Myriad Pro Regular'"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Bitstream Vera Sans Oblique" svg:font-family="'Bitstream Vera Sans Oblique'" style:font-adornments="Normal" style:font-family-generic="swiss"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Myriad Pro" svg:font-family="'Myriad Pro'" style:font-adornments="Normal" style:font-family-generic="swiss" style:font-pitch="variable"/>
    <style:font-face style:name="Myriad Pro Light" svg:font-family="'Myriad Pro Light'" style:font-adornments="Normal" style:font-family-generic="swiss" style:font-pitch="variable"/>
    <style:font-face style:name="Myriad Pro Semibold" svg:font-family="'Myriad Pro Semibold'" style:font-adornments="Normal"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New Roman"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line-height="120%" fo:text-align="justify" style:justify-single-word="false" fo:text-indent="0cm" style:auto-text-indent="false"/>
      <style:text-properties style:font-name="Bitstream Vera Serif" fo:font-size="10pt" fo:font-weight="bold"/>
    </style:style>
    <style:style style:name="Text_20_body" style:display-name="Text body" style:family="paragraph" style:parent-style-name="Standard" style:class="text" style:master-page-name="">
      <style:paragraph-properties fo:margin-left="0cm" fo:margin-right="0cm" fo:margin-top="0cm" fo:margin-bottom="0.25cm" fo:line-height="114%" fo:text-align="justify" style:justify-single-word="false" fo:keep-together="auto" fo:orphans="2" fo:widows="2" fo:hyphenation-ladder-count="no-limit" fo:text-indent="0.4cm" style:auto-text-indent="true" style:page-number="auto" fo:background-color="transparent" style:shadow="none" fo:keep-with-next="auto">
        <style:tab-stops/>
        <style:drop-cap/>
        <style:background-image/>
      </style:paragraph-properties>
      <style:text-properties style:font-name="Myriad Pro Regular1" fo:font-size="11pt" fo:language="en" fo:country="US" fo:font-weight="normal"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0cm" fo:margin-right="0cm" fo:margin-top="0.423cm" fo:margin-bottom="0.212cm" fo:text-align="start" style:justify-single-word="false" fo:text-indent="0cm" style:auto-text-indent="false" style:page-number="auto" fo:keep-with-next="always"/>
      <style:text-properties fo:color="#0080ff" style:font-name="Myriad Pro Bold"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6cm" fo:margin-bottom="0.199cm" fo:line-height="100%" fo:keep-together="always" fo:text-indent="0cm" style:auto-text-indent="false" style:page-number="auto" fo:break-before="page" fo:background-color="transparent" fo:padding="0cm" fo:border="none">
        <style:tab-stops/>
        <style:background-image/>
      </style:paragraph-properties>
      <style:text-properties fo:color="#0080ff" style:font-name="Myriad Pro Bold" fo:font-size="18pt" fo:font-weight="bold"/>
    </style:style>
    <style:style style:name="Heading_20_2" style:display-name="Heading 2" style:family="paragraph" style:parent-style-name="Heading" style:next-style-name="Text_20_body" style:class="text" style:master-page-name="" style:default-outline-level="2">
      <style:paragraph-properties fo:margin-left="0cm" fo:margin-right="0cm" fo:margin-top="0.46cm" fo:margin-bottom="0.199cm" fo:line-height="100%" fo:keep-together="always" fo:text-indent="0cm" style:auto-text-indent="false" style:page-number="auto" fo:background-color="transparent" fo:padding="0cm" fo:border="none">
        <style:tab-stops/>
        <style:background-image/>
      </style:paragraph-properties>
      <style:text-properties fo:color="#0080ff" style:font-name="Myriad Pro Bold" fo:font-size="16pt" fo:font-weight="bold"/>
    </style:style>
    <style:style style:name="Heading_20_3" style:display-name="Heading 3" style:family="paragraph" style:parent-style-name="Heading" style:next-style-name="Text_20_body" style:class="text" style:default-outline-level="3">
      <style:paragraph-properties fo:margin-left="0cm" fo:margin-right="0cm" fo:margin-top="0.46cm" fo:margin-bottom="0.199cm" fo:line-height="100%" fo:keep-together="always" fo:text-indent="0cm" style:auto-text-indent="false" fo:background-color="transparent">
        <style:background-image/>
      </style:paragraph-properties>
      <style:text-properties fo:color="#0080ff" style:font-name="Myriad Pro Bold" fo:font-size="14pt" fo:font-weight="bold"/>
    </style:style>
    <style:style style:name="Heading_20_4" style:display-name="Heading 4" style:family="paragraph" style:parent-style-name="Heading" style:next-style-name="Text_20_body" style:class="text" style:master-page-name="" style:default-outline-level="4">
      <style:paragraph-properties fo:margin-left="0cm" fo:margin-right="0cm" fo:margin-top="0.46cm" fo:margin-bottom="0.199cm" fo:line-height="100%" fo:text-indent="0cm" style:auto-text-indent="false" style:page-number="auto"/>
      <style:text-properties fo:color="#0080ff" style:font-name="Myriad Pro Bold" fo:font-size="12pt" fo:font-weight="bold"/>
    </style:style>
    <style:style style:name="Heading_20_5" style:display-name="Heading 5" style:family="paragraph" style:parent-style-name="Heading" style:next-style-name="Standard" style:class="text">
      <style:paragraph-properties fo:margin-left="0cm" fo:margin-right="0cm" fo:margin-top="0.432cm" fo:margin-bottom="0.203cm" fo:line-height="120%" fo:text-align="justify" style:justify-single-word="false" fo:text-indent="0cm" style:auto-text-indent="false" fo:keep-with-next="always"/>
      <style:text-properties fo:color="#003366" style:font-name="Verdana" fo:font-size="12pt" fo:font-weight="bold" style:font-size-asian="16pt" style:font-weight-asian="bold"/>
    </style:style>
    <style:style style:name="Heading_20_6" style:display-name="Heading 6" style:family="paragraph" style:parent-style-name="Heading" style:next-style-name="Text_20_body" style:class="text">
      <style:text-properties fo:font-size="12pt"/>
    </style:style>
    <style:style style:name="Heading_20_7" style:display-name="Heading 7" style:family="paragraph" style:parent-style-name="Heading" style:next-style-name="Text_20_body" style:class="text">
      <style:text-properties fo:color="#003366" fo:font-size="12pt"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12pt"/>
    </style:style>
    <style:style style:name="Heading_20_9" style:display-name="Heading 9" style:family="paragraph" style:parent-style-name="Heading" style:next-style-name="Text_20_body" style:class="text">
      <style:text-properties fo:font-size="12pt"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12pt" fo:font-weight="bold" style:font-size-asian="75%" style:font-weight-asian="bold" style:font-size-complex="75%" style:font-weight-complex="bold"/>
    </style:style>
    <style:style style:name="List" style:family="paragraph" style:parent-style-name="Text_20_body" style:class="list">
      <style:paragraph-properties fo:margin-left="0.499cm" fo:margin-right="0cm" fo:text-indent="0cm" style:auto-text-indent="false"/>
      <style:text-properties fo:color="#000000" style:font-name="Myriad Pro Regular1" fo:language="fr" fo:country="FR"/>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102cm" fo:margin-bottom="0cm" fo:line-height="100%"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list-style-name="List_20_1" style:class="list" style:master-page-name="">
      <style:paragraph-properties fo:margin-top="0cm" fo:margin-bottom="0.25cm" fo:line-height="114%" fo:keep-together="always" fo:orphans="0" fo:widows="0" fo:hyphenation-ladder-count="no-limit" style:page-number="auto" fo:background-color="transparent">
        <style:background-image/>
      </style:paragraph-properties>
      <style:text-properties fo:color="#000000" style:font-name="Myriad Pro Regular" fo:font-size="11pt" fo:language="en" fo:country="US" fo:hyphenate="true" fo:hyphenation-remain-char-count="2" fo:hyphenation-push-char-count="2"/>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1.251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e_20_numérotée" style:class="list" style:master-page-name="">
      <style:paragraph-properties fo:margin-left="0.499cm" fo:margin-right="0cm" fo:margin-top="0cm" fo:margin-bottom="0.25cm" fo:line-height="114%" fo:text-indent="0cm" style:auto-text-indent="false" style:page-number="auto">
        <style:tab-stops/>
      </style:paragraph-properties>
      <style:text-properties fo:color="#000000" style:font-name="Myriad Pro Regular" fo:font-size="11pt" fo:language="en" fo:country="US"/>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Header" style:family="paragraph" style:parent-style-name="Standard" style:class="extra" style:master-page-name="">
      <style:paragraph-properties fo:margin-top="0cm" fo:margin-bottom="0cm" fo:line-height="100%" fo:text-align="start" style:justify-single-word="false" style:page-number="auto" fo:background-color="transparent" fo:padding-left="0.049cm" fo:padding-right="0cm" fo:padding-top="0.131cm" fo:padding-bottom="0cm" fo:border="0.002cm solid #ffffff" style:shadow="none" text:number-lines="false" text:line-number="0" style:vertical-align="middle" style:writing-mode="lr-tb">
        <style:tab-stops>
          <style:tab-stop style:position="8.498cm" style:type="center"/>
          <style:tab-stop style:position="16.999cm" style:type="right"/>
        </style:tab-stops>
        <style:background-image/>
      </style:paragraph-properties>
      <style:text-properties fo:color="#787878" style:font-name="Myriad Pro Regular3" fo:font-size="9pt" fo:language="en" fo:country="US" fo:font-weight="normal"/>
    </style:style>
    <style:style style:name="Header_20_left" style:display-name="Header left" style:family="paragraph" style:parent-style-name="Standard" style:class="extra">
      <style:paragraph-properties fo:margin-left="0.18cm" fo:margin-right="0cm" fo:margin-top="0.18cm" fo:margin-bottom="0.18cm" fo:line-height="130%" fo:text-indent="0cm" style:auto-text-indent="false" text:number-lines="false" text:line-number="0">
        <style:tab-stops>
          <style:tab-stop style:position="8.751cm" style:type="center"/>
          <style:tab-stop style:position="17.501cm" style:type="right"/>
        </style:tab-stops>
      </style:paragraph-properties>
      <style:text-properties fo:color="#272727" style:font-name="Myriad Pro Semibold" fo:font-size="9pt" fo:font-weight="normal"/>
    </style:style>
    <style:style style:name="Footer" style:family="paragraph" style:parent-style-name="Standard" style:class="extra">
      <style:paragraph-properties fo:margin-left="2cm" fo:margin-right="0cm" fo:line-height="0.25cm" fo:text-align="start" style:justify-single-word="false" fo:text-indent="0cm" style:auto-text-indent="false" fo:padding="0cm" fo:border="none" text:number-lines="false" text:line-number="0">
        <style:tab-stops>
          <style:tab-stop style:position="8.5cm" style:type="center"/>
          <style:tab-stop style:position="17cm" style:type="right"/>
        </style:tab-stops>
      </style:paragraph-properties>
      <style:text-properties fo:color="#787878" style:font-name="Myriad Pro Light" fo:font-size="9pt" fo:font-weight="normal"/>
    </style:style>
    <style:style style:name="Table_20_Contents" style:display-name="Table Contents" style:family="paragraph" style:parent-style-name="Text_20_body" style:class="extra">
      <style:paragraph-properties fo:margin-left="0.18cm" fo:margin-right="0cm" fo:margin-top="0.18cm" fo:margin-bottom="0.25cm" fo:line-height="114%" fo:text-align="start" style:justify-single-word="false" fo:text-indent="0cm" style:auto-text-indent="false" text:number-lines="false" text:line-number="0"/>
      <style:text-properties fo:color="#000000" style:font-name="Myriad Pro Regular" fo:font-size="11pt"/>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color="#ffffff" style:font-name="Courier New1"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917cm" fo:margin-bottom="0.282cm"/>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master-page-name="">
      <style:paragraph-properties fo:line-height="117%" style:page-number="auto"/>
    </style:style>
    <style:style style:name="Footnote" style:family="paragraph" style:parent-style-name="Standard" style:class="extra">
      <style:paragraph-properties fo:margin-left="0.499cm" fo:margin-right="0cm" fo:line-height="100%"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1"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49cm" fo:margin-bottom="0cm" fo:text-align="start" style:justify-single-word="false" fo:text-indent="0cm" style:auto-text-indent="false" style:page-number="auto" fo:break-before="page" text:number-lines="false" text:line-number="0">
        <style:tab-stops/>
      </style:paragraph-properties>
      <style:text-properties fo:color="#0080ff" style:font-name="Myriad Pro Bold"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line-height="100%" fo:text-indent="0cm" style:auto-text-indent="false" fo:background-color="transparent">
        <style:tab-stops>
          <style:tab-stop style:position="16.999cm" style:type="right" style:leader-style="dotted" style:leader-text="."/>
        </style:tab-stops>
        <style:background-image/>
      </style:paragraph-properties>
      <style:text-properties fo:color="#000000" style:font-name="Myriad Pro Regular1" fo:font-size="10pt" fo:language="en" fo:country="US"/>
    </style:style>
    <style:style style:name="Contents_20_2" style:display-name="Contents 2" style:family="paragraph" style:parent-style-name="Index" style:class="index" style:master-page-name="">
      <style:paragraph-properties fo:margin-left="0.33cm" fo:margin-right="0cm" fo:margin-top="0cm" fo:margin-bottom="0.049cm" fo:line-height="100%" fo:text-indent="0cm" style:auto-text-indent="false" style:page-number="auto">
        <style:tab-stops>
          <style:tab-stop style:position="16.499cm" style:type="right" style:leader-style="dotted" style:leader-text="."/>
        </style:tab-stops>
      </style:paragraph-properties>
      <style:text-properties fo:color="#000000" style:font-name="Myriad Pro Regular1" fo:font-size="10pt" fo:language="en" fo:country="US"/>
    </style:style>
    <style:style style:name="Contents_20_3" style:display-name="Contents 3" style:family="paragraph" style:parent-style-name="Index" style:class="index">
      <style:paragraph-properties fo:margin-left="0.66cm" fo:margin-right="0cm" fo:line-height="100%" fo:text-indent="0cm" style:auto-text-indent="false">
        <style:tab-stops>
          <style:tab-stop style:position="16cm" style:type="right" style:leader-style="dotted" style:leader-text="."/>
          <style:tab-stop style:position="16.499cm" style:type="right" style:leader-style="dotted" style:leader-text="."/>
        </style:tab-stops>
      </style:paragraph-properties>
      <style:text-properties style:use-window-font-color="true" style:font-name="Myriad Pro Regular2" fo:font-size="10pt" fo:language="en" fo:country="US" fo:font-weight="normal"/>
    </style:style>
    <style:style style:name="Contents_20_4" style:display-name="Contents 4" style:family="paragraph" style:parent-style-name="Index" style:class="index" style:master-page-name="">
      <style:paragraph-properties fo:margin-left="1cm" fo:margin-right="0cm" fo:line-height="100%" fo:text-indent="0cm" style:auto-text-indent="false" style:page-number="auto" fo:background-color="transparent">
        <style:tab-stops>
          <style:tab-stop style:position="15.501cm" style:type="right" style:leader-style="dotted" style:leader-text="."/>
        </style:tab-stops>
        <style:background-image/>
      </style:paragraph-properties>
      <style:text-properties style:use-window-font-color="true" style:font-name="Myriad Pro Regular3" fo:font-size="9pt" fo:language="en" fo:country="U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fo:font-size="9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indent="-3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cm" fo:margin-bottom="0.508cm" fo:text-align="center" style:justify-single-word="false" fo:text-indent="0cm" style:auto-text-indent="false"/>
      <style:text-properties fo:color="#003366" style:font-name="Helvetica" fo:font-size="26pt" fo:font-weight="normal" style:font-size-asian="18pt" style:font-weight-asian="bold" style:font-size-complex="18pt" style:font-weight-complex="bold"/>
    </style:style>
    <style:style style:name="Subtitle" style:family="paragraph" style:parent-style-name="Heading" style:next-style-name="Standard" style:class="chapter">
      <style:paragraph-properties fo:margin-left="0cm" fo:margin-right="0cm" fo:margin-top="0.42cm" fo:margin-bottom="1cm" fo:text-align="center" style:justify-single-word="false" fo:text-indent="0cm" style:auto-text-indent="false"/>
      <style:text-properties fo:color="#003366" style:font-name="Helvetica" fo:font-size="15pt" fo:font-style="normal"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cm" fo:margin-bottom="0.3cm" fo:text-indent="0cm" style:auto-text-indent="false"/>
      <style:text-properties fo:font-size="10.5pt"/>
    </style:style>
    <style:style style:name="Preformatted_20_Text" style:display-name="Preformatted Text" style:family="paragraph" style:parent-style-name="Standard" style:class="html" style:master-page-name="">
      <style:paragraph-properties fo:margin-left="0cm" fo:margin-right="0cm" fo:margin-top="0cm" fo:margin-bottom="0.25cm" fo:line-height="130%" fo:text-align="start" style:justify-single-word="false" fo:text-indent="0cm" style:auto-text-indent="false" style:page-number="auto" fo:background-color="#e6e6e6" fo:padding="0.349cm" fo:border="0.002cm solid #b3b3b3" style:shadow="none">
        <style:tab-stops/>
        <style:background-image/>
      </style:paragraph-properties>
      <style:text-properties style:font-name="Bitstream Vera Sans Mono" fo:font-size="8.5pt" fo:language="zxx" fo:country="none" fo:font-weight="normal"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erm" style:family="paragraph" style:parent-style-name="Text_20_body">
      <style:paragraph-properties fo:margin-top="0.199cm" fo:margin-bottom="0.21cm" fo:keep-with-next="always"/>
      <style:text-properties fo:font-weight="bold"/>
    </style:style>
    <style:style style:name="Abstract" style:family="paragraph" style:parent-style-name="Bordereau" style:next-style-name="Standard"/>
    <style:style style:name="Author" style:family="paragraph" style:parent-style-name="Bordereau" style:next-style-name="Standard">
      <style:paragraph-properties fo:margin-left="0cm" fo:margin-right="0cm" fo:text-indent="0cm" style:auto-text-indent="false"/>
      <style:text-properties style:font-name="Times New Roman1"/>
    </style:style>
    <style:style style:name="Copyright" style:family="paragraph" style:parent-style-name="Bordereau" style:next-style-name="Standard">
      <style:text-properties fo:font-size="10pt"/>
    </style:style>
    <style:style style:name="Bibliomisc" style:family="paragraph" style:parent-style-name="Bordereau" style:next-style-name="Standard"/>
    <style:style style:name="Pubdate" style:family="paragraph" style:parent-style-name="Bordereau" style:next-style-name="Standard" style:master-page-name="">
      <style:paragraph-properties fo:margin-top="0.4cm" fo:margin-bottom="0.4cm" style:page-number="auto"/>
      <style:text-properties style:font-name="Helvetica1" fo:font-style="normal"/>
    </style:style>
    <style:style style:name="Legalnotice" style:family="paragraph" style:parent-style-name="Bordereau" style:next-style-name="Standard">
      <style:paragraph-properties fo:line-height="100%"/>
      <style:text-properties style:font-name="Bitstream Vera Sans" fo:font-size="10.5pt" fo:font-weight="normal"/>
    </style:style>
    <style:style style:name="Corpauthor" style:family="paragraph" style:parent-style-name="Bordereau" style:next-style-name="Standard"/>
    <style:style style:name="Releaseinfo" style:family="paragraph" style:parent-style-name="Bordereau" style:next-style-name="Standard">
      <style:paragraph-properties fo:margin-top="0.4cm" fo:margin-bottom="0.4cm"/>
    </style:style>
    <style:style style:name="Normal" style:family="paragraph" style:parent-style-name="Standard">
      <style:paragraph-properties fo:margin-top="0.212cm" fo:margin-bottom="0.212cm" fo:text-align="justify" style:justify-single-word="false" fo:keep-together="always" style:text-autospace="ideograph-alpha" style:vertical-align="auto"/>
      <style:text-properties fo:font-size="11pt" fo:language="fr" fo:country="FR" style:font-size-asian="11pt" style:font-size-complex="11pt"/>
    </style:style>
    <style:style style:name="Bordereau" style:family="paragraph" style:parent-style-name="Standard">
      <style:text-properties fo:color="#666666"/>
    </style:style>
    <style:style style:name="Project_20_Title" style:display-name="Project Title" style:family="paragraph" style:parent-style-name="Title" style:next-style-name="Document_20_Title" style:master-page-name="">
      <style:paragraph-properties fo:margin-left="0cm" fo:margin-right="0cm" fo:margin-top="0cm" fo:margin-bottom="0.349cm" fo:line-height="80%" fo:text-align="start" style:justify-single-word="false" fo:text-indent="0cm" style:auto-text-indent="false" style:page-number="auto">
        <style:tab-stops/>
      </style:paragraph-properties>
      <style:text-properties fo:color="#0080ff" style:font-name="Myriad Pro Bold1" fo:font-size="32pt" fo:language="en" fo:country="US" fo:font-weight="normal"/>
    </style:style>
    <style:style style:name="Document_20_Title" style:display-name="Document Title" style:family="paragraph" style:parent-style-name="Project_20_Title" style:next-style-name="Document_20_Subtitle">
      <style:paragraph-properties fo:margin-top="0.28cm" fo:margin-bottom="0cm"/>
      <style:text-properties fo:font-size="24pt" fo:font-weight="normal"/>
    </style:style>
    <style:style style:name="Document_20_Subtitle" style:display-name="Document Subtitle" style:family="paragraph" style:parent-style-name="Document_20_Title">
      <style:text-properties fo:font-size="18pt" fo:font-weight="normal"/>
    </style:style>
    <style:style style:name="versioning_20__3a__20_version" style:display-name="versioning : version" style:family="paragraph" style:parent-style-name="Table_20_Contents" style:master-page-name="">
      <style:paragraph-properties fo:text-align="center" style:justify-single-word="false" style:page-number="auto"/>
      <style:text-properties style:font-name="Myriad Pro Bold1" fo:font-size="9pt" fo:font-weight="normal"/>
    </style:style>
    <style:style style:name="versioning_20__3a__20_text" style:display-name="versioning : text" style:family="paragraph" style:parent-style-name="Table_20_Contents">
      <style:paragraph-properties fo:text-align="center" style:justify-single-word="false" fo:background-color="transparent">
        <style:background-image/>
      </style:paragraph-properties>
      <style:text-properties fo:font-size="9pt"/>
    </style:style>
    <style:style style:name="Liste_20_numérotée" style:display-name="Liste numérotée" style:family="paragraph" style:parent-style-name="List">
      <style:text-properties fo:color="#000000" style:font-name="Myriad Pro Regular1"/>
    </style:style>
    <style:style style:name="Who" style:family="paragraph" style:parent-style-name="Text_20_body" style:next-style-name="Text_20_body" style:master-page-name="">
      <style:paragraph-properties fo:margin-left="0.499cm" fo:margin-right="0.499cm" fo:margin-top="0cm" fo:margin-bottom="0.25cm" fo:line-height="114%" fo:text-align="start" style:justify-single-word="false" fo:text-indent="0.801cm" style:auto-text-indent="false" style:page-number="auto" fo:background-color="transparent" fo:padding="0.25cm" fo:border="0.035cm solid #787878" style:shadow="none" fo:keep-with-next="always">
        <style:background-image xlink:href="Pictures/100000000000001A0000001AF98BD1D0.gif" xlink:type="simple" xlink:actuate="onLoad" style:position="top left" style:repeat="no-repeat"/>
      </style:paragraph-properties>
      <style:text-properties fo:color="#000000" style:font-name="Myriad Pro Regular1"/>
    </style:style>
    <style:style style:name="Tip" style:family="paragraph" style:parent-style-name="Text_20_body" style:next-style-name="Text_20_body" style:master-page-name="">
      <style:paragraph-properties fo:margin-left="0.499cm" fo:margin-right="0.499cm" fo:margin-top="0cm" fo:margin-bottom="0.25cm" fo:line-height="114%" fo:text-align="start" style:justify-single-word="false" fo:text-indent="0.801cm" style:auto-text-indent="false" style:page-number="auto" fo:background-color="transparent" fo:padding="0.25cm" fo:border="0.035cm solid #ffcc00" style:shadow="none" fo:keep-with-next="always">
        <style:background-image xlink:href="Pictures/100000000000001A0000001BDF1D7443.png" xlink:type="simple" xlink:actuate="onLoad" style:position="top left" style:repeat="no-repeat"/>
      </style:paragraph-properties>
      <style:text-properties fo:color="#000000" style:font-name="Myriad Pro Regular1"/>
    </style:style>
    <style:style style:name="NotaBene" style:family="paragraph" style:parent-style-name="Text_20_body" style:next-style-name="Text_20_body" style:master-page-name="">
      <style:paragraph-properties fo:margin-left="0.499cm" fo:margin-right="0.499cm" fo:line-height="114%" fo:text-align="start" style:justify-single-word="false" fo:text-indent="0.801cm" style:auto-text-indent="false" style:page-number="auto" fo:background-color="transparent" fo:padding="0.25cm" fo:border="0.035cm solid #0080ff" fo:keep-with-next="always">
        <style:background-image xlink:href="Pictures/100000000000001A0000001B61240385.gif" xlink:type="simple" xlink:actuate="onLoad" style:position="top left" style:repeat="no-repeat"/>
      </style:paragraph-properties>
    </style:style>
    <style:style style:name="Result" style:family="paragraph" style:parent-style-name="Text_20_body" style:next-style-name="Text_20_body" style:master-page-name="">
      <style:paragraph-properties fo:margin-left="1.401cm" fo:margin-right="0cm" fo:line-height="118%" fo:text-align="start" style:justify-single-word="false" fo:text-indent="0.45cm" style:auto-text-indent="false" style:page-number="auto" fo:background-color="transparent" style:shadow="none">
        <style:tab-stops/>
        <style:background-image xlink:href="Pictures/1000000000000020000000147C5FBC95.png" xlink:type="simple" xlink:actuate="onLoad" style:position="top left" style:repeat="no-repeat"/>
      </style:paragraph-properties>
    </style:style>
    <style:style style:name="Bullet_20_in_20_Table" style:display-name="Bullet in Table" style:family="paragraph" style:parent-style-name="Table_20_Contents" style:next-style-name="Table_20_Contents" style:auto-update="true">
      <style:paragraph-properties fo:margin-left="0.4cm" fo:margin-right="0cm" fo:margin-top="0cm" fo:margin-bottom="0.25cm" fo:line-height="114%" fo:text-align="start" style:justify-single-word="false" fo:text-indent="0cm" style:auto-text-indent="false"/>
    </style:style>
    <style:style style:name="Table_20_Title" style:display-name="Table Title" style:family="paragraph" style:parent-style-name="Text_20_body" style:next-style-name="Text_20_body" style:master-page-name="">
      <style:paragraph-properties style:page-number="auto" fo:keep-with-next="always"/>
    </style:style>
    <style:style style:name="Footnote_20_Symbol" style:display-name="Footnote Symbol" style:family="text">
      <style:text-properties style:font-name="Bitstream Vera Serif"/>
    </style:style>
    <style:style style:name="Page_20_Number" style:display-name="Page Number" style:family="text">
      <style:text-properties style:font-name="Bitstream Vera Serif" fo:font-size="10pt"/>
    </style:style>
    <style:style style:name="Caption_20_characters" style:display-name="Caption characters" style:family="text">
      <style:text-properties style:font-name="Bitstream Vera Serif" fo:font-size="10pt"/>
    </style:style>
    <style:style style:name="Drop_20_Caps" style:display-name="Drop Caps" style:family="text">
      <style:text-properties style:font-name="Bitstream Vera Serif"/>
    </style:style>
    <style:style style:name="Numbering_20_Symbols" style:display-name="Numbering Symbols" style:family="text">
      <style:text-properties fo:color="#333333" style:font-name="Myriad Pro" fo:font-size="9pt"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80ff" style:font-name="Myriad Pro Regular1" fo:font-size="11pt" fo:language="fr" fo:country="FR" style:text-underline-style="solid" style:text-underline-width="auto" style:text-underline-color="font-color"/>
    </style:style>
    <style:style style:name="Visited_20_Internet_20_Link" style:display-name="Visited Internet Link" style:family="text">
      <style:text-properties fo:color="#800080" style:font-name="Bitstream Vera Sans Mono1" fo:font-size="10pt" fo:language="fr" fo:country="FR" style:text-underline-style="solid" style:text-underline-width="auto" style:text-underline-color="font-color"/>
    </style:style>
    <style:style style:name="Placeholder" style:family="text">
      <style:text-properties fo:font-variant="small-caps" fo:color="#008080" style:font-name="Bitstream Vera Serif" style:text-underline-style="dotted" style:text-underline-width="auto" style:text-underline-color="font-color"/>
    </style:style>
    <style:style style:name="Index_20_Link" style:display-name="Index Link" style:family="text">
      <style:text-properties style:font-name="Bitstream Vera Serif"/>
    </style:style>
    <style:style style:name="Endnote_20_Symbol" style:display-name="Endnote Symbol" style:family="text">
      <style:text-properties style:font-name="Bitstream Vera Serif"/>
    </style:style>
    <style:style style:name="Line_20_numbering" style:display-name="Line numbering" style:family="text">
      <style:text-properties style:font-name="Bitstream Vera Serif"/>
    </style:style>
    <style:style style:name="Main_20_index_20_entry" style:display-name="Main index entry" style:family="text">
      <style:text-properties style:font-name="Bitstream Vera Serif1" fo:font-size="10pt" fo:font-weight="bold" style:font-weight-asian="bold" style:font-weight-complex="bold"/>
    </style:style>
    <style:style style:name="Footnote_20_anchor" style:display-name="Footnote anchor" style:family="text">
      <style:text-properties style:text-position="super 58%" style:font-name="Bitstream Vera Serif"/>
    </style:style>
    <style:style style:name="Endnote_20_anchor" style:display-name="Endnote anchor" style:family="text">
      <style:text-properties style:text-position="super 58%" style:font-name="Bitstream Vera Serif"/>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font-name="Bitstream Vera Serif" fo:font-size="10pt" style:text-rotation-angle="90" style:text-rotation-scale="line-height"/>
    </style:style>
    <style:style style:name="Emphasis" style:family="text">
      <style:text-properties style:font-name="Myriad Pro Bold" fo:font-size="11pt" fo:font-style="normal" fo:font-weight="bold" fo:background-color="transparent" style:font-style-asian="italic" style:font-style-complex="italic"/>
    </style:style>
    <style:style style:name="Citation" style:family="text">
      <style:text-properties style:font-name="Bitstream Vera Sans1" fo:font-size="10pt" fo:font-style="italic" style:font-style-asian="italic" style:font-style-complex="italic"/>
    </style:style>
    <style:style style:name="Strong_20_Emphasis" style:display-name="Strong Emphasis" style:family="text">
      <style:text-properties style:font-name="Bitstream Vera Sans2" fo:font-weight="bold" style:font-weight-asian="bold" style:font-weight-complex="bold"/>
    </style:style>
    <style:style style:name="Source_20_Text" style:display-name="Source Text" style:family="text">
      <style:text-properties style:font-name="Courier New" fo:font-size="11pt" fo:language="zxx" fo:country="none" style:font-name-asian="Cumberland" style:font-name-complex="Cumberland"/>
    </style:style>
    <style:style style:name="Example" style:family="text">
      <style:text-properties style:font-name="Bitstream Vera Sans" style:font-name-asian="Cumberland" style:font-name-complex="Cumberland"/>
    </style:style>
    <style:style style:name="User_20_Entry" style:display-name="User Entry" style:family="text">
      <style:text-properties fo:color="#0080ff" style:font-name="Bitstream Vera Sans Oblique" fo:font-size="9.5pt" fo:font-style="normal"/>
    </style:style>
    <style:style style:name="Variable" style:family="text">
      <style:text-properties fo:color="#008000" style:font-name="Bitstream Vera Serif2" fo:font-size="10pt" fo:font-style="italic" style:font-style-asian="italic" style:font-style-complex="italic"/>
    </style:style>
    <style:style style:name="Definition" style:family="text">
      <style:text-properties style:font-name="Bitstream Vera Serif"/>
    </style:style>
    <style:style style:name="Teletype" style:family="text">
      <style:text-properties fo:color="#800000" style:font-name="Bitstream Vera Serif" fo:font-size="10pt" fo:language="fr" fo:country="FR" style:font-name-asian="Cumberland" style:font-name-complex="Cumberland"/>
    </style:style>
    <style:style style:name="Orgname" style:family="text"/>
    <style:style style:name="Year" style:family="text"/>
    <style:style style:name="Holder" style:family="text"/>
    <style:style style:name="Bullet_20_Symbols_20__28_user_29_" style:display-name="Bullet Symbols (user)" style:family="text"/>
    <style:style style:name="Frame" style:family="graphic">
      <style:graphic-properties svg:width="17cm" fo:min-height="3cm" text:anchor-type="paragraph" svg:x="0cm" svg:y="0cm" fo:margin-left="0.201cm" fo:margin-right="0.201cm" fo:margin-top="0.4cm" fo:margin-bottom="0.4cm" style:wrap="none" style:vertical-pos="top" style:vertical-rel="paragraph-content" style:horizontal-pos="center" style:horizontal-rel="paragraph-content"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fo:margin-left="0cm" fo:margin-right="0cm" fo:margin-top="0cm" fo:margin-bottom="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Nuxeo_5f_header" style:display-name="Nuxeo_header" style:family="graphic" style:parent-style-name="Graphics">
      <style:graphic-properties text:anchor-type="paragraph" svg:x="0cm" svg:y="0cm" style:wrap="right" style:number-wrapped-paragraphs="no-limit" style:wrap-contour="false" style:vertical-pos="middle" style:vertical-rel="paragraph" style:horizontal-pos="left" style:horizontal-rel="paragraph"/>
    </style:style>
    <text:outline-style>
      <text:outline-level-style text:level="1" style:num-suffix=" " style:num-format="1">
        <style:list-level-properties text:list-level-position-and-space-mode="label-width-and-position" text:min-label-distance="0.25cm"/>
      </text:outline-level-style>
      <text:outline-level-style text:level="2" style:num-suffix=" " style:num-format="1" text:display-levels="2">
        <style:list-level-properties text:list-level-position-and-space-mode="label-width-and-position" text:min-label-distance="0.25cm"/>
      </text:outline-level-style>
      <text:outline-level-style text:level="3" style:num-suffix=" " style:num-format="1" text:display-levels="3">
        <style:list-level-properties text:list-level-position-and-space-mode="label-width-and-position" text:min-label-distance="0.25cm"/>
      </text:outline-level-style>
      <text:outline-level-style text:level="4" style:num-suffix=" " style:num-format="1" text:display-levels="4">
        <style:list-level-properties text:list-level-position-and-space-mode="label-width-and-position" text:min-label-distance="0.25cm"/>
      </text:outline-level-style>
      <text:outline-level-style text:level="5" style:num-suffix=" " style:num-format="1" text:display-levels="5">
        <style:list-level-properties text:list-level-position-and-space-mode="label-width-and-position" text:min-label-distance="0.25cm"/>
      </text:outline-level-style>
      <text:outline-level-style text:level="6" style:num-suffix=" " style:num-format="1" text:display-levels="6">
        <style:list-level-properties text:list-level-position-and-space-mode="label-width-and-position" text:min-label-distance="0.25cm"/>
      </text:outline-level-style>
      <text:outline-level-style text:level="7" style:num-suffix=" " style:num-format="1" text:display-levels="7">
        <style:list-level-properties text:list-level-position-and-space-mode="label-width-and-position" text:min-label-distance="0.25cm"/>
      </text:outline-level-style>
      <text:outline-level-style text:level="8" style:num-suffix=" " style:num-format="1" text:display-levels="8">
        <style:list-level-properties text:list-level-position-and-space-mode="label-width-and-position" text:min-label-distance="0.25cm"/>
      </text:outline-level-style>
      <text:outline-level-style text:level="9" style:num-suffix=" " style:num-format="1" text:display-levels="9">
        <style:list-level-properties text:list-level-position-and-space-mode="label-width-and-position" text:min-label-distance="0.25cm"/>
      </text:outline-level-style>
      <text:outline-level-style text:level="10" style:num-suffix=" " style:num-format="1" text:display-levels="10">
        <style:list-level-properties text:list-level-position-and-space-mode="label-width-and-position" text:min-label-distance="0.25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a">
        <style:list-level-properties text:list-level-position-and-space-mode="label-width-and-position" text:space-before="0.501cm" text:min-label-width="0.499cm"/>
      </text:list-level-style-number>
      <text:list-level-style-number text:level="3" text:style-name="Numbering_20_Symbols" style:num-prefix=" " style:num-suffix=" " style:num-format="i">
        <style:list-level-properties text:list-level-position-and-space-mode="label-width-and-position" text:space-before="1cm" text:min-label-width="0.499cm"/>
      </text:list-level-style-number>
      <text:list-level-style-bullet text:level="4" text:style-name="Numbering_20_Symbols" style:num-prefix=" " style:num-suffix=" "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prefix=" " style:num-suffix=" "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prefix=" " style:num-suffix=" "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prefix=" " style:num-suffix=" "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prefix=" " style:num-suffix=" "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prefix=" " style:num-suffix=" "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prefix=" " style:num-suffix=" " text:bullet-char="•">
        <style:list-level-properties text:list-level-position-and-space-mode="label-width-and-position" text:space-before="4.502cm" text:min-label-width="0.499cm"/>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width-and-position" text:min-label-width="0.499cm" text:min-label-distance="0.254cm"/>
      </text:list-level-style-number>
      <text:list-level-style-number text:level="2" text:style-name="Numbering_20_Symbols" style:num-format="1" text:display-levels="2">
        <style:list-level-properties text:list-level-position-and-space-mode="label-width-and-position" text:space-before="0.499cm" text:min-label-width="0.499cm" text:min-label-distance="0.254cm"/>
      </text:list-level-style-number>
      <text:list-level-style-number text:level="3" text:style-name="Numbering_20_Symbols" style:num-format="1" text:display-levels="3">
        <style:list-level-properties text:list-level-position-and-space-mode="label-width-and-position" text:space-before="0.998cm" text:min-label-width="1cm" text:min-label-distance="0.254cm"/>
      </text:list-level-style-number>
      <text:list-level-style-number text:level="4" text:style-name="Numbering_20_Symbols" style:num-format="1" text:start-value="4">
        <style:list-level-properties text:list-level-position-and-space-mode="label-width-and-position" text:space-before="1.998cm" text:min-label-width="1.251cm" text:min-label-distance="0.254cm"/>
      </text:list-level-style-number>
      <text:list-level-style-number text:level="5" text:style-name="Numbering_20_Symbols" style:num-format="1" text:start-value="5">
        <style:list-level-properties text:list-level-position-and-space-mode="label-width-and-position" text:space-before="3.249cm" text:min-label-width="1.499cm" text:min-label-distance="0.254cm"/>
      </text:list-level-style-number>
      <text:list-level-style-number text:level="6" text:style-name="Numbering_20_Symbols" style:num-format="1" text:start-value="6">
        <style:list-level-properties text:list-level-position-and-space-mode="label-width-and-position" text:space-before="4.748cm" text:min-label-width="1.801cm" text:min-label-distance="0.254cm"/>
      </text:list-level-style-number>
      <text:list-level-style-number text:level="7" text:style-name="Numbering_20_Symbols" style:num-format="1" text:start-value="7">
        <style:list-level-properties text:list-level-position-and-space-mode="label-width-and-position" text:space-before="6.549cm" text:min-label-width="2.3cm" text:min-label-distance="0.254cm"/>
      </text:list-level-style-number>
      <text:list-level-style-number text:level="8" text:style-name="Numbering_20_Symbols" style:num-format="1" text:start-value="8">
        <style:list-level-properties text:list-level-position-and-space-mode="label-width-and-position" text:space-before="8.849cm" text:min-label-width="2.6cm" text:min-label-distance="0.254cm"/>
      </text:list-level-style-number>
      <text:list-level-style-number text:level="9" text:style-name="Numbering_20_Symbols" style:num-format="1" text:start-value="9">
        <style:list-level-properties text:list-level-position-and-space-mode="label-width-and-position" text:space-before="11.449cm" text:min-label-width="2.801cm" text:min-label-distance="0.254cm"/>
      </text:list-level-style-number>
      <text:list-level-style-number text:level="10" text:style-name="Numbering_20_Symbols" style:num-format="1" text:start-value="10">
        <style:list-level-properties text:list-level-position-and-space-mode="label-width-and-position" text:space-before="14.25cm" text:min-label-width="3.101cm" text:min-label-distance="0.254cm"/>
      </text:list-level-style-number>
    </text:list-style>
    <text:list-style style:name="Numbering_20_3" style:display-name="Numbering 3">
      <text:list-level-style-number text:level="1" text:style-name="Numbering_20_Symbols" style:num-format="1">
        <style:list-level-properties text:list-level-position-and-space-mode="label-width-and-position" text:min-label-width="3cm"/>
      </text:list-level-style-number>
      <text:list-level-style-number text:level="2" text:style-name="Numbering_20_Symbols" style:num-format="1" text:start-value="2">
        <style:list-level-properties text:list-level-position-and-space-mode="label-width-and-position" text:space-before="3.001cm" text:min-label-width="3cm"/>
      </text:list-level-style-number>
      <text:list-level-style-number text:level="3" text:style-name="Numbering_20_Symbols" style:num-format="1" text:start-value="3">
        <style:list-level-properties text:list-level-position-and-space-mode="label-width-and-position" text:space-before="6.001cm" text:min-label-width="3cm"/>
      </text:list-level-style-number>
      <text:list-level-style-number text:level="4" text:style-name="Numbering_20_Symbols" style:num-format="1" text:start-value="4">
        <style:list-level-properties text:list-level-position-and-space-mode="label-width-and-position" text:space-before="9.002cm" text:min-label-width="3cm"/>
      </text:list-level-style-number>
      <text:list-level-style-number text:level="5" text:style-name="Numbering_20_Symbols" style:num-format="1" text:start-value="5">
        <style:list-level-properties text:list-level-position-and-space-mode="label-width-and-position" text:space-before="12.002cm" text:min-label-width="3cm"/>
      </text:list-level-style-number>
      <text:list-level-style-number text:level="6" text:style-name="Numbering_20_Symbols" style:num-format="1" text:start-value="6">
        <style:list-level-properties text:list-level-position-and-space-mode="label-width-and-position" text:space-before="15.002cm" text:min-label-width="3cm"/>
      </text:list-level-style-number>
      <text:list-level-style-number text:level="7" text:style-name="Numbering_20_Symbols" style:num-format="1" text:start-value="7">
        <style:list-level-properties text:list-level-position-and-space-mode="label-width-and-position" text:space-before="18.003cm" text:min-label-width="3cm"/>
      </text:list-level-style-number>
      <text:list-level-style-number text:level="8" text:style-name="Numbering_20_Symbols" style:num-format="1" text:start-value="8">
        <style:list-level-properties text:list-level-position-and-space-mode="label-width-and-position" text:space-before="21.003cm" text:min-label-width="3cm"/>
      </text:list-level-style-number>
      <text:list-level-style-number text:level="9" text:style-name="Numbering_20_Symbols" style:num-format="1" text:start-value="9">
        <style:list-level-properties text:list-level-position-and-space-mode="label-width-and-position" text:space-before="24.003cm" text:min-label-width="3cm"/>
      </text:list-level-style-number>
      <text:list-level-style-number text:level="10" text:style-name="Numbering_20_Symbols" style:num-format="1" text:start-value="10">
        <style:list-level-properties text:list-level-position-and-space-mode="label-width-and-position" text:space-before="27.004cm" text:min-label-width="3cm"/>
      </text:list-level-style-number>
    </text:list-style>
    <text:list-style style:name="List_20_1" style:display-name="List 1">
      <text:list-level-style-bullet text:level="1" text:style-name="Bullet_20_Symbols" text:bullet-char="•">
        <style:list-level-properties text:list-level-position-and-space-mode="label-width-and-position" text:space-before="0.401cm" text:min-label-width="0.349cm"/>
        <style:text-properties style:font-name="StarSymbol"/>
      </text:list-level-style-bullet>
      <text:list-level-style-bullet text:level="2" text:style-name="Bullet_20_Symbols" text:bullet-char="•">
        <style:list-level-properties text:list-level-position-and-space-mode="label-width-and-position" text:space-before="0.801cm" text:min-label-width="0.349cm"/>
        <style:text-properties style:font-name="StarSymbol"/>
      </text:list-level-style-bullet>
      <text:list-level-style-bullet text:level="3" text:style-name="Bullet_20_Symbols" text:bullet-char="•">
        <style:list-level-properties text:list-level-position-and-space-mode="label-width-and-position" text:space-before="1.221cm" text:min-label-width="0.349cm"/>
        <style:text-properties style:font-name="StarSymbol"/>
      </text:list-level-style-bullet>
      <text:list-level-style-bullet text:level="4" text:style-name="Bullet_20_Symbols" text:bullet-char="•">
        <style:list-level-properties text:list-level-position-and-space-mode="label-width-and-position" text:space-before="2.5cm" text:min-label-width="0.349cm"/>
        <style:text-properties style:font-name="StarSymbol"/>
      </text:list-level-style-bullet>
      <text:list-level-style-bullet text:level="5" text:style-name="Bullet_20_Symbols" text:bullet-char="•">
        <style:list-level-properties text:list-level-position-and-space-mode="label-width-and-position" text:space-before="3.001cm" text:min-label-width="0.349cm"/>
        <style:text-properties style:font-name="StarSymbol"/>
      </text:list-level-style-bullet>
      <text:list-level-style-bullet text:level="6" text:style-name="Bullet_20_Symbols" text:bullet-char="•">
        <style:list-level-properties text:list-level-position-and-space-mode="label-width-and-position" text:space-before="3.491cm" text:min-label-width="0.349cm"/>
        <style:text-properties style:font-name="StarSymbol"/>
      </text:list-level-style-bullet>
      <text:list-level-style-bullet text:level="7" text:style-name="Bullet_20_Symbols" text:bullet-char="•">
        <style:list-level-properties text:list-level-position-and-space-mode="label-width-and-position" text:space-before="3.99cm" text:min-label-width="0.349cm"/>
        <style:text-properties style:font-name="StarSymbol"/>
      </text:list-level-style-bullet>
      <text:list-level-style-bullet text:level="8" text:style-name="Bullet_20_Symbols" text:bullet-char="•">
        <style:list-level-properties text:list-level-position-and-space-mode="label-width-and-position" text:space-before="4.491cm" text:min-label-width="0.349cm"/>
        <style:text-properties style:font-name="StarSymbol"/>
      </text:list-level-style-bullet>
      <text:list-level-style-bullet text:level="9" text:style-name="Bullet_20_Symbols" text:bullet-char="•">
        <style:list-level-properties text:list-level-position-and-space-mode="label-width-and-position" text:space-before="4.99cm" text:min-label-width="0.349cm"/>
        <style:text-properties style:font-name="StarSymbol"/>
      </text:list-level-style-bullet>
      <text:list-level-style-bullet text:level="10" text:style-name="Bullet_20_Symbols" text:bullet-char="•">
        <style:list-level-properties text:list-level-position-and-space-mode="label-width-and-position" text:space-before="5.489cm" text:min-label-width="0.349cm"/>
        <style:text-properties style:font-name="StarSymbol"/>
      </text:list-level-style-bullet>
    </text:list-style>
    <text:list-style style:name="List_20_2" style:display-name="List 2">
      <text:list-level-style-number text:level="1" text:style-name="Numbering_20_Symbols" style:num-suffix="." style:num-format="1">
        <style:list-level-properties text:list-level-position-and-space-mode="label-width-and-position" text:min-label-width="0.4cm"/>
      </text:list-level-style-number>
      <text:list-level-style-number text:level="2" text:style-name="Numbering_20_Symbols" style:num-suffix="." style:num-format="a">
        <style:list-level-properties text:list-level-position-and-space-mode="label-width-and-position" text:space-before="0.401cm" text:min-label-width="0.4cm"/>
      </text:list-level-style-number>
      <text:list-level-style-number text:level="3" text:style-name="Numbering_20_Symbols" style:num-suffix="." style:num-format="i">
        <style:list-level-properties text:list-level-position-and-space-mode="label-width-and-position" text:space-before="0.801cm" text:min-label-width="0.4cm"/>
      </text:list-level-style-number>
      <text:list-level-style-number text:level="4" text:style-name="Numbering_20_Symbols" style:num-suffix="–" style:num-format="">
        <style:list-level-properties text:list-level-position-and-space-mode="label-width-and-position" text:space-before="1.602cm"/>
      </text:list-level-style-number>
      <text:list-level-style-number text:level="5" text:style-name="Numbering_20_Symbols" style:num-suffix="–" style:num-format="">
        <style:list-level-properties text:list-level-position-and-space-mode="label-width-and-position" text:space-before="1.6cm" text:min-label-width="0.3cm"/>
      </text:list-level-style-number>
      <text:list-level-style-number text:level="6" text:style-name="Numbering_20_Symbols" style:num-suffix="–" style:num-format="">
        <style:list-level-properties text:list-level-position-and-space-mode="label-width-and-position" text:space-before="2cm" text:min-label-width="0.3cm"/>
      </text:list-level-style-number>
      <text:list-level-style-number text:level="7" text:style-name="Numbering_20_Symbols" style:num-suffix="–" style:num-format="">
        <style:list-level-properties text:list-level-position-and-space-mode="label-width-and-position" text:space-before="2.401cm" text:min-label-width="0.3cm"/>
      </text:list-level-style-number>
      <text:list-level-style-number text:level="8" text:style-name="Numbering_20_Symbols" style:num-suffix="–" style:num-format="">
        <style:list-level-properties text:list-level-position-and-space-mode="label-width-and-position" text:space-before="2.799cm" text:min-label-width="0.3cm"/>
      </text:list-level-style-number>
      <text:list-level-style-number text:level="9" text:style-name="Numbering_20_Symbols" style:num-suffix="–" style:num-format="">
        <style:list-level-properties text:list-level-position-and-space-mode="label-width-and-position" text:space-before="3.2cm" text:min-label-width="0.3cm"/>
      </text:list-level-style-number>
      <text:list-level-style-number text:level="10" text:style-name="Numbering_20_Symbols" style:num-suffix="–" style:num-format="">
        <style:list-level-properties text:list-level-position-and-space-mode="label-width-and-position" text:space-before="2.7cm" text:min-label-width="0.3cm"/>
      </text:list-level-style-number>
    </text:list-style>
    <text:list-style style:name="List_20_3" style:display-name="List 3">
      <text:list-level-style-bullet text:level="1" text:style-name="Numbering_20_Symbols" text:bullet-char="☑">
        <style:list-level-properties text:list-level-position-and-space-mode="label-width-and-position" text:min-label-width="0.395cm"/>
        <style:text-properties style:font-name="StarSymbol"/>
      </text:list-level-style-bullet>
      <text:list-level-style-bullet text:level="2" text:style-name="Numbering_20_Symbols" text:bullet-char="□">
        <style:list-level-properties text:list-level-position-and-space-mode="label-width-and-position" text:space-before="0.395cm" text:min-label-width="0.395cm"/>
        <style:text-properties style:font-name="StarSymbol"/>
      </text:list-level-style-bullet>
      <text:list-level-style-bullet text:level="3" text:style-name="Numbering_20_Symbols" text:bullet-char="☑">
        <style:list-level-properties text:list-level-position-and-space-mode="label-width-and-position" text:min-label-width="0.395cm"/>
        <style:text-properties style:font-name="StarSymbol"/>
      </text:list-level-style-bullet>
      <text:list-level-style-bullet text:level="4" text:style-name="Numbering_20_Symbols" text:bullet-char="□">
        <style:list-level-properties text:list-level-position-and-space-mode="label-width-and-position" text:space-before="0.395cm" text:min-label-width="0.395cm"/>
        <style:text-properties style:font-name="StarSymbol"/>
      </text:list-level-style-bullet>
      <text:list-level-style-bullet text:level="5" text:style-name="Numbering_20_Symbols" text:bullet-char="☑">
        <style:list-level-properties text:list-level-position-and-space-mode="label-width-and-position" text:min-label-width="0.395cm"/>
        <style:text-properties style:font-name="StarSymbol"/>
      </text:list-level-style-bullet>
      <text:list-level-style-bullet text:level="6" text:style-name="Numbering_20_Symbols" text:bullet-char="□">
        <style:list-level-properties text:list-level-position-and-space-mode="label-width-and-position" text:space-before="0.395cm" text:min-label-width="0.395cm"/>
        <style:text-properties style:font-name="StarSymbol"/>
      </text:list-level-style-bullet>
      <text:list-level-style-bullet text:level="7" text:style-name="Numbering_20_Symbols" text:bullet-char="☑">
        <style:list-level-properties text:list-level-position-and-space-mode="label-width-and-position" text:min-label-width="0.395cm"/>
        <style:text-properties style:font-name="StarSymbol"/>
      </text:list-level-style-bullet>
      <text:list-level-style-bullet text:level="8" text:style-name="Numbering_20_Symbols" text:bullet-char="□">
        <style:list-level-properties text:list-level-position-and-space-mode="label-width-and-position" text:space-before="0.395cm" text:min-label-width="0.395cm"/>
        <style:text-properties style:font-name="StarSymbol"/>
      </text:list-level-style-bullet>
      <text:list-level-style-bullet text:level="9" text:style-name="Numbering_20_Symbols" text:bullet-char="☑">
        <style:list-level-properties text:list-level-position-and-space-mode="label-width-and-position" text:min-label-width="0.395cm"/>
        <style:text-properties style:font-name="StarSymbol"/>
      </text:list-level-style-bullet>
      <text:list-level-style-bullet text:level="10" text:style-name="Numbering_20_Symbols" text:bullet-char="□">
        <style:list-level-properties text:list-level-position-and-space-mode="label-width-and-position"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list-level-position-and-space-mode="label-width-and-position" text:min-label-width="0.4cm"/>
        <style:text-properties style:font-name="StarSymbol"/>
      </text:list-level-style-bullet>
      <text:list-level-style-bullet text:level="2" text:style-name="Numbering_20_Symbols" text:bullet-char="">
        <style:list-level-properties text:list-level-position-and-space-mode="label-width-and-position" text:space-before="0.401cm" text:min-label-width="0.4cm"/>
        <style:text-properties style:font-name="StarSymbol"/>
      </text:list-level-style-bullet>
      <text:list-level-style-bullet text:level="3" text:style-name="Numbering_20_Symbols" text:bullet-char="">
        <style:list-level-properties text:list-level-position-and-space-mode="label-width-and-position" text:space-before="0.799cm" text:min-label-width="0.4cm"/>
        <style:text-properties style:font-name="StarSymbol"/>
      </text:list-level-style-bullet>
      <text:list-level-style-bullet text:level="4" text:style-name="Numbering_20_Symbols" text:bullet-char="">
        <style:list-level-properties text:list-level-position-and-space-mode="label-width-and-position" text:space-before="1.2cm" text:min-label-width="0.4cm"/>
        <style:text-properties style:font-name="StarSymbol"/>
      </text:list-level-style-bullet>
      <text:list-level-style-bullet text:level="5" text:style-name="Numbering_20_Symbols" text:bullet-char="">
        <style:list-level-properties text:list-level-position-and-space-mode="label-width-and-position" text:space-before="1.6cm" text:min-label-width="0.4cm"/>
        <style:text-properties style:font-name="StarSymbol"/>
      </text:list-level-style-bullet>
      <text:list-level-style-bullet text:level="6" text:style-name="Numbering_20_Symbols" text:bullet-char="">
        <style:list-level-properties text:list-level-position-and-space-mode="label-width-and-position" text:space-before="2.001cm" text:min-label-width="0.4cm"/>
        <style:text-properties style:font-name="StarSymbol"/>
      </text:list-level-style-bullet>
      <text:list-level-style-bullet text:level="7" text:style-name="Numbering_20_Symbols" text:bullet-char="">
        <style:list-level-properties text:list-level-position-and-space-mode="label-width-and-position" text:space-before="2.399cm" text:min-label-width="0.4cm"/>
        <style:text-properties style:font-name="StarSymbol"/>
      </text:list-level-style-bullet>
      <text:list-level-style-bullet text:level="8" text:style-name="Numbering_20_Symbols" text:bullet-char="">
        <style:list-level-properties text:list-level-position-and-space-mode="label-width-and-position" text:space-before="2.8cm" text:min-label-width="0.4cm"/>
        <style:text-properties style:font-name="StarSymbol"/>
      </text:list-level-style-bullet>
      <text:list-level-style-bullet text:level="9" text:style-name="Numbering_20_Symbols" text:bullet-char="">
        <style:list-level-properties text:list-level-position-and-space-mode="label-width-and-position" text:space-before="3.2cm" text:min-label-width="0.4cm"/>
        <style:text-properties style:font-name="StarSymbol"/>
      </text:list-level-style-bullet>
      <text:list-level-style-bullet text:level="10" text:style-name="Numbering_20_Symbols" text:bullet-char="">
        <style:list-level-properties text:list-level-position-and-space-mode="label-width-and-position" text:space-before="3.601cm" text:min-label-width="0.4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margin-left="0cm" fo:margin-right="0cm" fo:line-height="100%" fo:text-indent="0cm" style:auto-text-indent="false">
        <style:tab-stops>
          <style:tab-stop style:position="8.498cm" style:type="center"/>
          <style:tab-stop style:position="16.999cm" style:type="right"/>
        </style:tab-stops>
      </style:paragraph-properties>
    </style:style>
    <style:style style:name="fr1" style:family="graphic" style:parent-style-name="Graphics">
      <style:graphic-properties style:run-through="background" style:protect="size"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499cm" fo:margin-bottom="1.499cm" fo:margin-left="4.001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169cm" fo:margin-left="0cm" fo:margin-right="0cm" fo:margin-bottom="0.499cm" style:dynamic-spacing="true"/>
      </style:header-style>
      <style:footer-style>
        <style:header-footer-properties fo:min-height="1.199cm" fo:margin-left="0cm" fo:margin-right="0cm" fo:margin-top="0.499cm" style:dynamic-spacing="false"/>
      </style:footer-style>
    </style:page-layout>
    <style:page-layout style:name="pm2">
      <style:page-layout-properties fo:page-width="21.001cm" fo:page-height="29.7cm" style:num-format="1" style:print-orientation="portrait" fo:margin-top="0cm" fo:margin-bottom="1.499cm" fo:margin-left="0cm" fo:margin-right="0cm" fo:background-color="transparent" style:writing-mode="lr-tb" style:footnote-max-height="0cm">
        <style:background-image xlink:href="Pictures/100000000000049D000003CBF0CEBE3F.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mininux" text:anchor-type="paragraph" svg:x="-2.037cm" svg:y="0cm" svg:width="1.894cm" svg:height="0.669cm" draw:z-index="17"><draw:image xlink:href="Pictures/10000000000000E00000004FEFDE9471.tif" xlink:type="simple" xlink:show="embed" xlink:actuate="onLoad"/></draw:frame>Nuxeo SQL Storage I Specification</text:p>
      </style:header>
      <style:footer>
        <text:p text:style-name="P1"><draw:frame draw:style-name="fr2" draw:name="Image1" text:anchor-type="paragraph" svg:x="-0.392cm" svg:y="0.042cm" svg:width="0.303cm" svg:height="0.693cm" draw:z-index="30"><draw:image xlink:href="Pictures/1000000000000024000000520CF1FD9D.tif" xlink:type="simple" xlink:show="embed" xlink:actuate="onLoad"/></draw:frame>v1.1 I Copyright © Nuxeo 2008. All Rights Reserved. I Page <text:page-number style:num-format="Native Numbering" text:select-page="current">15</text:page-number>/<text:page-count>15</text:page-count></text:p>
      </style:footer>
    </style:master-page>
    <style:master-page style:name="First_20_Page" style:display-name="First Page" style:page-layout-name="pm2" style:next-style-name="History"/>
    <style:master-page style:name="Footnote" style:page-layout-name="pm3"/>
    <style:master-page style:name="Endnote" style:page-layout-name="pm3"/>
    <style:master-page style:name="History" style:page-layout-name="pm1" style:next-style-name="Table_20_of_20_contents">
      <style:header>
        <text:p text:style-name="P1"><draw:frame draw:style-name="fr1" draw:name="graphics1" text:anchor-type="paragraph" svg:x="-2.037cm" svg:y="0cm" svg:width="1.894cm" svg:height="0.669cm" draw:z-index="3"><draw:image xlink:href="Pictures/10000000000000E00000004FEFDE9471.tif" xlink:type="simple" xlink:show="embed" xlink:actuate="onLoad"/></draw:frame>Nuxeo SQL Storage I Specification</text:p>
      </style:header>
      <style:footer>
        <text:p text:style-name="P1"><draw:frame draw:style-name="fr2" draw:name="graphics2" text:anchor-type="paragraph" svg:x="-0.392cm" svg:y="0.042cm" svg:width="0.303cm" svg:height="0.693cm" draw:z-index="4"><draw:image xlink:href="Pictures/1000000000000024000000520CF1FD9D.tif" xlink:type="simple" xlink:show="embed" xlink:actuate="onLoad"/></draw:frame>v1.1 I Copyright © 2008 Nuxeo. All Rights Reserved. I Page <text:page-number style:num-format="Native Numbering" text:select-page="current">15</text:page-number>/<text:page-count>15</text:page-count></text:p>
      </style:footer>
    </style:master-page>
    <style:master-page style:name="Table_20_of_20_contents" style:display-name="Table of contents" style:page-layout-name="pm1" style:next-style-name="Standard">
      <style:header>
        <text:p text:style-name="P1"><draw:frame draw:style-name="fr1" draw:name="graphics3" text:anchor-type="paragraph" svg:x="-2.037cm" svg:y="0cm" svg:width="1.894cm" svg:height="0.669cm" draw:z-index="5"><draw:image xlink:href="Pictures/10000000000000E00000004FEFDE9471.tif" xlink:type="simple" xlink:show="embed" xlink:actuate="onLoad"/></draw:frame>Nuxeo SQL Storage I Specification</text:p>
      </style:header>
      <style:footer>
        <text:p text:style-name="P1"><draw:frame draw:style-name="fr2" draw:name="graphics4" text:anchor-type="paragraph" svg:x="-0.392cm" svg:y="0.042cm" svg:width="0.303cm" svg:height="0.693cm" draw:z-index="6"><draw:image xlink:href="Pictures/1000000000000024000000520CF1FD9D.tif" xlink:type="simple" xlink:show="embed" xlink:actuate="onLoad"/></draw:frame>v1.1 I Copyright © Nuxeo 2008. All Rights Reserved. I Page <text:page-number style:num-format="Native Numbering"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3$Build-9328</meta:generator>
    <meta:creation-date>2008-05-28T18:50:01</meta:creation-date>
    <dc:language>fr-FR</dc:language>
    <meta:editing-cycles>44</meta:editing-cycles>
    <meta:editing-duration>PT22H55M05S</meta:editing-duration>
    <meta:initial-creator>Florent Guillaume</meta:initial-creator>
    <dc:date>2008-08-29T16:20:01</dc:date>
    <dc:creator>Florent Guillaume</dc:creator>
    <meta:document-statistic meta:table-count="28" meta:image-count="7" meta:object-count="0" meta:page-count="15" meta:paragraph-count="552" meta:word-count="3267" meta:character-count="19359"/>
    <meta:user-defined meta:name="Info 1" meta:value-type="string"/>
    <meta:user-defined meta:name="Info 2" meta:value-type="string"/>
    <meta:user-defined meta:name="Info 3" meta:value-type="string"/>
    <meta:user-defined meta:name="Info 4" meta:value-type="string"/>
  </office:meta>
</office:document-meta>
</file>